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fo:font-weight="normal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9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8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9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30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1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32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33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4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5" style:family="paragraph" style:parent-style-name="Standard">
      <style:paragraph-properties fo:margin-left="1.251cm" fo:margin-right="0cm" fo:text-indent="0cm" style:auto-text-indent="false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2" style:family="paragraph" style:parent-style-name="Table_20_Heading">
      <style:text-properties fo:font-size="12pt" style:font-size-asian="12pt" style:font-size-complex="12pt"/>
    </style:style>
    <style:style style:name="P153" style:family="paragraph" style:parent-style-name="Table_20_Contents"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9" style:family="paragraph" style:parent-style-name="Table_20_Contents">
      <style:text-properties fo:font-size="12p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1" style:family="paragraph" style:parent-style-name="Standard">
      <style:paragraph-properties fo:break-before="page"/>
    </style:style>
    <style:style style:name="P18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5" style:family="paragraph" style:parent-style-name="Standard">
      <style:paragraph-properties fo:background-color="transparent">
        <style:background-image/>
      </style:paragraph-properties>
    </style:style>
    <style:style style:name="P186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89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9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9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9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9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9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98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9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1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2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3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4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5" style:family="paragraph" style:parent-style-name="Table_20_Contents">
      <style:paragraph-properties fo:margin-top="0cm" fo:margin-bottom="0.499cm"/>
    </style:style>
    <style:style style:name="P206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07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08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09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10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11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2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13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14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15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16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17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18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19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20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21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22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23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24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25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32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33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34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5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6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7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8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1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2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3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4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45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7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53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5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5" style:family="paragraph" style:parent-style-name="Standard" style:list-style-name="L8">
      <style:text-properties fo:language="en" fo:country="US" style:text-underline-style="none"/>
    </style:style>
    <style:style style:name="P256" style:family="paragraph" style:parent-style-name="Standard" style:list-style-name="L10"/>
    <style:style style:name="P257" style:family="paragraph" style:parent-style-name="Standard" style:list-style-name="L38">
      <style:text-properties fo:font-size="12pt" style:font-size-asian="12pt" style:font-size-complex="12pt"/>
    </style:style>
    <style:style style:name="P258" style:family="paragraph" style:parent-style-name="Standard" style:list-style-name="L69">
      <style:text-properties fo:font-size="12pt" style:font-size-asian="12pt" style:font-size-complex="12pt"/>
    </style:style>
    <style:style style:name="P259" style:family="paragraph" style:parent-style-name="Standard" style:list-style-name="L70">
      <style:text-properties fo:font-size="12pt" style:text-underline-style="none" style:font-size-asian="12pt" style:font-size-complex="12pt"/>
    </style:style>
    <style:style style:name="P260" style:family="paragraph" style:parent-style-name="Standard" style:list-style-name="L71">
      <style:text-properties fo:font-size="12pt" style:text-underline-style="none" style:font-size-asian="12pt" style:font-size-complex="12pt"/>
    </style:style>
    <style:style style:name="P261" style:family="paragraph" style:parent-style-name="Standard" style:list-style-name="L71">
      <style:text-properties fo:font-size="12pt" style:text-underline-style="solid" style:text-underline-width="auto" style:text-underline-color="font-color" style:font-size-asian="12pt" style:font-size-complex="12pt"/>
    </style:style>
    <style:style style:name="P262" style:family="paragraph" style:parent-style-name="Standard" style:list-style-name="L51"/>
    <style:style style:name="P263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4" style:family="paragraph" style:parent-style-name="Standard" style:list-style-name="L54"/>
    <style:style style:name="P265" style:family="paragraph" style:parent-style-name="Standard" style:list-style-name="L58"/>
    <style:style style:name="P266" style:family="paragraph" style:parent-style-name="Standard" style:list-style-name="L60"/>
    <style:style style:name="P267" style:family="paragraph" style:parent-style-name="Standard" style:list-style-name="L61"/>
    <style:style style:name="P268" style:family="paragraph" style:parent-style-name="Standard" style:list-style-name="L62"/>
    <style:style style:name="P269" style:family="paragraph" style:parent-style-name="Standard" style:list-style-name="L62">
      <style:text-properties fo:font-weight="normal" style:font-weight-asian="normal" style:font-weight-complex="normal"/>
    </style:style>
    <style:style style:name="P270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1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2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3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75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6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77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8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9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0" style:family="paragraph" style:parent-style-name="Standard">
      <style:paragraph-properties fo:background-color="transparent">
        <style:background-image/>
      </style:paragraph-properties>
    </style:style>
    <style:style style:name="P281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2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83" style:family="paragraph" style:parent-style-name="Standard" style:list-style-name="L65">
      <style:paragraph-properties fo:background-color="transparent">
        <style:background-image/>
      </style:paragraph-properties>
    </style:style>
    <style:style style:name="P284" style:family="paragraph" style:parent-style-name="Standard" style:list-style-name="L67">
      <style:paragraph-properties fo:background-color="transparent">
        <style:background-image/>
      </style:paragraph-properties>
    </style:style>
    <style:style style:name="P285" style:family="paragraph" style:parent-style-name="Standard" style:list-style-name="L68">
      <style:paragraph-properties fo:background-color="transparent">
        <style:background-image/>
      </style:paragraph-properties>
    </style:style>
    <style:style style:name="P286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287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8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9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0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94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95" style:family="paragraph" style:parent-style-name="Table_20_Contents" style:list-style-name="L36">
      <style:paragraph-properties fo:text-align="justify" style:justify-single-word="false"/>
    </style:style>
    <style:style style:name="P296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97" style:family="paragraph" style:parent-style-name="Table_20_Contents" style:list-style-name="L57"/>
    <style:style style:name="P298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Liberation Sans" style:text-underline-style="none"/>
    </style:style>
    <style:style style:name="T23" style:family="text">
      <style:text-properties style:font-name="Liberation Sans" style:text-underline-style="none" fo:background-color="#f9f9f9"/>
    </style:style>
    <style:style style:name="T24" style:family="text">
      <style:text-properties style:font-name="Liberation Sans" fo:language="en" fo:country="US"/>
    </style:style>
    <style:style style:name="T25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26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27" style:family="text">
      <style:text-properties style:font-name="Liberation Sans" fo:language="ru" fo:country="RU" fo:font-weight="normal" style:font-weight-asian="normal" style:font-weight-complex="normal"/>
    </style:style>
    <style:style style:name="T28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29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30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31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32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33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34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Liberation Sans" fo:font-weight="normal" style:font-weight-asian="normal" style:font-weight-complex="normal"/>
    </style:style>
    <style:style style:name="T36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37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3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39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40" style:family="text">
      <style:text-properties fo:font-variant="normal" fo:text-transform="none" fo:color="#000000" fo:letter-spacing="normal" fo:font-style="normal" fo:font-weight="normal"/>
    </style:style>
    <style:style style:name="T41" style:family="text">
      <style:text-properties fo:font-variant="normal" fo:text-transform="none" fo:color="#000000" fo:letter-spacing="normal" fo:font-style="normal" fo:font-weight="normal" fo:background-color="#ffff00"/>
    </style:style>
    <style:style style:name="T4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3" style:family="text">
      <style:text-properties fo:font-variant="normal" fo:text-transform="none" fo:color="#000000" fo:letter-spacing="normal" fo:language="en" fo:country="US" fo:font-style="normal" fo:font-weight="normal"/>
    </style:style>
    <style:style style:name="T44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45" style:family="text">
      <style:text-properties fo:font-style="italic" fo:background-color="#ffff00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background-color="#ffff00"/>
    </style:style>
    <style:style style:name="T48" style:family="text">
      <style:text-properties fo:color="#ff0000"/>
    </style:style>
    <style:style style:name="T49" style:family="text">
      <style:text-properties fo:color="#ff0000" fo:background-color="transparent"/>
    </style:style>
    <style:style style:name="T50" style:family="text">
      <style:text-properties fo:color="#00ff00"/>
    </style:style>
    <style:style style:name="T51" style:family="text">
      <style:text-properties style:use-window-font-color="true"/>
    </style:style>
    <style:style style:name="T52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53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54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55" style:family="text">
      <style:text-properties style:font-name-asian="Liberation Sans1" style:font-name-complex="Liberation Sans1"/>
    </style:style>
    <style:style style:name="T56" style:family="text">
      <style:text-properties fo:background-color="transparent"/>
    </style:style>
    <style:style style:name="T57" style:family="text">
      <style:text-properties fo:language="en" fo:country="US"/>
    </style:style>
    <style:style style:name="T58" style:family="text">
      <style:text-properties fo:language="en" fo:country="US" fo:font-style="normal" style:text-underline-style="none" style:font-style-asian="normal" style:font-style-complex="normal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none"/>
    </style:style>
    <style:style style:name="T61" style:family="text">
      <style:text-properties style:font-name="Liberation Sans2"/>
    </style:style>
    <style:style style:name="T62" style:family="text">
      <style:text-properties style:font-name="Liberation Sans1" style:font-name-asian="Liberation Sans1" style:font-name-complex="Liberation Sans1"/>
    </style:style>
    <style:style style:name="T63" style:family="text">
      <style:text-properties fo:color="#ff00ff"/>
    </style:style>
    <style:style style:name="T64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65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7">Рабочая среда</text:p>
          </table:table-cell>
          <table:table-cell table:style-name="Таблица1.A1" office:value-type="string">
            <text:p text:style-name="P15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41">любой терминал (xterm, rxvt, mrxvt, ...)</text:p>
      <text:p text:style-name="P8"/>
      <text:p text:style-name="P8">Windows:</text:p>
      <text:list xml:id="list2383176702" text:style-name="L1">
        <text:list-item>
          <text:p text:style-name="P206">установить Ruby для Windows, запускать через виндозный cmd</text:p>
          <text:p text:style-name="P206">&gt;&gt;&gt; показать Start/Run/cmd</text:p>
        </text:list-item>
        <text:list-item>
          <text:p text:style-name="P206">установить cygwin и получить линукс под виндой</text:p>
        </text:list-item>
        <text:list-item>
          <text:p text:style-name="P206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709379383" text:style-name="L2">
        <text:list-item>
          <text:p text:style-name="P207">установка</text:p>
        </text:list-item>
        <text:list-item>
          <text:p text:style-name="P207">удаление</text:p>
        </text:list-item>
        <text:list-item>
          <text:p text:style-name="P207">обновление</text:p>
        </text:list-item>
        <text:list-item>
          <text:p text:style-name="P207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><text:soft-page-break/></text:p>
      <text:p text:style-name="P9">Запуск терминала</text:p>
      <text:p text:style-name="P9"/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41">pwd</text:p>
      <text:p text:style-name="P141">ls</text:p>
      <text:p text:style-name="P141">ruby --version</text:p>
      <text:p text:style-name="P58"/>
      <text:p text:style-name="P58">Задание: выполните следующую команду в командной строке</text:p>
      <text:p text:style-name="P58"/>
      <text:p text:style-name="P141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727513817" text:style-name="L3">
        <text:list-item>
          <text:p text:style-name="P208">имеющий подсветку синтаксиса для данного языка</text:p>
        </text:list-item>
        <text:list-item>
          <text:p text:style-name="P208">позволяющий задавать <text:span text:style-name="T1">формат конца строки</text:span>.</text:p>
        </text:list-item>
      </text:list>
      <text:p text:style-name="P8"/>
      <text:list xml:id="list606137233" text:style-name="L4">
        <text:list-item>
          <text:p text:style-name="P209">emacs (swiss army knife)</text:p>
        </text:list-item>
        <text:list-item>
          <text:p text:style-name="P209">sublime text (есть подсказки по языковым конструкциям!)</text:p>
        </text:list-item>
        <text:list-item>
          <text:p text:style-name="P209">Edit Plus</text:p>
        </text:list-item>
        <text:list-item>
          <text:p text:style-name="P209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<text:soft-page-break/># (слайды 19..23 из textutils)<text:tab/></text:p>
      <text:p text:style-name="P8"/>
      <text:p text:style-name="P149">Демонстрация \r</text:p>
      <text:p text:style-name="P8"/>
      <text:p text:style-name="P143">&gt; echo -e “hello\r” # отличий не видно</text:p>
      <text:p text:style-name="P143">&gt; echo -e “hello\rH” # =&gt; Hello</text:p>
      <text:p text:style-name="P150"/>
      <text:p text:style-name="P143">&gt; for i in `seq 1 10`; do echo $i; done; echo “”</text:p>
      <text:p text:style-name="P143">&gt; for i in `seq 1 10`; do echo -n $i; done; echo “” <text:s text:c="7"/># =&gt; 12345678910</text:p>
      <text:p text:style-name="P143">&gt; for i in `seq 1 10`; do echo -ne “$i\r”; done; echo “” # =&gt; 10</text:p>
      <text:p text:style-name="P142">&gt; for i in `seq 1 100000`; do echo -ne “$i\r”; done; echo “” # бегущая строка</text:p>
      <text:p text:style-name="P60"/>
      <text:p text:style-name="P60">Задание: Запустите скрипт lesson.01/bad_eol</text:p>
      <text:p text:style-name="P60"/>
      <text:p text:style-name="P60"><text:tab/>&gt; ./bad_eol</text:p>
      <text:p text:style-name="P60"><text:tab/>&gt; ruby bad_eol</text:p>
      <text:p text:style-name="P60"/>
      <text:p text:style-name="P8">&gt;&gt;&gt; показать, какую ошибку выдаст баш, если shbang заканчивается на \r\n</text:p>
      <text:p text:style-name="P60"/>
      <text:p text:style-name="P60">Задание: (по аналогии) напишите и выполните свой скрипт hello_world.</text:p>
      <text:p text:style-name="P60"/>
      <text:p text:style-name="P60">&gt;&gt;&gt; Вопрос: получилось ли выполнить скрипт?</text:p>
      <text:p text:style-name="P60"/>
      <text:p text:style-name="P63">Способы запуска скрипта</text:p>
      <text:p text:style-name="P63"/>
      <text:p text:style-name="P60"># взять слайды shell/ pp.4,5</text:p>
      <text:p text:style-name="P60"/>
      <text:list xml:id="list2097289772" text:style-name="L5">
        <text:list-header>
          <text:p text:style-name="P270">1. явно задав интерпертатор</text:p>
        </text:list-header>
      </text:list>
      <text:p text:style-name="P60"/>
      <text:p text:style-name="P60"><text:tab/>&gt; ruby hello_world</text:p>
      <text:p text:style-name="P60"/>
      <text:list xml:id="list1788486058" text:style-name="L6">
        <text:list-header>
          <text:p text:style-name="P271">2. задав в первой строке скрипта she-bang (she обозначает решетку # (sharp sign); bang обозначает !) </text:p>
        </text:list-header>
      </text:list>
      <text:p text:style-name="P60"/>
      <text:p text:style-name="P60"><text:tab/>#!/path/to/interpreter</text:p>
      <text:p text:style-name="P60"/>
      <text:p text:style-name="P60">чтобы увидеть путь к интерпретатору:</text:p>
      <text:p text:style-name="P60"/>
      <text:p text:style-name="P60"><text:tab/>&gt; which ruby</text:p>
      <text:p text:style-name="P60"/>
      <text:p text:style-name="P60"><text:tab/>#!/usr/bin/ruby<text:tab/></text:p>
      <text:p text:style-name="P60"><text:tab/>#!/usr/bin/awk -f</text:p>
      <text:p text:style-name="P60"><text:tab/>#!/bin/sh</text:p>
      <text:p text:style-name="P60"/>
      <text:p text:style-name="P60">более гибкая альтернатива (если работает)</text:p>
      <text:p text:style-name="P60"/>
      <text:p text:style-name="P60"><text:tab/>#!/usr/bin/env ruby</text:p>
      <text:p text:style-name="P60"/>
      <text:p text:style-name="P60">Запуск через she-bang работает, если скрипт является <text:span text:style-name="T1">исполняемым</text:span>.</text:p>
      <text:p text:style-name="P60"/>
      <text:p text:style-name="P60"><text:soft-page-break/><text:tab/>&gt; chmod a+x hello_world</text:p>
      <text:p text:style-name="P60"><text:tab/>&gt; chmod u+x hello_world</text:p>
      <text:p text:style-name="P60"/>
      <text:p text:style-name="P60">Чтобы посмотреть права (атрибуты) файла:</text:p>
      <text:p text:style-name="P60"/>
      <text:p text:style-name="P60"><text:tab/>&gt; ls -l hello_world</text:p>
      <text:p text:style-name="P60"/>
      <text:p text:style-name="P60">&gt;&gt;&gt; Прокомментировать систему прав</text:p>
      <text:p text:style-name="P60"/>
      <text:p text:style-name="P60">&gt;&gt;&gt; Вопрос: удается ли запустить ваш скрипт hello_world через she-bang?</text:p>
      <text:p text:style-name="P80"/>
      <text:p text:style-name="P81"/>
      <text:p text:style-name="P1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7">Консоль Руби </text:p>
            <text:p text:style-name="P157">Встроенная документация по руби</text:p>
            <text:p text:style-name="P157">Переменные</text:p>
            <text:p text:style-name="P157">Всякое разное</text:p>
          </table:table-cell>
          <table:table-cell table:style-name="Table1.A1" office:value-type="string">
            <text:p text:style-name="P159">Занятие 2</text:p>
            <text:p text:style-name="P159">(60 мин)</text:p>
          </table:table-cell>
        </table:table-row>
      </table:table>
      <text:p text:style-name="P81"/>
      <text:p text:style-name="P81">Ruby</text:p>
      <text:p text:style-name="P81"/>
      <text:p text:style-name="P82">slides: ruby.odp</text:p>
      <text:p text:style-name="P82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40">ruby-1.9.2-p290</text:p>
      <text:p text:style-name="P140">ruby-1.9.3-p448 </text:p>
      <text:p text:style-name="P140">ruby-1.9.3-rc1 </text:p>
      <text:p text:style-name="P140">ruby-2.0.0-p247 </text:p>
      <text:p text:style-name="P140"/>
      <text:p text:style-name="P23">где применяется ruby</text:p>
      <text:p text:style-name="P23"/>
      <text:list xml:id="list1658119955" text:style-name="L7">
        <text:list-item>
          <text:p text:style-name="P234">консольные утилиты </text:p>
        </text:list-item>
      </text:list>
      <text:list xml:id="list1846114799" text:style-name="L8">
        <text:list-item>
          <text:p text:style-name="P255"><text:span text:style-name="T36">gui (tk) –</text:span><text:span text:style-name="T36"> Oh, no!</text:span></text:p>
        </text:list-item>
        <text:list-item>
          <text:p text:style-name="P235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7">"hello"[0] <text:s text:c="3"/>#=&gt; 104</text:p>
      <text:p text:style-name="P137"/>
      <text:p text:style-name="P88">ruby 1.9.x и 2.0.0</text:p>
      <text:p text:style-name="P88"/>
      <text:p text:style-name="P137">"hello"[0] <text:s text:c="3"/>#=&gt; “h”</text:p>
      <text:p text:style-name="P140"><text:soft-page-break/></text:p>
      <text:p text:style-name="P95">Совет: читать ChangeLog , переходя на новую версию.</text:p>
      <text:p text:style-name="P23"/>
      <text:p text:style-name="P24">Полезные утилиты руби</text:p>
      <text:p text:style-name="P23"/>
      <text:p text:style-name="P43"><text:span text:style-name="T36">irb – интерактивный руби </text:span><text:span text:style-name="T36">(REPL - read, evaluate, print, loop)</text:span></text:p>
      <text:p text:style-name="P28"/>
      <text:p text:style-name="P43"><text:span text:style-name="T36">&gt;&gt;&gt; Демонстрация, </text:span><text:span text:style-name="T36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37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90"/>
      <text:p text:style-name="P138">9/4 <text:s text:c="14"/>#=&gt;2 <text:s text:c="2"/>удивлены?</text:p>
      <text:p text:style-name="P138">9.0/4 <text:s text:c="11"/>#=&gt;2.25 <text:s text:c="2"/># floating p</text:p>
      <text:p text:style-name="P90">&gt;&gt;&gt; 9.to_f/4 <text:s text:c="10"/>#=&gt;2.25 <text:s text:c="2"/># более удобная альтернатива, вызвав у целого числа метод to_f, (to float)</text:p>
      <text:p text:style-name="P138">“oo” + “ps” <text:s text:c="6"/>#=&gt;”oops” <text:s/># конкатенация строк</text:p>
      <text:p text:style-name="P138">puts “hello, world!” <text:s/># печатает, но <text:span text:style-name="T1">возвращает</text:span> nil</text:p>
      <text:p text:style-name="P90"/>
      <text:p text:style-name="P90">&gt;&gt;&gt; a <text:s/>= puts “hello”</text:p>
      <text:p text:style-name="P90">&gt;&gt;&gt; a #=&gt; nil</text:p>
      <text:p text:style-name="P138">num = 6+3</text:p>
      <text:p text:style-name="P138">num += 2</text:p>
      <text:p text:style-name="P138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36">Полезные </text:span><text:span text:style-name="T36">утилиты – ri</text:span></text:p>
      <text:p text:style-name="P36"/>
      <text:p text:style-name="P43"><text:span text:style-name="T36">ri – (ruby informat</text:span><text:span text:style-name="T36">i</text:span><text:span text:style-name="T36">on) – </text:span><text:span text:style-name="T36">справочная </text:span><text:span text:style-name="T36">система руби (в консоли)</text:span></text:p>
      <text:p text:style-name="P28"/>
      <text:p text:style-name="P137">&gt;ri --help</text:p>
      <text:p text:style-name="P137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oft-page-break/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36">&gt;&gt;&gt; Объяснить, что они видят в следующем задании. </text:span><text:span text:style-name="T36">один и тот же метод определен в разных классах.</text:span></text:p>
      <text:p text:style-name="P10">&gt;&gt;&gt; <text:span text:style-name="T40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40">Имена </text:span><text:span text:style-name="T40">переменных и констант состоят из:</text:span></text:p>
      <text:list xml:id="list1936072614" text:style-name="L9">
        <text:list-item>
          <text:p text:style-name="P236">буквы</text:p>
        </text:list-item>
        <text:list-item>
          <text:p text:style-name="P236">цифры (не может быть первой)</text:p>
        </text:list-item>
        <text:list-item>
          <text:p text:style-name="P236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6">&gt;puts RUBY_VERSION</text:p>
      <text:p text:style-name="P94"/>
      <text:p text:style-name="P94">полезные константы: STDOUT, STDERR</text:p>
      <text:p text:style-name="P94"/>
      <text:p text:style-name="P94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soft-page-break/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Константами считаются имена классов и модулей</text:p>
      <text:p text:style-name="P25"/>
      <text:p text:style-name="P2"><text:span text:style-name="T40"><text:tab/></text:span><text:span text:style-name="T42">S</text:span><text:span text:style-name="T40">tring, Array</text:span><text:span text:style-name="T41">, Hash</text:span></text:p>
      <text:p text:style-name="P25"><text:tab/>Enumerable, Comparable</text:p>
      <text:p text:style-name="P2"><text:span text:style-name="T40"><text:tab/></text:span><text:span text:style-name="T42">M</text:span><text:span text:style-name="T40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7">Типы данных</text:p>
            <text:p text:style-name="P157">Операции:</text:p>
            <text:p text:style-name="P157"><text:s/>* интерполяция</text:p>
            <text:p text:style-name="P157"><text:s/>* regular expression matching</text:p>
            <text:p text:style-name="P157">управляющие структуры</text:p>
            <text:p text:style-name="P157"><text:s/>* if</text:p>
            <text:p text:style-name="P157"><text:s/>* while</text:p>
          </table:table-cell>
          <table:table-cell table:style-name="Таблица2.A1" office:value-type="string">
            <text:p text:style-name="P159">Занятие 3</text:p>
            <text:p text:style-name="P15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1415505756" text:style-name="L10">
        <text:list-item>
          <text:p text:style-name="P237">что такое irb и ri?</text:p>
        </text:list-item>
        <text:list-item>
          <text:p text:style-name="P237">в hello.upcase, как называется часть upcase (ответ: метод)</text:p>
        </text:list-item>
        <text:list-item>
          <text:p text:style-name="P237">какая разница между # и . перед названием метода при обращении в ri: например String#upcase и String.new</text:p>
        </text:list-item>
        <text:list-item>
          <text:p text:style-name="P237">Чем отличаются переменные от констант</text:p>
        </text:list-item>
        <text:list-item>
          <text:p text:style-name="P237">Как именуются переменные, каким регулярным выражением вы бы это описали. Ответ: [_a-z][A-Za-z_0-9]</text:p>
        </text:list-item>
        <text:list-item>
          <text:p text:style-name="P256"><text:span text:style-name="T38">Как именуются константы, опишите это регулярным выражением. </text:span><text:span text:style-name="T38">Ответ:</text:span><text:span text:style-name="T38"> [A-Z][A-Za-z_0-9]</text:span></text:p>
        </text:list-item>
        <text:list-item>
          <text:p text:style-name="P256"><text:span text:style-name="T38">Назовите константы, испол</text:span><text:span text:style-name="T38">ь</text:span><text:span text:style-name="T38">зу</text:span><text:span text:style-name="T38">я</text:span><text:span text:style-name="T38"> кот</text:span><text:span text:style-name="T38">о</text:span><text:span text:style-name="T38">рые можно вывести данные в пото</text:span><text:span text:style-name="T38">к</text:span><text:span text:style-name="T38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1889023302" text:style-name="L11">
        <text:list-item>
          <text:p text:style-name="P238">допустимые значения и свойства</text:p>
        </text:list-item>
        <text:list-item>
          <text:p text:style-name="P238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1595094295" text:style-name="L12">
        <text:list-item>
          <text:p text:style-name="P239">численные: Integer, Float, Fixnum (&lt;Integer), Bignum (&lt;Integer), Numeric</text:p>
        </text:list-item>
        <text:list-item>
          <text:p text:style-name="P239">строковые String</text:p>
        </text:list-item>
        <text:list-item>
          <text:p text:style-name="P239">логические (булевские = boolean): FalseClass, TrueClass</text:p>
        </text:list-item>
        <text:list-item>
          <text:p text:style-name="P244">File, IO, Symbol</text:p>
        </text:list-item>
        <text:list-item>
          <text:p text:style-name="P244">Array</text:p>
        </text:list-item>
        <text:list-item>
          <text:p text:style-name="P244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151252701" text:style-name="L13">
        <text:list-item>
          <text:p text:style-name="P240">Dictionary, PartOfSpeechDictionary</text:p>
        </text:list-item>
        <text:list-item>
          <text:p text:style-name="P240">Sentence</text:p>
        </text:list-item>
        <text:list-item>
          <text:p text:style-name="P240">Word, AnnotatedWord</text:p>
        </text:list-item>
      </text:list>
      <text:p text:style-name="P25"/>
      <text:p text:style-name="P27"><text:soft-page-break/>Типы данных</text:p>
      <text:p text:style-name="P25"/>
      <text:p text:style-name="P25">Языки делятся на языки с</text:p>
      <text:p text:style-name="P25"/>
      <text:list xml:id="list1385876482" text:style-name="L14">
        <text:list-item>
          <text:p text:style-name="P241">динамическая типизация (shell, awk, ruby, python,...) /dynamically typed language/</text:p>
        </text:list-item>
        <text:list-item>
          <text:p text:style-name="P241">статическая типизация (С, Java)</text:p>
        </text:list-item>
      </text:list>
      <text:p text:style-name="P25"/>
      <text:p text:style-name="P25">При статической типизации</text:p>
      <text:list xml:id="list133115968" text:style-name="L15">
        <text:list-item>
          <text:p text:style-name="P242">тип переменной задается сразу</text:p>
          <text:p text:style-name="P277">пример в C: int a = 20</text:p>
        </text:list-item>
        <text:list-item>
          <text:p text:style-name="P242">тип переменной нельзя изменить в процессе работы</text:p>
        </text:list-item>
      </text:list>
      <text:p text:style-name="P151">пример: a = “now this is a string” </text:p>
      <text:list xml:id="list1734332864" text:continue-numbering="true" text:style-name="L15">
        <text:list-header>
          <text:p text:style-name="P275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882929349" text:style-name="L16">
        <text:list-item>
          <text:list>
            <text:list-item>
              <text:p text:style-name="P243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<text:soft-page-break/>Assignment</text:p>
      <text:p text:style-name="P25"/>
      <text:p text:style-name="P25">Оператор = служит для присвоения значения переменной</text:p>
      <text:p text:style-name="P25"/>
      <text:p text:style-name="P136"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<text:soft-page-break/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91">Здесь слайд 30: if-elsif-elsif-elsif-else-end</text:p>
      <text:p text:style-name="P91"><text:soft-page-break/></text:p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2">if paper =~ /[a-z]/</text:p>
      <text:p text:style-name="P72"><text:s text:c="4"/>puts “contains letters”</text:p>
      <text:p text:style-name="P72">end</text:p>
      <text:p text:style-name="P72"/>
      <text:p text:style-name="P72">Задание: Что возвращают следующие команды (в irb) ?</text:p>
      <text:p text:style-name="P72"/>
      <text:p text:style-name="P72">“paper” =~ /[a-z]/ <text:s/>#=&gt; 0</text:p>
      <text:p text:style-name="P72">“Paper” =~ /[a-z]/ #=&gt; 1</text:p>
      <text:p text:style-name="P72">“Paper” =~ /[0-9]/ #=&gt; nil</text:p>
      <text:p text:style-name="P72"/>
      <text:p text:style-name="P72">Вопрос: что это может значить?</text:p>
      <text:p text:style-name="P72"/>
      <text:p text:style-name="P72">Ответ: начало метча в строке, позиция символа (считая от 0)</text:p>
      <text:p text:style-name="P88"/>
      <text:p text:style-name="P67">Что есть true и что есть false</text:p>
      <text:p text:style-name="P72"/>
      <text:p text:style-name="P72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2"/>
      <text:p text:style-name="P72">if “Paper” =~ /[a-z]/</text:p>
      <text:p text:style-name="P72"><text:s/>…</text:p>
      <text:p text:style-name="P72">end</text:p>
      <text:p text:style-name="P72"/>
      <text:p text:style-name="P72">&gt;&gt; Что будет результатом =~</text:p>
      <text:p text:style-name="P72"/>
      <text:p text:style-name="P72">if 1</text:p>
      <text:p text:style-name="P72"><text:s text:c="2"/>...</text:p>
      <text:p text:style-name="P72">end</text:p>
      <text:p text:style-name="P72"/>
      <text:p text:style-name="P72">Задание: Что напечатает следующая команда?</text:p>
      <text:p text:style-name="P72"/>
      <text:p text:style-name="P72">irb&gt;if 1; then puts “is true”; else puts “is false”; end</text:p>
      <text:p text:style-name="P72"/>
      <text:p text:style-name="P72">Задание: Какие из следующих выражений считаются true в руби?</text:p>
      <text:p text:style-name="P72"/>
      <text:p text:style-name="P72"><text:soft-page-break/>-5 <text:s text:c="9"/>true</text:p>
      <text:p text:style-name="P72">0 <text:s text:c="11"/>true <text:s text:c="9"/># в AWK false</text:p>
      <text:p text:style-name="P72">“paper” <text:s/>true</text:p>
      <text:p text:style-name="P72">“” <text:s text:c="10"/>true <text:s text:c="9"/># в AWK false</text:p>
      <text:p text:style-name="P72">true <text:s text:c="7"/>true <text:s text:c="9"/># нету в AWK</text:p>
      <text:p text:style-name="P72">false <text:s text:c="5"/>false <text:s text:c="9"/># нету в AWK</text:p>
      <text:p text:style-name="P72">nil <text:s text:c="8"/>false <text:s text:c="9"/>#</text:p>
      <text:p text:style-name="P72"/>
      <text:p text:style-name="P53"/>
      <text:p text:style-name="P145"/>
      <text:p text:style-name="P67">Циклы</text:p>
      <text:p text:style-name="P52"/>
      <text:p text:style-name="P52">Циклы позволяют выполнить какое-то действие/действия <text:span text:style-name="T1">несколько раз</text:span>.</text:p>
      <text:p text:style-name="P52"/>
      <text:p text:style-name="P52">Сравните, сколько раз выполнится блок (lesson.3/while/test_while_1.rb)</text:p>
      <text:p text:style-name="P52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2">a = 2</text:p>
            <text:p text:style-name="P52">if a &lt; 5</text:p>
            <text:p text:style-name="P52"><text:s text:c="2"/>b = a ** 2</text:p>
            <text:p text:style-name="P52"><text:s text:c="2"/>print b</text:p>
            <text:p text:style-name="P52">end</text:p>
          </table:table-cell>
          <table:table-cell table:style-name="Table36.B1" office:value-type="string">
            <text:p text:style-name="P52">a = 2</text:p>
            <text:p text:style-name="P52">while a &lt; 5</text:p>
            <text:p text:style-name="P52"><text:s text:c="2"/>b = a ** 2</text:p>
            <text:p text:style-name="P52"><text:s text:c="2"/>print b, ", <text:s/>"</text:p>
            <text:p text:style-name="P52"><text:s text:c="2"/>a += 1</text:p>
            <text:p text:style-name="P52">end</text:p>
          </table:table-cell>
        </table:table-row>
        <table:table-row>
          <table:table-cell table:style-name="Table36.A2" office:value-type="string">
            <text:p text:style-name="P52">#=&gt;4</text:p>
          </table:table-cell>
          <table:table-cell table:style-name="Table36.B2" office:value-type="string">
            <text:p text:style-name="P52">#=&gt; 4, 9, 16</text:p>
          </table:table-cell>
        </table:table-row>
      </table:table>
      <text:p text:style-name="P52"/>
      <text:p text:style-name="P52">&gt;&gt;&gt; Для каких значений a выполняется цикл? =&gt; 2, 3, 4</text:p>
      <text:p text:style-name="P88"/>
      <text:p text:style-name="P67">Цикл while</text:p>
      <text:p text:style-name="P52"/>
      <text:p text:style-name="P52">Цикл while выполняется, пока условие истинно </text:p>
      <text:p text:style-name="P52"/>
      <text:p text:style-name="P52">while <text:span text:style-name="T47">expression-that-is-</text:span><text:span text:style-name="T45">TRUE</text:span> [do]</text:p>
      <text:p text:style-name="P52"><text:s text:c="2"/># ....</text:p>
      <text:p text:style-name="P52">end</text:p>
      <text:p text:style-name="P52"/>
      <text:p text:style-name="P52">!!! Вопрос: сколько раз выполниться следующий цикл (lesson.26/loops/test_while_2.rb)? Расскажите, как он выполняется:</text:p>
      <text:p text:style-name="P52"/>
      <text:p text:style-name="P52">i = j = 0</text:p>
      <text:p text:style-name="P52">while i &lt; 5 &amp;&amp; j &lt; 5</text:p>
      <text:p text:style-name="P52"><text:s text:c="2"/>puts "i=#{i}, j=#{j}"</text:p>
      <text:p text:style-name="P52"><text:s text:c="2"/>i += 1</text:p>
      <text:p text:style-name="P52"><text:s text:c="2"/>j += i</text:p>
      <text:p text:style-name="P52">end</text:p>
      <text:p text:style-name="P52">puts ""</text:p>
      <text:p text:style-name="P52"/>
      <text:p text:style-name="P52">Ответ: будет напечатано</text:p>
      <text:p text:style-name="P144">i=0, j=0 </text:p>
      <text:p text:style-name="P144">i=1, j=1 </text:p>
      <text:p text:style-name="P144">i=2, j=3 </text:p>
      <text:p text:style-name="P52"><text:soft-page-break/>&gt;&gt;&gt; Почему цикл не пошел на следующую итерацию?</text:p>
      <text:p text:style-name="P144">i=3, j=6</text:p>
      <text:p text:style-name="P52"/>
      <text:p text:style-name="P52">Вопрос: объясните, как работает следующий цикл?</text:p>
      <text:p text:style-name="P52"/>
      <text:p text:style-name="P52">например, обрабатывается файл, в котором одна строка "hello"</text:p>
      <text:p text:style-name="P52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2">while line = gets</text:p>
            <text:p text:style-name="P52"><text:s text:c="2"/># <text:s text:c="2"/>какие-то действия</text:p>
            <text:p text:style-name="P52"><text:s text:c="2"/># <text:s text:c="2"/>line.chomp!</text:p>
            <text:p text:style-name="P52">end</text:p>
          </table:table-cell>
          <table:table-cell table:style-name="Table37.A1" office:value-type="string">
            <text:p text:style-name="P52">while line = "hello"</text:p>
            <text:p text:style-name="P52"><text:s text:c="2"/># <text:s/>...</text:p>
            <text:p text:style-name="P52">end</text:p>
          </table:table-cell>
          <table:table-cell table:style-name="Table37.A1" office:value-type="string">
            <text:p text:style-name="P52">while "hello"</text:p>
            <text:p text:style-name="P52"><text:s text:c="2"/># <text:s/>...</text:p>
            <text:p text:style-name="P52">end</text:p>
          </table:table-cell>
          <table:table-cell table:style-name="Table37.D1" office:value-type="string">
            <text:p text:style-name="P52">while true</text:p>
            <text:p text:style-name="P52"><text:s text:c="2"/># <text:s/>...</text:p>
            <text:p text:style-name="P52">end</text:p>
          </table:table-cell>
        </table:table-row>
        <table:table-row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D2" office:value-type="string">
            <text:p text:style-name="P153"/>
          </table:table-cell>
        </table:table-row>
      </table:table>
      <text:p text:style-name="P52"/>
      <text:p text:style-name="P52">!!! Вопрос: В какой момент этот цикл остановится?</text:p>
      <text:p text:style-name="P52">читать: IO#gets</text:p>
      <text:p text:style-name="P52">Ответ: из IO#gets: Returns +nil+ if called at end of file.</text:p>
      <text:p text:style-name="P68"/>
      <text:p text:style-name="P68">Как читать из потока ввода</text:p>
      <text:p text:style-name="P68"/>
      <text:p text:style-name="P53">IO#gets</text:p>
      <text:p text:style-name="P53">выполните скрипт lesson.03/gets/test_gets.1.rb</text:p>
      <text:p text:style-name="P53"/>
      <text:p text:style-name="P53">&gt;&gt;&gt; ввести строку, нажать ввод</text:p>
      <text:p text:style-name="P53"/>
      <text:p text:style-name="P53">Прочитайте скрипт и скажите, то ли выводится, что “хотел” сказать программист.</text:p>
      <text:p text:style-name="P53"/>
      <text:p text:style-name="P53">Исправьте скрипт</text:p>
      <text:p text:style-name="P53"/>
      <text:p text:style-name="P53">Ответ: lesson.03/gets/test_gets.2.rb</text:p>
      <text:p text:style-name="P68"/>
      <text:p text:style-name="P53">Знать отличия между:</text:p>
      <text:p text:style-name="P53"/>
      <text:p text:style-name="P145">String#chomp String#chomp!</text:p>
      <text:p text:style-name="P145">String#chop <text:s text:c="3"/>String#chop!</text:p>
      <text:p text:style-name="P145">String#strip <text:s text:c="4"/>String#strip!</text:p>
      <text:p text:style-name="P88"/>
      <text:p text:style-name="P92">Задание test_numbers.rb</text:p>
      <text:p text:style-name="P92"/>
      <text:p text:style-name="P88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49">us</text:span><text:span text:style-name="T49">e</text:span><text:span text:style-name="T49">r</text:span>/bin/ruby</text:p>
      <text:p text:style-name="P2"><text:soft-page-break/></text:p>
      <text:p text:style-name="P2">while line = gets</text:p>
      <text:p text:style-name="P2"><text:s text:c="4"/><text:span text:style-name="T47">line = </text:span><text:span text:style-name="T47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49">elseif</text:span> line &lt; 0 <text:s/><text:span text:style-name="T48"># line is a string</text:span></text:p>
      <text:p text:style-name="P2"><text:s text:c="7"/>puts line + “ is a negative number”</text:p>
      <text:p text:style-name="P2"><text:s text:c="4"/><text:span text:style-name="T48">elseif</text:span> line == “0”</text:p>
      <text:p text:style-name="P2"><text:s text:c="7"/>puts line + “ is zero”</text:p>
      <text:p text:style-name="P2"><text:s text:c="4"/><text:span text:style-name="T48">elseif</text:span> # should be else</text:p>
      <text:p text:style-name="P2"><text:s text:c="7"/>puts “#{line} is a negative number”</text:p>
      <text:p text:style-name="P2"><text:s text:c="4"/># <text:span text:style-name="T48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8"/>
      <text:p text:style-name="P88"/>
      <text:p text:style-name="P28"/>
      <text:p text:style-name="P18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7">Решение задач</text:p>
          </table:table-cell>
          <table:table-cell table:style-name="Table2.A1" office:value-type="string">
            <text:p text:style-name="P159">Занятие 4</text:p>
            <text:p text:style-name="P159">(60 мин)</text:p>
          </table:table-cell>
        </table:table-row>
      </table:table>
      <text:p text:style-name="P28"/>
      <text:p text:style-name="P28">Вопросы:</text:p>
      <text:p text:style-name="P28"/>
      <text:list xml:id="list1927843929" text:style-name="L17">
        <text:list-item>
          <text:p text:style-name="P245">На что влияет тип данных?</text:p>
        </text:list-item>
        <text:list-item>
          <text:p text:style-name="P245">Как Руби знает, к какому типу относится тот или иной программный объект?</text:p>
        </text:list-item>
      </text:list>
      <text:list xml:id="list1541376757" text:style-name="L18">
        <text:list-item>
          <text:p text:style-name="P278">В двойных/одинарных кавычках это … ? – String</text:p>
        </text:list-item>
        <text:list-item>
          <text:p text:style-name="P278">В квадратных скобках это … ? – Array</text:p>
        </text:list-item>
        <text:list-item>
          <text:p text:style-name="P278">В фигурный скобках это ... ? -- Hash</text:p>
        </text:list-item>
        <text:list-item>
          <text:p text:style-name="P278">Как задать диапазон? – .. или ...</text:p>
        </text:list-item>
      </text:list>
      <text:list xml:id="list1297893505" text:continue-list="list1927843929" text:style-name="L17">
        <text:list-item>
          <text:p text:style-name="P245">Можно ли изменить тип переменной в программе?</text:p>
        </text:list-item>
        <text:list-item>
          <text:p text:style-name="P245">Назовите некоторые методы, которые преобразуют объект к другому типу? – (to_s, to_i, to_f, to_a)</text:p>
        </text:list-item>
        <text:list-item>
          <text:p text:style-name="P245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45">Что такое интерполяция и где ее использовать?</text:p>
        </text:list-item>
        <text:list-item>
          <text:p text:style-name="P245">Почему оператор условия if называется оператором ветвления?</text:p>
        </text:list-item>
        <text:list-item>
          <text:p text:style-name="P245">Сколько веток и какие могут быть в if?</text:p>
        </text:list-item>
        <text:list-item>
          <text:p text:style-name="P245">Имеет ли значение порядок ветвей в if?</text:p>
        </text:list-item>
        <text:list-item>
          <text:p text:style-name="P245">Назовите операторы сравнения: </text:p>
        </text:list-item>
      </text:list>
      <text:list xml:id="list1816583401" text:style-name="L19">
        <text:list-item>
          <text:p text:style-name="P279">ответ: &lt; &gt; == !=</text:p>
        </text:list-item>
      </text:list>
      <text:list xml:id="list945846034" text:continue-list="list1297893505" text:style-name="L17">
        <text:list-item>
          <text:p text:style-name="P245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45">Почему то, что возвращает оператор =~ , можно использовать в условии?</text:p>
        </text:list-item>
        <text:list-item>
          <text:p text:style-name="P245">Что у руби является true и что false?</text:p>
        </text:list-item>
        <text:list-item>
          <text:p text:style-name="P245">Зачем нужны циклы?</text:p>
        </text:list-item>
        <text:list-item>
          <text:p text:style-name="P245">При каком условии выполняется тело цикла while? Сколько раз он выполняется?</text:p>
        </text:list-item>
        <text:list-item>
          <text:p text:style-name="P245">Когда заканчивается цикл while?</text:p>
        </text:list-item>
        <text:list-item>
          <text:p text:style-name="P245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><text:soft-page-break/></text:p>
      <text:p text:style-name="P28">Совпадает ли количество слово 1. с суммой 2. и 3. ?</text:p>
      <text:p text:style-name="P28"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4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3"/>
          </table:table-cell>
          <table:covered-table-cell/>
          <table:table-cell table:style-name="Table3.A1" table:number-columns-spanned="2" office:value-type="string">
            <text:p text:style-name="P154">Gold corpus</text:p>
          </table:table-cell>
          <table:covered-table-cell/>
          <table:table-cell table:style-name="Table3.E1" office:value-type="string">
            <text:p text:style-name="P15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4">True (<text:span text:style-name="T50">NP</text:span>)</text:p>
          </table:table-cell>
          <table:table-cell table:style-name="Table3.C2" office:value-type="string">
            <text:p text:style-name="P154">False (<text:span text:style-name="T50">non-NP</text:span>)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table:number-rows-spanned="2" office:value-type="string">
            <text:p text:style-name="P153">Auto</text:p>
          </table:table-cell>
          <table:table-cell table:style-name="Table3.C2" office:value-type="string">
            <text:p text:style-name="P153">Positive (<text:span text:style-name="T48">NP</text:span>)</text:p>
          </table:table-cell>
          <table:table-cell table:style-name="Table3.C2" office:value-type="string">
            <text:p text:style-name="P153">tp: <text:span text:style-name="T48">NP</text:span> = <text:span text:style-name="T50">NP</text:span></text:p>
          </table:table-cell>
          <table:table-cell table:style-name="Table3.C2" office:value-type="string">
            <text:p text:style-name="P153">fp: <text:span text:style-name="T48">NP</text:span> != <text:span text:style-name="T50">non-NP</text:span></text:p>
          </table:table-cell>
          <table:table-cell table:style-name="Table3.E2" office:value-type="string">
            <text:p text:style-name="P153">--&gt; precision</text:p>
          </table:table-cell>
        </table:table-row>
        <table:table-row>
          <table:covered-table-cell/>
          <table:table-cell table:style-name="Table3.C2" office:value-type="string">
            <text:p text:style-name="P153">Negative (<text:span text:style-name="T48">non-NP</text:span>)</text:p>
          </table:table-cell>
          <table:table-cell table:style-name="Table3.C2" office:value-type="string">
            <text:p text:style-name="P153">fn: <text:span text:style-name="T48">non-NP </text:span><text:span text:style-name="T51">!= </text:span><text:span text:style-name="T50">NP</text:span></text:p>
          </table:table-cell>
          <table:table-cell table:style-name="Table3.C2" office:value-type="string">
            <text:p text:style-name="P153"><text:span text:style-name="T51">tn: </text:span><text:span text:style-name="T48">non-NP</text:span> = <text:span text:style-name="T50">non-NP</text:span>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>--&gt; recall</text:p>
          </table:table-cell>
          <table:table-cell table:style-name="Table3.C2" office:value-type="string">
            <text:p text:style-name="P153"/>
          </table:table-cell>
          <table:table-cell table:style-name="Table3.E2" office:value-type="string">
            <text:p text:style-name="P153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4">Сравнение</text:p>
          </table:table-cell>
          <table:table-cell table:style-name="Table4.A1" office:value-type="string">
            <text:p text:style-name="P154">Gold</text:p>
          </table:table-cell>
          <table:table-cell table:style-name="Table4.A1" office:value-type="string">
            <text:p text:style-name="P154">Auto</text:p>
          </table:table-cell>
          <table:table-cell table:style-name="Table4.D1" office:value-type="string">
            <text:p text:style-name="P154">Класс</text:p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3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</table:table>
      <text:p text:style-name="P28"/>
      <text:p text:style-name="P137">Accuracy: (tp + tn) / (tp + tn + fp + fn)</text:p>
      <text:p text:style-name="P137"/>
      <text:p text:style-name="P137"/>
      <text:p text:style-name="P137">Precision: tp / (tp + fp)</text:p>
      <text:p text:style-name="P137"/>
      <text:p text:style-name="P137">Recall: tp / (tp + fn)</text:p>
      <text:p text:style-name="P88"/>
      <text:p text:style-name="P113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7">Решение задач</text:p>
            <text:p text:style-name="P157">lesson.04/precision</text:p>
            <text:p text:style-name="P157">lesson.04.tasks/task.{02,03}</text:p>
          </table:table-cell>
          <table:table-cell table:style-name="Table5.A1" office:value-type="string">
            <text:p text:style-name="P159">Занятие 6</text:p>
            <text:p text:style-name="P159">(60 мин)</text:p>
          </table:table-cell>
        </table:table-row>
      </table:table>
      <text:p text:style-name="P28"/>
      <text:p text:style-name="P28">Раздаточный материал:</text:p>
      <text:list xml:id="list1149115217" text:style-name="L20">
        <text:list-item>
          <text:p text:style-name="P246">lesson.06.tar.bz2</text:p>
        </text:list-item>
        <text:list-item>
          <text:p text:style-name="P246"/>
        </text:list-item>
        <text:list-item>
          <text:p text:style-name="P246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7">Разбор заданий</text:p>
            <text:p text:style-name="P157">Массивы</text:p>
            <text:p text:style-name="P157"/>
          </table:table-cell>
          <table:table-cell table:style-name="Table6.A1" office:value-type="string">
            <text:p text:style-name="P159">Занятие 7</text:p>
            <text:p text:style-name="P159"/>
          </table:table-cell>
        </table:table-row>
      </table:table>
      <text:p text:style-name="P28"/>
      <text:p text:style-name="P37">Раздаточный материал</text:p>
      <text:p text:style-name="P37"/>
      <text:list xml:id="list233863497" text:style-name="L21">
        <text:list-item>
          <text:p text:style-name="P252">lesson.07.tar.bz2</text:p>
        </text:list-item>
        <text:list-item>
          <text:p text:style-name="P254">dictester.all.tar.bz2 (дапм всего DicTester --all)</text:p>
        </text:list-item>
        <text:list-item>
          <text:p text:style-name="P254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427450919" text:style-name="L22">
        <text:list-item>
          <text:p text:style-name="P247">правильное VBD заканчиватся на ED: confuse -&gt; confused</text:p>
        </text:list-item>
        <text:list-item>
          <text:p text:style-name="P247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7">Verbs (VB) in dictionary: 11785 </text:p>
      <text:p text:style-name="P137">Regular/irregular VBD: 8948/280 (= 9228 в сумме)</text:p>
      <text:p text:style-name="P28"/>
      <text:p text:style-name="P28">Если есть отличия,</text:p>
      <text:list xml:id="list841503574" text:style-name="L23">
        <text:list-item>
          <text:p text:style-name="P248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56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><text:soft-page-break/></text:p>
      <text:p text:style-name="P28">1. Правильный ли это способ получить форму VB?</text:p>
      <text:p text:style-name="P28"/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6">p.55 и lesson.14 в старом курсе, можно взять без изменений</text:p>
      <text:p text:style-name="P186"/>
      <text:p text:style-name="P67">Массивы</text:p>
      <text:p text:style-name="P67"/>
      <text:p text:style-name="P72">Массивы один из базовых типов данных, есть во всех языках программирования</text:p>
      <text:p text:style-name="P72"/>
      <text:p text:style-name="P147">letters = [“a”, “b”, “c”, “d”, “e”]</text:p>
      <text:p text:style-name="P147"/>
      <text:p text:style-name="P72">Массив это структура данных, содержащая ряд объектов, доступ к которым определен по индексу.</text:p>
      <text:p text:style-name="P72"/>
      <text:p text:style-name="P72">В руби массивы индексируются начиная с 0.</text:p>
      <text:p text:style-name="P72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3">ключ/индекс</text:p>
          </table:table-cell>
          <table:table-cell table:style-name="Table27.B2" office:value-type="string">
            <text:p text:style-name="P153">значение</text:p>
          </table:table-cell>
        </table:table-row>
        <table:table-row>
          <table:table-cell table:style-name="Table27.A3" office:value-type="float" office:value="0">
            <text:p text:style-name="P153">0</text:p>
          </table:table-cell>
          <table:table-cell table:style-name="Table27.B2" office:value-type="string">
            <text:p text:style-name="P153">“a”</text:p>
          </table:table-cell>
        </table:table-row>
        <text:soft-page-break/>
        <table:table-row>
          <table:table-cell table:style-name="Table27.A3" office:value-type="float" office:value="1">
            <text:p text:style-name="P153">1</text:p>
          </table:table-cell>
          <table:table-cell table:style-name="Table27.B2" office:value-type="string">
            <text:p text:style-name="P153">“b”</text:p>
          </table:table-cell>
        </table:table-row>
        <table:table-row>
          <table:table-cell table:style-name="Table27.A3" office:value-type="float" office:value="2">
            <text:p text:style-name="P153">2</text:p>
          </table:table-cell>
          <table:table-cell table:style-name="Table27.B2" office:value-type="string">
            <text:p text:style-name="P153">“c”</text:p>
          </table:table-cell>
        </table:table-row>
        <table:table-row>
          <table:table-cell table:style-name="Table27.A3" office:value-type="float" office:value="3">
            <text:p text:style-name="P153">3</text:p>
          </table:table-cell>
          <table:table-cell table:style-name="Table27.B2" office:value-type="string">
            <text:p text:style-name="P153">“d”</text:p>
          </table:table-cell>
        </table:table-row>
        <table:table-row>
          <table:table-cell table:style-name="Table27.A3" office:value-type="float" office:value="4">
            <text:p text:style-name="P153">4</text:p>
          </table:table-cell>
          <table:table-cell table:style-name="Table27.B2" office:value-type="string">
            <text:p text:style-name="P153">“e”</text:p>
          </table:table-cell>
        </table:table-row>
        <table:table-row>
          <table:table-cell table:style-name="Table27.A3" office:value-type="float" office:value="5">
            <text:p text:style-name="P153">5</text:p>
          </table:table-cell>
          <table:table-cell table:style-name="Table27.B2" office:value-type="string">
            <text:p text:style-name="P153">“f”</text:p>
          </table:table-cell>
        </table:table-row>
      </table:table>
      <text:p text:style-name="P72"/>
      <text:p text:style-name="P72">чтобы получить доступ к некоторому элементу массива, нужно указать его индекс</text:p>
      <text:p text:style-name="P72"/>
      <text:p text:style-name="P147">letters[0] #=&gt; “a”</text:p>
      <text:p text:style-name="P147">letters[3] #=&gt; “d”</text:p>
      <text:p text:style-name="P72"/>
      <text:p text:style-name="P72">В руби в массиве можно хранить данные разных типов</text:p>
      <text:p text:style-name="P72"/>
      <text:p text:style-name="P147">things = [1, “uno”, 36.6, [“one”, “two”], 1..10]</text:p>
      <text:p text:style-name="P72"/>
      <text:p text:style-name="P72">&gt;&gt;&gt; Вопрос: что храниться в этом массиве под индексом 3?</text:p>
      <text:p text:style-name="P72"/>
      <text:p text:style-name="P72"><text:tab/>puts things[3] #=&gt;[“one”, “two”]</text:p>
      <text:p text:style-name="P72"/>
      <text:p text:style-name="P72">&gt;&gt;&gt; что распечатает</text:p>
      <text:p text:style-name="P72"><text:tab/>things[3][1] #=&gt; “two”</text:p>
      <text:p text:style-name="P72"/>
      <text:p text:style-name="P67">Получение доступа к элементу/элементам массива</text:p>
      <text:p text:style-name="P72"/>
      <text:p text:style-name="P72">дан массив:</text:p>
      <text:p text:style-name="P72"/>
      <text:p text:style-name="P147">letters = [“a”, “b”, “c”, “d”, “e”]</text:p>
      <text:p text:style-name="P72"/>
      <text:p text:style-name="P72">По индексу от начала массива</text:p>
      <text:p text:style-name="P72"/>
      <text:p text:style-name="P72"><text:tab/>letters[1] #=&gt; “b”</text:p>
      <text:p text:style-name="P72"/>
      <text:p text:style-name="P72">По индексу считая с конца массива</text:p>
      <text:p text:style-name="P72"/>
      <text:p text:style-name="P72"><text:tab/>letters[-1] #=&gt; “e” # последний элемент массива</text:p>
      <text:p text:style-name="P72"><text:tab/>letters[-2] #=&gt; “d” # предпоследний элемент массива</text:p>
      <text:p text:style-name="P72"/>
      <text:p text:style-name="P72">Задание: Как выделить несколько элементов? например, b,c,d.</text:p>
      <text:p text:style-name="P72"/>
      <text:p text:style-name="P72">&gt;&gt;&gt; Что мы хотим получить, выделяя несколько элементов?</text:p>
      <text:p text:style-name="P72"/>
      <text:p text:style-name="P72"><text:tab/>читать ri Array#[]</text:p>
      <text:p text:style-name="P72"/>
      <text:p text:style-name="P72"><text:tab/>letters[1,3] <text:s/># первый, длина</text:p>
      <text:p text:style-name="P72"><text:tab/>letters[1..3] # диапазон от первого до 3го (<text:span text:style-name="T1">включительно</text:span>)</text:p>
      <text:p text:style-name="P72"/>
      <text:p text:style-name="P72">Задание: как еще выделить первый или последний элемент массива?</text:p>
      <text:p text:style-name="P72"/>
      <text:p text:style-name="P72"><text:soft-page-break/><text:tab/>см. ri Array</text:p>
      <text:p text:style-name="P72"/>
      <text:p text:style-name="P72"><text:tab/>Array#first</text:p>
      <text:p text:style-name="P72"><text:tab/>Array#last</text:p>
      <text:p text:style-name="P72"/>
      <text:p text:style-name="P72">&gt;&gt;&gt; Что произойдет, если массив пустой?</text:p>
      <text:p text:style-name="P72">&gt;&gt;&gt; Демо. как добавить свой метод для доступа к k-ому элементу</text:p>
      <text:p text:style-name="P72"/>
      <text:p text:style-name="P72">class Array</text:p>
      <text:p text:style-name="P72"><text:tab/>def second</text:p>
      <text:p text:style-name="P72"><text:tab/><text:tab/>self[1]</text:p>
      <text:p text:style-name="P72"><text:tab/>end</text:p>
      <text:p text:style-name="P72">end</text:p>
      <text:p text:style-name="P72"/>
      <text:p text:style-name="P67">Как задать массив</text:p>
      <text:p text:style-name="P72"/>
      <text:p text:style-name="P72">Перечислить через запятую</text:p>
      <text:p text:style-name="P72"/>
      <text:p text:style-name="P72"><text:tab/>letters = [“a”, “b”, “c”, “d”, “e”]</text:p>
      <text:p text:style-name="P72"/>
      <text:p text:style-name="P72">массив <text:span text:style-name="T1">строк</text:span> можно задать также таким образом</text:p>
      <text:p text:style-name="P72"/>
      <text:p text:style-name="P147">letters = %w{a b c d e}</text:p>
      <text:p text:style-name="P147"/>
      <text:p text:style-name="P72">Преобразованием другого объекта в массив</text:p>
      <text:p text:style-name="P72"/>
      <text:p text:style-name="P72">- строки</text:p>
      <text:p text:style-name="P72"/>
      <text:p text:style-name="P72"><text:tab/>“hello”.split(‘’) #=&gt; ["h", "e", "l", "l", "o"]</text:p>
      <text:p text:style-name="P72"><text:tab/>“hello, world”.split #=&gt; [“hello,”, ‘world’]</text:p>
      <text:p text:style-name="P72"/>
      <text:p text:style-name="P72">- диапазона</text:p>
      <text:p text:style-name="P72"/>
      <text:p text:style-name="P72"><text:tab/>(1..5).to_a #=&gt; [1, 2, 3, 4, 5]</text:p>
      <text:p text:style-name="P72"><text:tab/>(‘a’..’e’).to_a #=&gt; ["a", "b", "c", "d", "e"] </text:p>
      <text:p text:style-name="P72"/>
      <text:p text:style-name="P72">&gt;&gt;&gt; Задание: создайте массив letters, содержащий все буквы анг алфавита</text:p>
      <text:p text:style-name="P72"/>
      <text:p text:style-name="P72"><text:tab/>letters = (‘a’..’z’).to_a</text:p>
      <text:p text:style-name="P72"/>
      <text:p text:style-name="P67">Добавление элементов в массив</text:p>
      <text:p text:style-name="P72"/>
      <text:p text:style-name="P147">letters = Array.new <text:s text:c="2"/># синоним letters = []</text:p>
      <text:p text:style-name="P147"/>
      <text:p text:style-name="P72">Здесь .new это название метода, создающего новый экземпляр массива. Этот метод называется <text:span text:style-name="T46">конструктором</text:span>.</text:p>
      <text:p text:style-name="P72"/>
      <text:p text:style-name="P72">Добавление элемента в конец массива</text:p>
      <text:p text:style-name="P72"/>
      <text:p text:style-name="P147">letters &lt;&lt; “a”</text:p>
      <text:p text:style-name="P147"><text:soft-page-break/>letters &lt;&lt; “a” &lt;&lt; “b” &lt;&lt; “c”</text:p>
      <text:p text:style-name="P72"/>
      <text:p text:style-name="P72">синонимы</text:p>
      <text:p text:style-name="P147"/>
      <text:p text:style-name="P147">letters.push “k”</text:p>
      <text:p text:style-name="P147">letters.push(“k”, “l”, “m”)</text:p>
      <text:p text:style-name="P147">letters.push “k”, “l”, “m” <text:s/># можно без скобок</text:p>
      <text:p text:style-name="P72"/>
      <text:p text:style-name="P72">можно назначить значение произвольному элементу массива</text:p>
      <text:p text:style-name="P72"/>
      <text:p text:style-name="P72"><text:tab/>letters[0] = ‘zzz’</text:p>
      <text:p text:style-name="P72"/>
      <text:p text:style-name="P72">Задание: какой вид будет иметь массив после выполнения следующих действий</text:p>
      <text:p text:style-name="P72"/>
      <text:p text:style-name="P72"><text:tab/>things = [‘a’, ‘b’]</text:p>
      <text:p text:style-name="P72"><text:tab/>things &lt;&lt; ‘k’ &lt;&lt; ‘l’</text:p>
      <text:p text:style-name="P72"><text:tab/>things [10] = ‘zzz’</text:p>
      <text:p text:style-name="P72"/>
      <text:p text:style-name="P72">Ответ: ["a", "b", "k", "l", nil, nil, nil, nil, nil, nil, "zzz"]</text:p>
      <text:p text:style-name="P72"/>
      <text:p text:style-name="P72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2"/>
      <text:p text:style-name="P72"><text:tab/>ri Array#[]=</text:p>
      <text:p text:style-name="P115"/>
      <text:p text:style-name="P72"><text:span text:style-name="T55">Вопрос: </text:span><text:span text:style-name="T55">Что если длина диапазона (в индексе) не совпадает с длиной массива, </text:span>который присваивается (справа от знака равно)?</text:p>
      <text:p text:style-name="P72"/>
      <text:p text:style-name="P100"><text:tab/>letters[1..3] = [1,2] <text:s text:c="2"/>=&gt;<text:span text:style-name="T55"> ["a", 1, 2, "e", "f", "g", "h"]</text:span></text:p>
      <text:p text:style-name="P101"/>
      <text:p text:style-name="P101">Вопрос: Какой вид будет иметь массив после следующих действий?</text:p>
      <text:p text:style-name="P101"/>
      <text:p text:style-name="P101">numbers = (0...10).to_a <text:s text:c="28"/>=&gt; [0, 1, 2, 3, 4, 5, 6, 7, 8, 9]</text:p>
      <text:p text:style-name="P101">numbers[2..4] = [[2, 'dos'], [3, 'tres']]</text:p>
      <text:p text:style-name="P101">numbers <text:s text:c="51"/>=&gt; [0, 1, [2, "dos"], [3, "tres"], 5, 6, 7, 8, 9]</text:p>
      <text:p text:style-name="P8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7">Решение задач</text:p>
            <text:p text:style-name="P157"/>
          </table:table-cell>
          <table:table-cell table:style-name="Table7.A1" office:value-type="string">
            <text:p text:style-name="P159">Занятие 8</text:p>
            <text:p text:style-name="P159">(90 минут)</text:p>
          </table:table-cell>
        </table:table-row>
      </table:table>
      <text:p text:style-name="P198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1745276803" text:style-name="L24">
        <text:list-item>
          <text:p text:style-name="P249">lesson.08.tar.bz2</text:p>
        </text:list-item>
        <text:list-item>
          <text:p text:style-name="P249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1489499118" text:style-name="L25">
        <text:list-item>
          <text:p text:style-name="P253">Что есть массив и в чем его отличие от просто переменной?</text:p>
        </text:list-item>
        <text:list-item>
          <text:p text:style-name="P253">Как объявить массив? Зачем объявлять массив?</text:p>
        </text:list-item>
        <text:list-item>
          <text:p text:style-name="P253">Как создать массив? Как создать массив строк?</text:p>
        </text:list-item>
        <text:list-item>
          <text:p text:style-name="P253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53">Как получить содержимое какой-то ячейки массива? И как положить значение в ячейку?</text:p>
        </text:list-item>
        <text:list-item>
          <text:p text:style-name="P253">Можно ли получать или назначать значения сразу нескольким элементам массива?</text:p>
        </text:list-item>
        <text:list-item>
          <text:p text:style-name="P253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53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53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<text:soft-page-break/>if line =~ /classes/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7">Итераторы (в массивах)</text:p>
            <text:p text:style-name="P157">Цикл for</text:p>
            <text:p text:style-name="P157">Другие методы массивов</text:p>
          </table:table-cell>
          <table:table-cell table:style-name="Table8.A1" office:value-type="string">
            <text:p text:style-name="P159">Занятие 9</text:p>
            <text:p text:style-name="P159">(90 минут)</text:p>
          </table:table-cell>
        </table:table-row>
      </table:table>
      <text:p text:style-name="P88"/>
      <text:p text:style-name="P41">Раздаточный материал</text:p>
      <text:p text:style-name="P41"/>
      <text:list xml:id="list507892497" text:style-name="L26">
        <text:list-item>
          <text:p text:style-name="P250">lesson.09.tar.bz2</text:p>
        </text:list-item>
        <text:list-item>
          <text:p text:style-name="P250">колода карт (для объяснения итераторов)</text:p>
        </text:list-item>
      </text:list>
      <text:p text:style-name="P88"/>
      <text:p text:style-name="P93">Вопросы</text:p>
      <text:p text:style-name="P93"/>
      <text:list xml:id="list1882583365" text:style-name="L27">
        <text:list-item>
          <text:p text:style-name="P251">Сколько времени в неделю вы тратить на rufsl (ДЗ, повторение слайдов).</text:p>
        </text:list-item>
      </text:list>
      <text:p text:style-name="P89"/>
      <text:p text:style-name="P67">Итераторы</text:p>
      <text:p text:style-name="P51"/>
      <text:p text:style-name="P101">Объяснение работы итераторов на примере карт</text:p>
      <text:p text:style-name="P101"><text:tab/>два человека</text:p>
      <text:p text:style-name="P101"><text:tab/>один - итератор each</text:p>
      <text:p text:style-name="P101"><text:tab/>другой - блок</text:p>
      <text:p text:style-name="P101"><text:tab/>первый - выдает одну карту</text:p>
      <text:p text:style-name="P101"><text:tab/>другой - что-то с ней делает: красные налево, черные направо</text:p>
      <text:p text:style-name="P101"><text:tab/>первый - выдает другую карту</text:p>
      <text:p text:style-name="P101"><text:tab/>другой - ….</text:p>
      <text:p text:style-name="P101"/>
      <text:p text:style-name="P101">То есть, управление поочередно передается от одного метода к другому.</text:p>
      <text:p text:style-name="P101"/>
      <text:p text:style-name="P101">Разобрать итераторы</text:p>
      <text:p text:style-name="P101"/>
      <text:p text:style-name="P51">Array#each_index</text:p>
      <text:p text:style-name="P51">Array#each</text:p>
      <text:p text:style-name="P51">Array#reverse_each</text:p>
      <text:p text:style-name="P51"/>
      <text:p text:style-name="P51">Array#reverse.each_with_index – последовательное применение методов</text:p>
      <text:p text:style-name="P51"/>
      <text:p text:style-name="P84">Синонимичный цикл for</text:p>
      <text:p text:style-name="P69"/>
      <text:p text:style-name="P55">Цикл for синономичен Array#each</text:p>
      <text:p text:style-name="P55"/>
      <text:p text:style-name="P55">letters = %w{a b c d e}</text:p>
      <text:p text:style-name="P55"/>
      <text:p text:style-name="P55">for i in letters</text:p>
      <text:p text:style-name="P55"><text:s text:c="2"/>puts i</text:p>
      <text:p text:style-name="P55">end</text:p>
      <text:p text:style-name="P55"/>
      <text:p text:style-name="P55">Страшная тайна: for вызывает each, for можно использовать с любым объектом, для которого определен метод each</text:p>
      <text:p text:style-name="P55"/>
      <text:p text:style-name="P55">Доказательство. Замените массив на строку.</text:p>
      <text:p text:style-name="P55"/>
      <text:p text:style-name="P55">for i in "hello"</text:p>
      <text:p text:style-name="P55"><text:soft-page-break/><text:s text:c="2"/>puts i</text:p>
      <text:p text:style-name="P55">end</text:p>
      <text:p text:style-name="P55"/>
      <text:p text:style-name="P55">Сообщение об ошибке NoMethodError: undefined method `<text:span text:style-name="T1">each</text:span>' for "hello":String</text:p>
      <text:p text:style-name="P51"/>
      <text:p text:style-name="P67">Задания</text:p>
      <text:p text:style-name="P72"/>
      <text:p text:style-name="P72">!!! Задание: Посчитайте длины всех слов в списке words.txt</text:p>
      <text:p text:style-name="P72"/>
      <text:p text:style-name="P72">примерный выход (см. word_lengths/word_lengths_1.out)</text:p>
      <text:p text:style-name="P72"/>
      <text:p text:style-name="P147">52 words of length 1 </text:p>
      <text:p text:style-name="P147">183 words of length 2 </text:p>
      <text:p text:style-name="P147">838 words of length 3 </text:p>
      <text:p text:style-name="P147"/>
      <text:p text:style-name="P72">ответ: word_lengths/word_lengths_1.rb</text:p>
      <text:p text:style-name="P72"/>
      <text:p text:style-name="P72">!!! <text:span text:style-name="T47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2"/>
      <text:p text:style-name="P72">примерный выход (см. word_lengths/word_lengths_2.out):</text:p>
      <text:p text:style-name="P72"/>
      <text:p text:style-name="P72"><text:tab/>1 52, A, B, C, D, E, F, G, H, I, J </text:p>
      <text:p text:style-name="P72"><text:tab/>2 183, Ac, Ag, Al, Am, Ar, As, At, Au, Av, Ba </text:p>
      <text:p text:style-name="P72"/>
      <text:p text:style-name="P72">ответ: word_lengths/word_lengths_2.rb</text:p>
      <text:p text:style-name="P73"/>
      <text:p text:style-name="P68">ri Array</text:p>
      <text:p text:style-name="P70"/>
      <text:p text:style-name="P51">= Class methods: </text:p>
      <text:p text:style-name="P51"/>
      <text:p text:style-name="P51"><text:s text:c="2"/>[], new, try_convert </text:p>
      <text:p text:style-name="P51"/>
      <text:p text:style-name="P51">= Instance methods: </text:p>
      <text:p text:style-name="P83"/>
      <text:p text:style-name="P51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1"><text:s text:c="2"/><text:span text:style-name="T1">collect, collect!</text:span>, combination, <text:span text:style-name="T1">compact, compact!</text:span>, <text:span text:style-name="T1">concat, count</text:span>, cycle, </text:p>
      <text:p text:style-name="P51"><text:s text:c="2"/>dclone, <text:span text:style-name="T1">delete, delete_at, delete_if</text:span>, drop, drop_while, <text:span text:style-name="T1">each, each_index, </text:span></text:p>
      <text:p text:style-name="P51"><text:span text:style-name="T1"><text:s text:c="2"/>empty?</text:span>, eql?, fetch, fill, find_index, f<text:span text:style-name="T1">irst, flatten, flatten!</text:span>, frozen?, </text:p>
      <text:p text:style-name="P51"><text:s text:c="2"/>hash, <text:span text:style-name="T1">include?, index</text:span>, initialize_copy, i<text:span text:style-name="T1">nsert, inspect, join, keep_if, </text:span></text:p>
      <text:p text:style-name="P51"><text:span text:style-name="T1"><text:s text:c="2"/>last, length, map, map!</text:span>, pack, permutation, <text:span text:style-name="T1">pop</text:span>, <text:span text:style-name="T1">pretty_print</text:span>, </text:p>
      <text:p text:style-name="P51"><text:s text:c="2"/>pretty_print_cycle, product, <text:span text:style-name="T1">push</text:span>, rassoc, <text:span text:style-name="T1">reject, reject!</text:span>, </text:p>
      <text:p text:style-name="P51"><text:s text:c="2"/>repeated_combination, repeated_permutation, <text:span text:style-name="T1">replace</text:span>, <text:span text:style-name="T1">reverse, reverse!</text:span>, </text:p>
      <text:p text:style-name="P51"><text:s text:c="2"/><text:span text:style-name="T1">reverse_each</text:span>, <text:span text:style-name="T1">rindex</text:span>, rotate, rotate!, <text:span text:style-name="T1">sample, select, select!</text:span>, shelljoin, </text:p>
      <text:p text:style-name="P51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1"><text:s text:c="2"/>take_while, to_a, to_ary, <text:span text:style-name="T1">to_s</text:span>, transpose, <text:span text:style-name="T1">uniq, uniq!, unshift, values_at</text:span>, </text:p>
      <text:p text:style-name="P51"><text:s text:c="2"/>zip, | </text:p>
      <text:p text:style-name="P51"/>
      <text:p text:style-name="P51">&gt;&gt;&gt; Задание: прочитайте этот список и выберите методы, о котрых вы что-то можете сказать из названия.</text:p>
      <text:p text:style-name="P51"><text:soft-page-break/></text:p>
      <text:p text:style-name="P51">&gt;&gt;&gt; Вопрос, что такое оператор | </text:p>
      <text:p text:style-name="P51">&gt;&gt;&gt; ri 'Array#|'</text:p>
      <text:p text:style-name="P51"/>
      <text:p text:style-name="P51">Домашнее задание: почитать ri Array</text:p>
      <text:p text:style-name="P73"/>
      <text:p text:style-name="P67">Получение нескольких <text:span text:style-name="T56">несоседних</text:span> значений</text:p>
      <text:p text:style-name="P72"/>
      <text:p text:style-name="P72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2"/>
      <text:p text:style-name="P72">Дан массив (см. lesson.09/data)</text:p>
      <text:p text:style-name="P72"/>
      <text:p text:style-name="P72"><text:tab/>@months = %w[ Jan Feb Mar Apr May Jun Jul Aug Sep Oct Nov Dec ]</text:p>
      <text:p text:style-name="P72"/>
      <text:p text:style-name="P72">!!! Задание: выполнить в irb:</text:p>
      <text:p text:style-name="P72"><text:tab/>load ‘data’</text:p>
      <text:p text:style-name="P72"><text:tab/>@months</text:p>
      <text:p text:style-name="P72"/>
      <text:p text:style-name="P72">&gt;&gt;&gt;Новая инфа:</text:p>
      <text:list xml:id="list215002660" text:style-name="L28">
        <text:list-item>
          <text:p text:style-name="P210">метод Kernel#load</text:p>
        </text:list-item>
        <text:list-item>
          <text:p text:style-name="P210">глобальные переменные начинаются с @</text:p>
        </text:list-item>
      </text:list>
      <text:p text:style-name="P72"/>
      <text:p text:style-name="P72">Почему переменная должны быть объявлена как глобальная</text:p>
      <text:p text:style-name="P72">из Kernel#load: … In no circumstance will any local variables in the loaded file be propagated to the loading environment.</text:p>
      <text:p text:style-name="P72"/>
      <text:p text:style-name="P72">!!! Задание: Попробуйте загрузить таким же образом файл data.2 и доступиться к массиву days, которым там определен.</text:p>
      <text:p text:style-name="P72"/>
      <text:p text:style-name="P72"/>
      <text:p text:style-name="P72">!!! Задание: нужно за одну операцию получить все весенние и два первых осенних месяца, например, зная их номера в массиве.</text:p>
      <text:p text:style-name="P72"/>
      <text:p text:style-name="P72"><text:tab/>["Mar", "Apr", "May", "Sep", "Oct"]</text:p>
      <text:p text:style-name="P72"/>
      <text:p text:style-name="P72">ri Array#values_at</text:p>
      <text:p text:style-name="P72"/>
      <text:p text:style-name="P72"><text:tab/>@months.values_at(2..4, 8, 9) </text:p>
      <text:p text:style-name="P72"/>
      <text:p text:style-name="P72"># то есть, селекторами могут быть диапазоны или целые числа (положительные или отрицательные)</text:p>
      <text:p text:style-name="P72"/>
      <text:p text:style-name="P67">Методы с ! и ?</text:p>
      <text:p text:style-name="P72"/>
      <text:p text:style-name="P72">Имена методов могут заканчиваться на знаки ! и ?</text:p>
      <text:p text:style-name="P72"/>
      <text:p text:style-name="P72"><text:tab/>Array#empty? <text:s text:c="2"/>String#empty?</text:p>
      <text:p text:style-name="P72"><text:tab/>Array#include? <text:s/>String#include?</text:p>
      <text:p text:style-name="P72"/>
      <text:p text:style-name="P72"><text:soft-page-break/>Вопрос: что это может обозначать? почитайте в ri описание разных методов с ?</text:p>
      <text:p text:style-name="P72"/>
      <text:p text:style-name="P72">&gt;&gt;&gt; все описания в ri начинаются с <text:span text:style-name="T1">Returns true if ...</text:span></text:p>
      <text:p text:style-name="P72"/>
      <text:p text:style-name="P72">Такие методы всегда возвращают булевское true или false.</text:p>
      <text:p text:style-name="P72"/>
      <text:p text:style-name="P72"><text:tab/>[].empty? <text:s/>#=&gt; true <text:s/>, да массив пуст</text:p>
      <text:p text:style-name="P72"><text:tab/>%w[a b c].empty? <text:s/>#=&gt; false, нет, массив не пуст</text:p>
      <text:p text:style-name="P72"/>
      <text:p text:style-name="P72"><text:tab/>arr = [“one”, “two”, “three”]</text:p>
      <text:p text:style-name="P72"><text:tab/>arr.member?('one') #=&gt; true</text:p>
      <text:p text:style-name="P72"><text:tab/>arr.include?(1) #=&gt; false</text:p>
      <text:p text:style-name="P72"/>
      <text:p text:style-name="P72">синонимы: Array#member? и Array#include?</text:p>
      <text:p text:style-name="P72"/>
      <text:p text:style-name="P72">&gt;&gt;&gt; Какие есть предикаты у объектов класса Array?</text:p>
      <text:p text:style-name="P72">&gt;&gt;&gt; empty? eql? include? member?</text:p>
      <text:p text:style-name="P72">&gt;&gt;&gt; Имеют ли смысл методы типа clear? length? delete?</text:p>
      <text:p text:style-name="P72"/>
      <text:p text:style-name="P72"><text:tab/>[].are_you_ok? <text:s/>#=&gt; <text:span text:style-name="T1">NoMethodError</text:span>: undefined method `are_you_ok?' for []:Array</text:p>
      <text:p text:style-name="P72"/>
      <text:p text:style-name="P67">Методы, заканчивающиеся на !</text:p>
      <text:p text:style-name="P72"/>
      <text:p text:style-name="P72">Знак ! (bang) обозначает, что метод “опасный”. Всегда есть метод без ! и метод с ! есть его опасный вариант</text:p>
      <text:p text:style-name="P72"/>
      <text:p text:style-name="P72">Вопрос: какие есть парные методы у класса Array?</text:p>
      <text:p text:style-name="P72"/>
      <text:p text:style-name="P72"><text:tab/>collect collect! <text:s text:c="3"/>map map!</text:p>
      <text:p text:style-name="P72"><text:tab/>compact compact!</text:p>
      <text:p text:style-name="P72"><text:tab/>flatten flatten!</text:p>
      <text:p text:style-name="P72"><text:tab/>reject reject!</text:p>
      <text:p text:style-name="P72"><text:tab/>reverse reverse!</text:p>
      <text:p text:style-name="P72"><text:tab/>rotate rotate!</text:p>
      <text:p text:style-name="P72"><text:tab/>select select!</text:p>
      <text:p text:style-name="P72"><text:tab/>slice slice!</text:p>
      <text:p text:style-name="P72"><text:tab/>sort_by sort_by! <text:s text:c="3"/># sort_by определен в Enumerable а не в Array</text:p>
      <text:p text:style-name="P72"><text:tab/>shuffle shuffle!</text:p>
      <text:p text:style-name="P72"><text:tab/>uniq uniq!</text:p>
      <text:p text:style-name="P72"/>
      <text:p text:style-name="P72">В такой паре методов метод с ! изменяет <text:span text:style-name="T46">ресивер</text:span> (объект, у которого метод вызывается), а метод без ! возвращает другой объект.</text:p>
      <text:p text:style-name="P72"/>
      <text:p text:style-name="P72"><text:tab/>arr = [1, 2, nil, 4]</text:p>
      <text:p text:style-name="P72"/>
      <text:p text:style-name="P72">сравните (в irb)</text:p>
      <text:p text:style-name="P72"><text:tab/>arr.compact</text:p>
      <text:p text:style-name="P72"><text:tab/>#=&gt; [1,2,4]</text:p>
      <text:p text:style-name="P72"><text:tab/>arr</text:p>
      <text:p text:style-name="P72"><text:tab/>#=&gt; [1, 2, nil, 4]</text:p>
      <text:p text:style-name="P72"><text:soft-page-break/></text:p>
      <text:p text:style-name="P72"><text:tab/>arr.compact!</text:p>
      <text:p text:style-name="P72"><text:tab/>#=&gt; [1,2,4]</text:p>
      <text:p text:style-name="P72"><text:tab/>arr</text:p>
      <text:p text:style-name="P72"><text:tab/>#=&gt; [1, 2, 4]</text:p>
      <text:p text:style-name="P72"><text:tab/></text:p>
      <text:p text:style-name="P72">Много других методов, без !, также изменяют ресивер:</text:p>
      <text:p text:style-name="P72"/>
      <text:p text:style-name="P72"><text:tab/>Array#delete</text:p>
      <text:p text:style-name="P72"><text:tab/>Array#push</text:p>
      <text:p text:style-name="P72"/>
      <text:p text:style-name="P75">!!! Задание: см. lesson.09/find_vb_incomplete_pdg.2.rb</text:p>
      <text:p text:style-name="P72"/>
      <text:p text:style-name="P72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2"/>
      <text:p text:style-name="P72">[[[ ri вам в помощь! ]]]</text:p>
      <text:p text:style-name="P72"/>
      <text:p text:style-name="P72">Практический совет: не давайте имя с ! всякому методу, который изменяет свой ресивер.</text:p>
      <text:p text:style-name="P72"/>
      <text:p text:style-name="P67">Задания</text:p>
      <text:p text:style-name="P72"/>
      <text:p text:style-name="P73">Мысленно выполните следующий скрипт lesson.09/test_compact.rb</text:p>
      <text:p text:style-name="P73"/>
      <text:p text:style-name="P72">!!! Задание: сколько элементов содержит массив @months в конце <text:span text:style-name="T47">выполнения</text:span> скрипта? </text:p>
      <text:p text:style-name="P72"/>
      <text:p text:style-name="P72"><text:tab/>puts @months.length</text:p>
      <text:p text:style-name="P72"><text:tab/>#=&gt; 12</text:p>
      <text:p text:style-name="P72"/>
      <text:p text:style-name="P72">!!! Задание: удалите из массива все nil. Сколько элементов содержит сейчас массив @months?</text:p>
      <text:p text:style-name="P72">&gt;&gt;&gt; Исправить скрипт непосредственно</text:p>
      <text:p text:style-name="P72"/>
      <text:p text:style-name="P72"><text:tab/>@months.compact!</text:p>
      <text:p text:style-name="P72">альтернатива: @months = @months.compact</text:p>
      <text:p text:style-name="P72">альтерматива @months.delete</text:p>
      <text:p text:style-name="P72"/>
      <text:p text:style-name="P72"><text:tab/>puts @months.size <text:s text:c="5"/># синонимы: Array#length Array#size</text:p>
      <text:p text:style-name="P72"/>
      <text:p text:style-name="P67">Строковое представление массива</text:p>
      <text:p text:style-name="P72"/>
      <text:p text:style-name="P72">Array#to_s</text:p>
      <text:p text:style-name="P72"/>
      <text:p text:style-name="P72">1.8.7</text:p>
      <text:p text:style-name="P72"><text:tab/>puts [1,2,3,4].to_s</text:p>
      <text:p text:style-name="P72"><text:tab/>#=&gt; 1234</text:p>
      <text:p text:style-name="P72"><text:tab/>puts [1,2,3,4].inspect </text:p>
      <text:p text:style-name="P72"><text:tab/>#=&gt; [1, 2, 3, 4]</text:p>
      <text:p text:style-name="P72"><text:soft-page-break/>1.9.x</text:p>
      <text:p text:style-name="P72"><text:tab/>puts [1, 2, 3, 4].to_s</text:p>
      <text:p text:style-name="P72"><text:tab/>#=&gt; [1, 2, 3, 4]</text:p>
      <text:p text:style-name="P72"><text:tab/>puts [1,2,3,4].inspect </text:p>
      <text:p text:style-name="P72"><text:tab/>#=&gt; [1, 2, 3, 4]</text:p>
      <text:p text:style-name="P72"/>
      <text:p text:style-name="P72">Array#join(sep=$,)</text:p>
      <text:p text:style-name="P72">$, - output field seperator, по умолчанию nil</text:p>
      <text:p text:style-name="P72"/>
      <text:p text:style-name="P72">arr = %w{uno dos tres}</text:p>
      <text:p text:style-name="P72"/>
      <text:p text:style-name="P72">Вопрос: как выведется следущий массив</text:p>
      <text:p text:style-name="P72"/>
      <text:p text:style-name="P72"><text:tab/>puts arr.join</text:p>
      <text:p text:style-name="P72"><text:tab/>puts arr.join(',')</text:p>
      <text:p text:style-name="P72"/>
      <text:p text:style-name="P67">Method chaining (сцепление методов?)</text:p>
      <text:p text:style-name="P72"/>
      <text:p text:style-name="P72">показать на картинках, что в точках. и как на это влияет метод с !</text:p>
      <text:p text:style-name="P72"/>
      <text:p text:style-name="P72"><text:tab/>nums = %w[one two three four]</text:p>
      <text:p text:style-name="P72"/>
      <text:p text:style-name="P72"><text:tab/>nums.sort.reverse.join('-')</text:p>
      <text:p text:style-name="P72"><text:tab/>=&gt; "two-three-one-four"</text:p>
      <text:p text:style-name="P72"/>
      <text:p text:style-name="P72">создаются промежуточные временные объекты</text:p>
      <text:p text:style-name="P72"><text:s/></text:p>
      <text:p text:style-name="P72">шаг 1 <text:s/>| nums <text:s text:c="4"/>| <text:s/>исходный массив</text:p>
      <text:p text:style-name="P72">шаг 2 <text:s/>| .sort <text:s text:c="6"/>| <text:s/>["four", "one", "three", "two"]</text:p>
      <text:p text:style-name="P72">шаг 3 <text:s/>| .reverse | <text:s/>["two", "three", "one", "four"]</text:p>
      <text:p text:style-name="P72">шаг 4 <text:s/>| .join('-') <text:s text:c="2"/>| "two-three-one-four"</text:p>
      <text:p text:style-name="P72"/>
      <text:p text:style-name="P72">&gt;&gt;&gt; показать, что на каждом шаге это разные объекты, используя object_id.</text:p>
      <text:p text:style-name="P72"/>
      <text:p text:style-name="P72">!!! Вопрос: какой вид имеет массив nums после этих манипуляций?</text:p>
      <text:p text:style-name="P72">!!! Ответ: он не изменился</text:p>
      <text:p text:style-name="P72"/>
      <text:p text:style-name="P72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2"/>
      <text:p text:style-name="P72">!!! Ответ: результат такой же, но первоначальный массив изменился</text:p>
      <text:p text:style-name="P72"><text:tab/>nums</text:p>
      <text:p text:style-name="P72"><text:tab/># =&gt; ["two", "three", "one", "four"]</text:p>
      <text:p text:style-name="P7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7">Разбор заданий</text:p>
            <text:p text:style-name="P157">Array#map</text:p>
            <text:p text:style-name="P157"/>
          </table:table-cell>
          <table:table-cell table:style-name="Table9.A1" office:value-type="string">
            <text:p text:style-name="P159">Занятие 10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304926936" text:style-name="L29">
        <text:list-item>
          <text:p text:style-name="P287">lesson.10.tar.bz2</text:p>
        </text:list-item>
      </text:list>
      <text:p text:style-name="P157"/>
      <text:p text:style-name="P160">Вопросы</text:p>
      <text:p text:style-name="P160"/>
      <text:list xml:id="list364940671" text:style-name="L30">
        <text:list-item>
          <text:p text:style-name="P290">Сколько времени ушло на ДЗ на этой неделе?</text:p>
        </text:list-item>
        <text:list-item>
          <text:p text:style-name="P290">Просмотрели ли презентацию до конца и есть ли вопросы? Что стоит рассмотреть сейчас?</text:p>
        </text:list-item>
        <text:list-item>
          <text:p text:style-name="P290">Что общего в методах, имена которых оканчиваются на знак вопроса?</text:p>
        </text:list-item>
        <text:list-item>
          <text:p text:style-name="P290">О чем говорит знак ! в имени метода?</text:p>
        </text:list-item>
        <text:list-item>
          <text:p text:style-name="P290">Все ли методы, оканчивающиеся на ! изменяют объект, к которому применяются?</text:p>
        </text:list-item>
        <text:list-item>
          <text:p text:style-name="P290">Назовите какие-нибудь методы объектов класса Array? И что они делают?</text:p>
        </text:list-item>
        <text:list-item>
          <text:p text:style-name="P290">Как преобразовать массив к строке (например, чтобы вывести его на печать)? -- to_s и join</text:p>
        </text:list-item>
      </text:list>
      <text:p text:style-name="P157"/>
      <text:p text:style-name="P157"/>
      <text:p text:style-name="P161">Разбор задания word_lengths_1.rb</text:p>
      <text:p text:style-name="P161"/>
      <text:p text:style-name="P163">см. lesson.10/word_lengths/</text:p>
      <text:p text:style-name="P163"/>
      <text:p text:style-name="P162">Результаты могут отличаться в зависимости от того, в какой кодировке приходит текст и как руби распознает эту кодировку.</text:p>
      <text:p text:style-name="P162"/>
      <text:p text:style-name="P162">кодировка файла data/words.txt UTF-8</text:p>
      <text:p text:style-name="P162"/>
      <text:list xml:id="list1774877348" text:style-name="L31">
        <text:list-item>
          <text:p text:style-name="P291">lengths.with_cp1252 - <text:s/>длины вычислены неправильно</text:p>
        </text:list-item>
        <text:list-item>
          <text:p text:style-name="P291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2"/>
      <text:p text:style-name="P161">Разбор задания word_lengths_2.rb</text:p>
      <text:p text:style-name="P161"/>
      <text:p text:style-name="P169">Нарисовать красивую картинку, показывающую структуру данных</text:p>
      <text:p text:style-name="P169"/>
      <text:p text:style-name="P157">Обращение к элементу вложенного массива</text:p>
      <text:p text:style-name="P157"><text:tab/>lengths[i][j]</text:p>
      <text:p text:style-name="P157"/>
      <text:p text:style-name="P161">Разбор задания extract_nth_sentence.rb</text:p>
      <text:p text:style-name="P161"/>
      <text:p text:style-name="P163">Вопросы:</text:p>
      <text:list xml:id="list506561287" text:style-name="L32">
        <text:list-item>
          <text:p text:style-name="P293">Как определить каждое 10е предложение в тексте?</text:p>
        </text:list-item>
        <text:list-item>
          <text:p text:style-name="P293">Нужно ли накапливать предложения?</text:p>
        </text:list-item>
      </text:list>
      <text:p text:style-name="P163"/>
      <text:p text:style-name="P163"><text:soft-page-break/>Что если использовать остаток от деления? Будет ли тот же результат?</text:p>
      <text:p text:style-name="P163"/>
      <text:p text:style-name="P163"><text:tab/>c_in % 10 == 0</text:p>
      <text:p text:style-name="P157"/>
      <text:p text:style-name="P157">&gt;&gt;&gt; могут быть отличия из-за 0 % 10 =&gt; 0</text:p>
      <text:p text:style-name="P157"/>
      <text:p text:style-name="P157">показать скрипт extract_nth_sentence_with_options.rb</text:p>
      <text:list xml:id="list2037636735" text:style-name="L33">
        <text:list-item>
          <text:p text:style-name="P288">глобальная переменная @nth</text:p>
        </text:list-item>
        <text:list-item>
          <text:p text:style-name="P288">внешняя библиотека optparse</text:p>
        </text:list-item>
        <text:list-item>
          <text:p text:style-name="P288">опция --help</text:p>
        </text:list-item>
        <text:list-item>
          <text:p text:style-name="P288">опция --each-nth=NUMBER</text:p>
        </text:list-item>
      </text:list>
      <text:p text:style-name="P157"/>
      <text:p text:style-name="P161">Разобрать непонятные слайды</text:p>
      <text:p text:style-name="P161"/>
      <text:p text:style-name="P157">Те слайды, которые были даны на самостоятельное изучение.</text:p>
      <text:p text:style-name="P157"/>
      <text:p text:style-name="P161">Отображение множества</text:p>
      <text:p text:style-name="P161"/>
      <text:p text:style-name="P164">Картинка 1: два множества, слева символы в нижнем регистре, справа - в верхнем</text:p>
      <text:p text:style-name="P165"/>
      <text:p text:style-name="P16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4">Картинка 2: два множества, слева слова, справа - длины слов (есть повторы)</text:p>
      <text:p text:style-name="P164"/>
      <text:p text:style-name="P16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6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2"/>
      <text:list xml:id="list1318224198" text:style-name="L34">
        <text:list-item>
          <text:p text:style-name="P281">map <text:s text:c="5"/><text:span text:style-name="T58">map!</text:span></text:p>
        </text:list-item>
        <text:list-item>
          <text:p text:style-name="P281">collect <text:s text:c="2"/><text:span text:style-name="T58">collect!</text:span></text:p>
        </text:list-item>
      </text:list>
      <text:p text:style-name="P193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46">последней</text:span> операции есть результат всего блока и именно это значение <text:soft-page-break/>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0">[“1”, “uno”, “234”, “dos”].map do |el|</text:p>
      <text:p text:style-name="P170"><text:s text:c="4"/>if el =~ /^\d+$/</text:p>
      <text:p text:style-name="P170"><text:s text:c="6"/>el.to_i</text:p>
      <text:p text:style-name="P170"><text:s text:c="4"/>else</text:p>
      <text:p text:style-name="P170"><text:s text:c="6"/>el.upcase</text:p>
      <text:p text:style-name="P170"><text:s text:c="4"/>end</text:p>
      <text:p text:style-name="P170"><text:s text:c="3"/>“HELLO” <text:s/># что произойдет, если добавить эту строку?</text:p>
      <text:p text:style-name="P170">end</text:p>
      <text:p text:style-name="P16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7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47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soft-page-break/><text:tab/>min, max = res.<text:span text:style-name="T1">values_at</text:span>(0,-1)</text:p>
      <text:p text:style-name="P187"/>
      <text:p text:style-name="P191"/>
      <text:p text:style-name="P194">Задания на Array#map</text:p>
      <text:p text:style-name="P194"/>
      <text:p text:style-name="P196">Задание: Дано теггированное предложение. Как вывести его без тегов? Как вывести только теги (только цепочка тегов, без слов)?</text:p>
      <text:p text:style-name="P195"/>
      <text:p text:style-name="P196"><text:tab/>не используя String#gsub на всем предложении</text:p>
      <text:p text:style-name="P191"><text:tab/>можно использовать String#match, Array#index, Array#split, String#gsub</text:p>
      <text:p text:style-name="P191"/>
      <text:p text:style-name="P191"><text:tab/>Что есть в тексте есть фразы as_ well_RB ?</text:p>
      <text:p text:style-name="P191"/>
      <text:p text:style-name="P191">ответ: lesson.10/untag.rb</text:p>
      <text:p text:style-name="P191"/>
      <text:p text:style-name="P191"><text:span text:style-name="T56">Домашнее</text:span><text:span text:style-name="T47"> </text:span>Задание: Даны теггированные релейшны SAO. Необходимо их вывести без тегов.</text:p>
      <text:p text:style-name="P157"/>
      <text:p text:style-name="P157"><text:tab/>? совпадает ли количество полей в SAO до и после?</text:p>
      <text:p text:style-name="P157"><text:tab/>!!! хитрость в том. что split удаляет разделители в конце.</text:p>
      <text:p text:style-name="P157"/>
      <text:p text:style-name="P15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7">Разбор заданий</text:p>
            <text:p text:style-name="P157">Array#all? , Array#any?</text:p>
            <text:p text:style-name="P157">Array#find, Array#select</text:p>
            <text:p text:style-name="P157">Array#sort, Array#sort_by</text:p>
          </table:table-cell>
          <table:table-cell table:style-name="Table10.A1" office:value-type="string">
            <text:p text:style-name="P159">Занятие 11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2083643678" text:continue-list="list304926936" text:style-name="L29">
        <text:list-item>
          <text:p text:style-name="P287">lesson.11.tar.bz2</text:p>
        </text:list-item>
      </text:list>
      <text:p text:style-name="P157"/>
      <text:p text:style-name="P160">Вопросы</text:p>
      <text:p text:style-name="P160"/>
      <text:list xml:id="list1076015201" text:style-name="L35">
        <text:list-item>
          <text:p text:style-name="P292">Сколько времени ушло на ДЗ на этой неделе?</text:p>
        </text:list-item>
        <text:list-item>
          <text:p text:style-name="P292">Для чего предназначен Array#map?</text:p>
        </text:list-item>
        <text:list-item>
          <text:p text:style-name="P292">Есть ли парный опасный метод Array#map! ?</text:p>
        </text:list-item>
        <text:list-item>
          <text:p text:style-name="P292">Чем отличается Array#values_at от Array#slice (Array#[]) ?</text:p>
        </text:list-item>
      </text:list>
      <text:p text:style-name="P162"/>
      <text:p text:style-name="P166">Краткий разбор задания extract_random_subcorpus.2.rb</text:p>
      <text:p text:style-name="P166"/>
      <text:p text:style-name="P162">lesson.10/subcorpus/extract_random_subcorpus.2.rb</text:p>
      <text:p text:style-name="P162"/>
      <text:p text:style-name="P162">нарисовать структуры данных и показать, как одно работает через другое.</text:p>
      <text:p text:style-name="P162"/>
      <text:p text:style-name="P167">Квантор всеобщности и квантор существования?</text:p>
      <text:p text:style-name="P169"/>
      <text:p text:style-name="P170">Array#include? = Array#member?</text:p>
      <text:p text:style-name="P170"/>
      <text:p text:style-name="P170">pets = %w{ bat dog cat cow wombat }</text:p>
      <text:p text:style-name="P170">pets.include?('dog') #=&gt; true</text:p>
      <text:p text:style-name="P170"/>
      <text:p text:style-name="P170">Array#all? – позволяет проверить, что все элементы удовлетворяют некоторому условию.</text:p>
      <text:p text:style-name="P170"/>
      <text:p text:style-name="P170">Например, все ли слова содержат букву “a”</text:p>
      <text:p text:style-name="P170"/>
      <text:p text:style-name="P170">pets.all? {|pet|</text:p>
      <text:p text:style-name="P170"><text:tab/>pet =~ /a/</text:p>
      <text:p text:style-name="P170">}</text:p>
      <text:p text:style-name="P170"/>
      <text:p text:style-name="P170">#=&gt; false</text:p>
      <text:p text:style-name="P170"/>
      <text:p text:style-name="P170">Вопрос: Каким будет результат следующей операции?</text:p>
      <text:p text:style-name="P170"/>
      <text:p text:style-name="P170">pets.all? {|pet|</text:p>
      <text:p text:style-name="P170"><text:tab/>pet =~ /[ieaou]/</text:p>
      <text:p text:style-name="P170">}</text:p>
      <text:p text:style-name="P170"/>
      <text:p text:style-name="P170">#=&gt; true.</text:p>
      <text:p text:style-name="P170"/>
      <text:p text:style-name="P170"><text:s/></text:p>
      <text:p text:style-name="P170">Array#any? – проверяет, есть ли <text:span text:style-name="T1">хотя бы один</text:span> элемент, удовлетворяющий данному <text:soft-page-break/>условию.</text:p>
      <text:p text:style-name="P170"/>
      <text:p text:style-name="P170">tags = [“NN”, “VBG”, “JJing”]</text:p>
      <text:p text:style-name="P170"/>
      <text:p text:style-name="P170">Надо выполнить что-либо, если у слова есть глагольные теги.</text:p>
      <text:p text:style-name="P170"/>
      <text:p text:style-name="P170">плохо</text:p>
      <text:p text:style-name="P170"/>
      <text:p text:style-name="P170">if tags.include?(“VB”) || tags.include?(“VBZ”)</text:p>
      <text:p text:style-name="P170"><text:s text:c="3"/>|| tags.include?(“VBD”) || tags.include?(“VBN”)</text:p>
      <text:p text:style-name="P170"><text:s text:c="3"/>|| tags.include?(“VBG”)</text:p>
      <text:p text:style-name="P170">then</text:p>
      <text:p text:style-name="P170"><text:s text:c="3"/># do smthing</text:p>
      <text:p text:style-name="P170">end</text:p>
      <text:p text:style-name="P170"/>
      <text:p text:style-name="P170">лучше, но все еще не очень хорошо: громоздко</text:p>
      <text:p text:style-name="P170"/>
      <text:p text:style-name="P170">tags.each do |tag|</text:p>
      <text:p text:style-name="P170"><text:tab/>if tag =~ /^V/</text:p>
      <text:p text:style-name="P170"><text:tab/><text:tab/># do smthing</text:p>
      <text:p text:style-name="P170"><text:tab/><text:tab/># ...</text:p>
      <text:p text:style-name="P170"><text:tab/><text:tab/>break <text:s/># Вопрос: зачем здесь break?</text:p>
      <text:p text:style-name="P170"><text:tab/>end</text:p>
      <text:p text:style-name="P170">end</text:p>
      <text:p text:style-name="P170"/>
      <text:p text:style-name="P170">правильно</text:p>
      <text:p text:style-name="P170"/>
      <text:p text:style-name="P170">if tags.any? { |tag| tag =~ /^V/ }</text:p>
      <text:p text:style-name="P170"><text:s text:c="4"/># do something</text:p>
      <text:p text:style-name="P170">end </text:p>
      <text:p text:style-name="P170"/>
      <text:p text:style-name="P170">Другие способы проверить наличие элемента в массиве</text:p>
      <text:p text:style-name="P170"/>
      <text:p text:style-name="P170">pets = %w{ bat dog cat cow wombat }</text:p>
      <text:p text:style-name="P170"/>
      <text:p text:style-name="P170">Объясните, почему это работает?</text:p>
      <text:p text:style-name="P170"/>
      <text:p text:style-name="P170">if pets.index('bat')</text:p>
      <text:p text:style-name="P170"><text:s text:c="4"/># мы здесь</text:p>
      <text:p text:style-name="P170">end</text:p>
      <text:p text:style-name="P170"/>
      <text:p text:style-name="P170">if pets.index('aircraft')</text:p>
      <text:p text:style-name="P170"><text:s text:c="4"/># сюда мы не попадем</text:p>
      <text:p text:style-name="P170">end</text:p>
      <text:p text:style-name="P170"/>
      <text:p text:style-name="P170">Array#index(val) – возвращает положение самой левой (первой) встречи val</text:p>
      <text:p text:style-name="P170">Array#rindex(val) – самой правой (последней)</text:p>
      <text:p text:style-name="P170">возвращаемый номер позиции всегда от начала слова (то есть, слева)</text:p>
      <text:p text:style-name="P170">Аналогичным образом работают эти же методы для класса String</text:p>
      <text:p text:style-name="P170">String#index</text:p>
      <text:p text:style-name="P170"><text:soft-page-break/>String#rindex</text:p>
      <text:p text:style-name="P170"/>
      <text:p text:style-name="P170">Закончите код</text:p>
      <text:p text:style-name="P170"/>
      <text:p text:style-name="P170">if “abrakadabra”.index(“k”) …</text:p>
      <text:p text:style-name="P170"><text:tab/>puts “В этом слове одна буква k”</text:p>
      <text:p text:style-name="P170">end</text:p>
      <text:p text:style-name="P170"/>
      <text:p text:style-name="P170">ответ</text:p>
      <text:p text:style-name="P170">if “abrakadabra”.index(“k”) == “abrakadabra”.rindex(“k”) <text:s/># 4 == 4</text:p>
      <text:p text:style-name="P170"><text:tab/>puts “В этом слове одна буква k”</text:p>
      <text:p text:style-name="P170">end</text:p>
      <text:p text:style-name="P170"/>
      <text:p text:style-name="P170">if “abrakadabra”.index(“b”) ...</text:p>
      <text:p text:style-name="P170"><text:tab/>puts “В этом слове больше одной буквы b”</text:p>
      <text:p text:style-name="P170">end</text:p>
      <text:p text:style-name="P170"/>
      <text:p text:style-name="P170">ответ</text:p>
      <text:p text:style-name="P170"/>
      <text:p text:style-name="P170">if “abrakadabra”.index(“b”) != “abrakadabra”.rindex(“b”) # 1 != 8</text:p>
      <text:p text:style-name="P170"><text:tab/>puts “В этом слове больше одной буквы b”</text:p>
      <text:p text:style-name="P170">end</text:p>
      <text:p text:style-name="P170"/>
      <text:p text:style-name="P170"/>
      <text:p text:style-name="P168">Задания</text:p>
      <text:p text:style-name="P168"/>
      <text:p text:style-name="P196">Из файла lesson.11/searching/text.txt выведите предложения, содержащие хотя бы одно слово в середине, написанное в Titlecase.</text:p>
      <text:p text:style-name="P170"/>
      <text:p text:style-name="P170">не используя String#=~ на все предложение. представьте предложение в виде массива слов.</text:p>
      <text:p text:style-name="P170"/>
      <text:p text:style-name="P170">ответ: finding/select_sent_with_titlecase_inside.rb</text:p>
      <text:p text:style-name="P170">ответ:finding/select_sent_with_titlecase_inside.2.rb <text:s/>с использованием Array#shift</text:p>
      <text:p text:style-name="P170"/>
      <text:p text:style-name="P173">Selecting element(s)</text:p>
      <text:p text:style-name="P173"/>
      <text:p text:style-name="P171">Как найти и выбрать из массива элемент(ы), удовлетворяющие некоторому условию?</text:p>
      <text:p text:style-name="P171"/>
      <text:p text:style-name="P197"><text:span text:style-name="T56">Даны среднемесячные температуры в г. Надыме. Как</text:span> <text:span text:style-name="T56">найти первую положительную температуру,</text:span></text:p>
      <text:p text:style-name="P171"/>
      <text:p text:style-name="P171"><text:s/>temperatures = [-19.6, -18.2, -11.8, -7.6, 1.2, 10.6, 16.0, 12.1, 4.9, -19, -20, -25]</text:p>
      <text:p text:style-name="P180"/>
      <text:p text:style-name="P172"><text:span text:style-name="T56"><text:s/>temperatures</text:span><text:span text:style-name="T56">.find {|el| el &gt; 0} <text:s/>#=&gt; 1.2</text:span></text:p>
      <text:p text:style-name="P171"/>
      <text:p text:style-name="P171">см. selecting/first_warm_month_temp.rb</text:p>
      <text:p text:style-name="P180"/>
      <text:p text:style-name="P170"><text:s/>см также Array#find <text:s/>= <text:s/>Array#detect</text:p>
      <text:p text:style-name="P170"><text:s/></text:p>
      <text:p text:style-name="P170"><text:soft-page-break/>чем Array#find отличается от Array#select?</text:p>
      <text:p text:style-name="P170">Что вернет следующий код?</text:p>
      <text:p text:style-name="P170"/>
      <text:p text:style-name="P172"><text:span text:style-name="T56"><text:s/></text:span><text:span text:style-name="T56">temp</text:span><text:span text:style-name="T56">eratures</text:span><text:span text:style-name="T56">.select {|temp| temp &gt; 0} </text:span></text:p>
      <text:p text:style-name="P171"><text:s/>#=&gt; [1.2, 10.6, 16.0, 12.1, 4.9]</text:p>
      <text:p text:style-name="P172"><text:span text:style-name="T56">то есть, </text:span><text:span text:style-name="T2">массив</text:span><text:span text:style-name="T56"> всех подходящих значений</text:span></text:p>
      <text:p text:style-name="P171"/>
      <text:p text:style-name="P171">см. также Array#grep</text:p>
      <text:p text:style-name="P178"/>
      <text:p text:style-name="P67">Сортировка массива, оператор &lt;=&gt;</text:p>
      <text:p text:style-name="P72"/>
      <text:p text:style-name="P72">sort, sort!</text:p>
      <text:p text:style-name="P72"/>
      <text:p text:style-name="P72"><text:tab/>words = %w{ pear apple strawberry apple bears }</text:p>
      <text:p text:style-name="P72"/>
      <text:p text:style-name="P72"><text:tab/>words.sort</text:p>
      <text:p text:style-name="P72"><text:tab/>#=&gt; ["apple", "apple", "bears", "pear", "strawberry"]</text:p>
      <text:p text:style-name="P72"/>
      <text:p text:style-name="P72">Элементы cравниваются между собой при помощи оператора &lt;=&gt;.</text:p>
      <text:p text:style-name="P72"/>
      <text:p text:style-name="P72">Почитайте ri про метод &lt;=&gt; у строк</text:p>
      <text:p text:style-name="P72"/>
      <text:p text:style-name="P72"><text:tab/>ri ‘String#&lt;=&gt;’ <text:tab/><text:tab/><text:tab/># кавычки обязательны</text:p>
      <text:p text:style-name="P72"/>
      <text:p text:style-name="P72"><text:tab/>str &lt;=&gt; other_str <text:s text:c="2"/>-&gt; -1, 0, +1</text:p>
      <text:p text:style-name="P72"/>
      <text:p text:style-name="P72">Что вернут следующие сравнения?</text:p>
      <text:p text:style-name="P72"/>
      <text:p text:style-name="P72"><text:tab/>'apple' &lt;=&gt; 'apple' <text:s/>#=&gt; 0</text:p>
      <text:p text:style-name="P72"><text:tab/>'apple' &lt;=&gt; 'bears' <text:s/>#=&gt; -1 <text:s text:c="2"/>apple сортируется перед bears</text:p>
      <text:p text:style-name="P72"><text:tab/>‘bears’ &lt;=&gt; ‘apple’ #=&gt; 1 <text:s text:c="2"/>bear сортируется после apple</text:p>
      <text:p text:style-name="P72"><text:tab/>‘apples’ &lt;=&gt; ‘apple’ #=&gt; 1</text:p>
      <text:p text:style-name="P72"/>
      <text:p text:style-name="P72">&gt;&gt;&gt; на операторе &lt;=&gt; <text:s/>завязан модуль-примесь Comparable, который дает методы сравнения &lt; &gt; &lt;= &gt;=</text:p>
      <text:p text:style-name="P72"/>
      <text:p text:style-name="P67">Сортировка с блоком</text:p>
      <text:p text:style-name="P72"/>
      <text:p text:style-name="P72">sort может принимать блок, в котором описана процедура сравнения двух элементов. блок должен возвращать -1, 0, 1</text:p>
      <text:p text:style-name="P72"/>
      <text:p text:style-name="P72">sort без блока эквивалентен</text:p>
      <text:p text:style-name="P72"/>
      <text:p text:style-name="P72"><text:tab/>array.sort {|a, b| <text:s text:c="22"/>&lt;--- как взаимно расположить элементы a и b?</text:p>
      <text:p text:style-name="P72"><text:tab/><text:tab/>a &lt;=&gt; b <text:s text:c="14"/>&lt;--- если -1, то ab; если 1 то ba</text:p>
      <text:p text:style-name="P72"><text:tab/>}</text:p>
      <text:p text:style-name="P72"/>
      <text:p text:style-name="P72">!!! Задание: какой командой можно отсортировать массив в обратном порядке (от большего к меньшему), не используя Array#reverse</text:p>
      <text:p text:style-name="P72"/>
      <text:p text:style-name="P72"><text:soft-page-break/><text:tab/>array.sort {|a,b| </text:p>
      <text:p text:style-name="P72"><text:tab/> <text:s text:c="3"/>b &lt;=&gt; a </text:p>
      <text:p text:style-name="P72"><text:tab/>}</text:p>
      <text:p text:style-name="P72"/>
      <text:p text:style-name="P72">см. lesson.11/sorting/test_sort_1.rb</text:p>
      <text:p text:style-name="P72"/>
      <text:p text:style-name="P72">!!! Задание: отсортируйте массив @numbers по длине слова</text:p>
      <text:p text:style-name="P72"/>
      <text:p text:style-name="P72"><text:tab/>@numbers.sort {|a,b| </text:p>
      <text:p text:style-name="P72"><text:tab/><text:tab/>a.length &lt;=&gt; b.length </text:p>
      <text:p text:style-name="P72"><text:tab/>}</text:p>
      <text:p text:style-name="P72"/>
      <text:p text:style-name="P72">см. lesson.11/sorting/test_sort_2.rb</text:p>
      <text:p text:style-name="P72"/>
      <text:p text:style-name="P72">!!! Вопрос: в обратном порядке, от больших длин к меньшим?</text:p>
      <text:p text:style-name="P72"/>
      <text:p text:style-name="P72"><text:tab/>@numbers.sort {|b,a| </text:p>
      <text:p text:style-name="P72"><text:tab/><text:tab/>a.length &lt;=&gt; b.length </text:p>
      <text:p text:style-name="P72"><text:tab/>}</text:p>
      <text:p text:style-name="P72"/>
      <text:p text:style-name="P72">&gt;&gt;&gt; подвох: см порядок |b, a|</text:p>
      <text:p text:style-name="P66"/>
      <text:p text:style-name="P120">Сортировка по вычисленному значению</text:p>
      <text:p text:style-name="P119"/>
      <text:p text:style-name="P119"><text:tab/>sort_by, sort_by!</text:p>
      <text:p text:style-name="P119"/>
      <text:p text:style-name="P72">Производят сортировку по вычесленному значению (внутри делается map)</text:p>
      <text:p text:style-name="P72"/>
      <text:p text:style-name="P72"><text:tab/>%w{ three one 1984 }.sort_by {|item|</text:p>
      <text:p text:style-name="P72"><text:tab/><text:tab/>item.length</text:p>
      <text:p text:style-name="P72"><text:tab/>}</text:p>
      <text:p text:style-name="P72"/>
      <text:p text:style-name="P72"><text:tab/>#=&gt; ["one", "1984", "three"]</text:p>
      <text:p text:style-name="P72"/>
      <text:p text:style-name="P72">см. test_sort_by_1.rb</text:p>
      <text:p text:style-name="P72"/>
      <text:p text:style-name="P72">!!!! Задание: исследуйте, что делает скрипт test_sort_by_2.rb</text:p>
      <text:p text:style-name="P72"/>
      <text:p text:style-name="P72"><text:tab/>["o<text:span text:style-name="T1">c</text:span>ho", "<text:span text:style-name="T1">c</text:span>inco", "cuatro", "dos", "diez", "uno", "nueve", "seis", "siete", "tres"]</text:p>
      <text:p text:style-name="P72"/>
      <text:p text:style-name="P72">!!! Ответ: сортирует по первой согласной букве</text:p>
      <text:p text:style-name="P72"/>
      <text:p text:style-name="P72">!!! Задание: измените test_sort_by_2.rb так, чтобы слова были отсортированы по количеству гласных в слове</text:p>
      <text:p text:style-name="P72"/>
      <text:p text:style-name="P72">ответ: test_sort_by_3.rb</text:p>
      <text:p text:style-name="P72"/>
      <text:p text:style-name="P72"><text:tab/>["dos", "tres", <text:s text:c="3"/>"seis", "diez", "cinco", "uno", "ocho", <text:s text:c="3"/>"siete", "nueve", "cuatro"]</text:p>
      <text:p text:style-name="P72"/>
      <text:p text:style-name="P72">Задания</text:p>
      <text:p text:style-name="P72"><text:soft-page-break/></text:p>
      <text:p text:style-name="P72">!!! Задание: отсортируйте массив @trn_numbers по немецким словам?</text:p>
      <text:p text:style-name="P72"/>
      <text:p text:style-name="P72">@trn_numbers = [ </text:p>
      <text:p text:style-name="P72"><text:s text:c="4"/>[1, "one", <text:s text:c="3"/>"ein"], </text:p>
      <text:p text:style-name="P72"><text:s text:c="4"/>[2, "two", <text:s text:c="2"/>"zwei"], </text:p>
      <text:p text:style-name="P72"><text:s text:c="4"/>[3, "three", "drei"], </text:p>
      <text:p text:style-name="P72"><text:s text:c="4"/>[4, "four", <text:s/>"vier"], </text:p>
      <text:p text:style-name="P72"><text:s text:c="4"/>[5, "five", <text:s/>"fünf"] </text:p>
      <text:p text:style-name="P72">]</text:p>
      <text:p text:style-name="P72"/>
      <text:p text:style-name="P72">см. lesson.10/sorting/test_sort_by_5.rb</text:p>
      <text:p text:style-name="P66">см. lesson.10/sorting/test_sort_3.rb</text:p>
      <text:p text:style-name="P15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7">Пользовательские методы</text:p>
          </table:table-cell>
          <table:table-cell table:style-name="Таблица3.A1" office:value-type="string">
            <text:p text:style-name="P159">Занятие 12</text:p>
            <text:p text:style-name="P159">(90 минут)</text:p>
          </table:table-cell>
        </table:table-row>
      </table:table>
      <text:p text:style-name="P11"/>
      <text:p text:style-name="P160">Раздаточный материал</text:p>
      <text:p text:style-name="P160"/>
      <text:list xml:id="list390469435" text:continue-list="list2083643678" text:style-name="L29">
        <text:list-item>
          <text:p text:style-name="P287">lesson.12.tar.bz2</text:p>
        </text:list-item>
      </text:list>
      <text:p text:style-name="P157"/>
      <text:p text:style-name="P161">Вопросы</text:p>
      <text:list xml:id="list1950759541" text:style-name="L36">
        <text:list-header>
          <text:p text:style-name="P294"/>
        </text:list-header>
        <text:list-item>
          <text:p text:style-name="P295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89">Метод sort оперирует двумя аргументами (они в |a,b|). Что это за аргументы?</text:p>
        </text:list-item>
        <text:list-item>
          <text:p text:style-name="P289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89">Как Array#sort отсортирует массив массивов?</text:p>
        </text:list-item>
        <text:list-item>
          <text:p text:style-name="P289">Чем отличается Array#sort_by от Array#sort ?</text:p>
        </text:list-item>
        <text:list-item>
          <text:p text:style-name="P289">Чем отличаются методы Array#all? и Array#any?</text:p>
        </text:list-item>
        <text:list-item>
          <text:p text:style-name="P296"><text:span text:style-name="T24">Какими способами можно установить, что некоторый элемент присутс</text:span><text:span text:style-name="T24">т</text:span><text:span text:style-name="T24">вует в массиве? – <text:s/>(include?/member? → boolean, Array#index/</text:span><text:span text:style-name="T24">#rindex</text:span><text:span text:style-name="T24"> → position, find → сам элемент)</text:span></text:p>
        </text:list-item>
        <text:list-item>
          <text:p text:style-name="P296"><text:span text:style-name="T24">Какие из этих методом принимают блок и зачем? </text:span><text:span text:style-name="T24">- index/rindex/find. чтобы задавать более сложное условие, а не буквальное равенство.</text:span></text:p>
        </text:list-item>
        <text:list-item>
          <text:p text:style-name="P296"><text:span text:style-name="T24">Правда ли, что метод index есть только у массивов? - нет, он есть и у String (см. </text:span><text:span text:style-name="T24">ri index</text:span><text:span text:style-name="T24">)</text:span></text:p>
        </text:list-item>
        <text:list-item>
          <text:p text:style-name="P289">Почему Array#index/rindex/find можно использовать в условиях? - они возвращают nil, если ничего не найдено</text:p>
        </text:list-item>
        <text:list-item>
          <text:p text:style-name="P296"><text:span text:style-name="T24">Чем отличается Array#find от Array#select</text:span><text:span text:style-name="T24">?</text:span></text:p>
        </text:list-item>
        <text:list-item>
          <text:p text:style-name="P289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7"/>
      <text:p text:style-name="P67">Пользовательские методы</text:p>
      <text:p text:style-name="P72"/>
      <text:p text:style-name="P72">Программист может задавать свои собственные методы</text:p>
      <text:p text:style-name="P72"/>
      <text:p text:style-name="P72">Метод это способ сгруппировать код в одном месте</text:p>
      <text:p text:style-name="P72"/>
      <text:list xml:id="list922543289" text:style-name="L37">
        <text:list-item>
          <text:p text:style-name="P211">возможность абстрагироваться от деталей реализации</text:p>
        </text:list-item>
        <text:list-item>
          <text:p text:style-name="P211">более читабельный и более легко управляемый код</text:p>
        </text:list-item>
        <text:list-item>
          <text:p text:style-name="P211">возможность повторного использования (code reuse)</text:p>
          <text:p text:style-name="P211"/>
        </text:list-item>
      </text:list>
      <text:p text:style-name="P72">синонимы: подпрограммы, функции, процедуры</text:p>
      <text:p text:style-name="P52"/>
      <text:p text:style-name="P52">Метод должен быть определен до его использования</text:p>
      <text:p text:style-name="P52"/>
      <text:p text:style-name="P52">Определение метода:</text:p>
      <text:p text:style-name="P52"/>
      <text:p text:style-name="P144">def method_name(arg1, arg2....)</text:p>
      <text:p text:style-name="P144"><text:s text:c="3"/># команды</text:p>
      <text:p text:style-name="P144"><text:s text:c="3"/>return ...</text:p>
      <text:p text:style-name="P144">end</text:p>
      <text:p text:style-name="P144"><text:soft-page-break/></text:p>
      <text:p text:style-name="P52">Использование (вызов) метода:</text:p>
      <text:p text:style-name="P52"/>
      <text:p text:style-name="P52"><text:tab/>method_name(arg1, arg2...)</text:p>
      <text:p text:style-name="P52"/>
      <text:p text:style-name="P157">см. пример использования методов:</text:p>
      <text:p text:style-name="P157"><text:tab/>methods/extract_random_subcorpus.3.rb</text:p>
      <text:p text:style-name="P157">исследуйте, что делает скрипт:</text:p>
      <text:p text:style-name="P157"><text:tab/>methods/extract_random_subcorpus.4.rb</text:p>
      <text:p text:style-name="P109">&gt;&gt;&gt; выбирает 10% предложений длиной меньше 10 слов и 15 % предложений больше 10 слов. Этот скрипт показывает code reuse</text:p>
      <text:p text:style-name="P109"/>
      <text:p text:style-name="P67">Аргументы в методах</text:p>
      <text:p text:style-name="P52"/>
      <text:p text:style-name="P52">Имена аргументов это локальные названия для внешних (по отношению к методу) переменных и литералов</text:p>
      <text:p text:style-name="P52"/>
      <text:p text:style-name="P52">&gt;&gt;&gt; не только внешних. если метод вызывает другой метод...</text:p>
      <text:p text:style-name="P52"/>
      <text:p text:style-name="P52"><text:tab/>def unvowel(word)</text:p>
      <text:p text:style-name="P52"><text:tab/><text:tab/>word.delete(‘ieaou’)</text:p>
      <text:p text:style-name="P52"><text:tab/>end</text:p>
      <text:p text:style-name="P52"/>
      <text:p text:style-name="P52"><text:tab/>unvowel(“hello”)</text:p>
      <text:p text:style-name="P52"><text:tab/># внутри unvowel, переменная word становиться равной hello</text:p>
      <text:p text:style-name="P52"/>
      <text:p text:style-name="P52"><text:tab/>w = “hello”</text:p>
      <text:p text:style-name="P52"><text:tab/>unvowel(w)</text:p>
      <text:p text:style-name="P52"/>
      <text:p text:style-name="P52">Аргументы передаются позиционно</text:p>
      <text:p text:style-name="P52"/>
      <text:p text:style-name="P52"><text:tab/>def max_of_three(a, b, c)</text:p>
      <text:p text:style-name="P52"><text:tab/><text:tab/>if a &gt; b &amp;&amp; a &gt; c</text:p>
      <text:p text:style-name="P52"><text:tab/><text:tab/><text:tab/>return a</text:p>
      <text:p text:style-name="P52"><text:tab/><text:tab/>elsif …</text:p>
      <text:p text:style-name="P52"><text:tab/><text:tab/><text:tab/>...</text:p>
      <text:p text:style-name="P52"><text:tab/><text:tab/>end</text:p>
      <text:p text:style-name="P52"><text:tab/>end</text:p>
      <text:p text:style-name="P52"/>
      <text:p text:style-name="P52"><text:tab/>x, y = 1, 20</text:p>
      <text:p text:style-name="P52"><text:tab/>max_of_three(x, y, 10)</text:p>
      <text:p text:style-name="P52"/>
      <text:p text:style-name="P52">Вопрос: Что внутри метода?</text:p>
      <text:p text:style-name="P52">Ответ: внутри метода имеем</text:p>
      <text:p text:style-name="P52"><text:tab/>a = x = 1</text:p>
      <text:p text:style-name="P52"><text:tab/>b = y = 20</text:p>
      <text:p text:style-name="P52"><text:tab/>c = 10</text:p>
      <text:p text:style-name="P52"/>
      <text:p text:style-name="P55">Задание: реализуйте метод max_of_three иначе</text:p>
      <text:p text:style-name="P55">ответ: methods/max_of_three.2.rb</text:p>
      <text:p text:style-name="P55"><text:soft-page-break/>ответ: methods/max_of_three.3.rb</text:p>
      <text:p text:style-name="P56"/>
      <text:p text:style-name="P67">Передача объектов в метод</text:p>
      <text:p text:style-name="P52"/>
      <text:p text:style-name="P52">Объекты, передаваемые в метод через аргументы, передаются</text:p>
      <text:list xml:id="list549968189" text:style-name="L38">
        <text:list-item>
          <text:p text:style-name="P257"><text:span text:style-name="T22">по </text:span><text:span text:style-name="T22">значению (по </text:span><text:span text:style-name="T22">копии</text:span><text:span text:style-name="T22">)</text:span></text:p>
        </text:list-item>
        <text:list-item>
          <text:p text:style-name="P257"><text:span text:style-name="T22">по </text:span><text:span text:style-name="T22">ссылке</text:span></text:p>
        </text:list-item>
      </text:list>
      <text:p text:style-name="P52"/>
      <text:p text:style-name="P52">!!! Задание: исследуйте скрипт methods/test_args_2.rb. Что произошло со строкой в str и почему?</text:p>
      <text:p text:style-name="P52"/>
      <text:p text:style-name="P52">Метод object_id применяется к любой сущности в руби, возвращает идентификатор этой сущности (объекта) в памяти.</text:p>
      <text:p text:style-name="P52"/>
      <text:p text:style-name="P52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6"/>
      <text:p text:style-name="P52">Простые объекты (числа, true, false, nil) передаются по копии (в руби – при попытке их изменить, делается копия).</text:p>
      <text:p text:style-name="P52">Сложные объекты (String, Array, Hash, etc) передаются по ссылке – такой объект можно изменить (в том числе по неосторожности).</text:p>
      <text:p text:style-name="P52"/>
      <text:p text:style-name="P78">Множественное присваивание</text:p>
      <text:p text:style-name="P78"/>
      <text:p text:style-name="P77">это два разных объекта a и b</text:p>
      <text:p text:style-name="P77"/>
      <text:p text:style-name="P77"><text:tab/>a = b = 10</text:p>
      <text:p text:style-name="P56"/>
      <text:p text:style-name="P55">это две ссылки aa и bb на один объект</text:p>
      <text:p text:style-name="P55"/>
      <text:p text:style-name="P55"><text:tab/>aa = bb = [1,2,3,4]</text:p>
      <text:p text:style-name="P55"><text:tab/></text:p>
      <text:p text:style-name="P55"><text:tab/>aa &lt;&lt; 5</text:p>
      <text:p text:style-name="P55"><text:tab/>изменится и aa и bb</text:p>
      <text:p text:style-name="P56"/>
      <text:p text:style-name="P56"/>
      <text:p text:style-name="P67">Область видимости переменных</text:p>
      <text:p text:style-name="P52"/>
      <text:p text:style-name="P52">Область видимости (visibility scope) фрагмент(ы) программы, где переменная видна (то есть, ее можно использовать)</text:p>
      <text:p text:style-name="P52"/>
      <text:p text:style-name="P52">Виды переменных</text:p>
      <text:p text:style-name="P52"><text:tab/>глобальные ($name) – доступны везде. $stdout, $stderr</text:p>
      <text:p text:style-name="P52"><text:tab/>локальные (бeз @ в начале)</text:p>
      <text:p text:style-name="P52"><text:tab/>переменные объекта класса (начинаются с @).</text:p>
      <text:p text:style-name="P52"><text:tab/>переменные класса (начинаются с @@)</text:p>
      <text:p text:style-name="P52"/>
      <text:p text:style-name="P52">Локальная переменная видна только в локальном контексте</text:p>
      <text:p text:style-name="P52"/>
      <text:p text:style-name="P52"><text:soft-page-break/><text:tab/>def increment(a)</text:p>
      <text:p text:style-name="P52"><text:tab/><text:tab/>a += 1</text:p>
      <text:p text:style-name="P52"><text:tab/>end</text:p>
      <text:p text:style-name="P52"/>
      <text:p text:style-name="P52">Вопрос: Чему равно a до и после вызова метода ? Чему равно a во время вызова</text:p>
      <text:p text:style-name="P52"/>
      <text:p text:style-name="P52"><text:tab/>a = 10</text:p>
      <text:p text:style-name="P52"><text:tab/>puts increment(a)</text:p>
      <text:p text:style-name="P52"><text:tab/>puts a <text:s text:c="24"/>#=&gt; 10</text:p>
      <text:p text:style-name="P52"/>
      <text:p text:style-name="P52">Это разные переменные а! Они находятся в разных пространствах имен, поэтому не конфликтуют</text:p>
      <text:p text:style-name="P52"/>
      <text:p text:style-name="P52"><text:tab/>def incr2</text:p>
      <text:p text:style-name="P52"><text:tab/><text:tab/>@a += 1</text:p>
      <text:p text:style-name="P52"><text:tab/>end</text:p>
      <text:p text:style-name="P52"/>
      <text:p text:style-name="P52">Вопрос: Чему будет равно @a до, во время и после вызова метода</text:p>
      <text:p text:style-name="P52"/>
      <text:p text:style-name="P52"><text:tab/>@a = 10 <text:s text:c="9"/>#=&gt;</text:p>
      <text:p text:style-name="P52"><text:tab/>incr2</text:p>
      <text:p text:style-name="P52"><text:tab/>@a</text:p>
      <text:p text:style-name="P52"/>
      <text:p text:style-name="P52">Переменная с @ является глобальной для скрипта</text:p>
      <text:p text:style-name="P52"/>
      <text:p text:style-name="P55">Задание: <text:s/>в скрипте methods/extract_random_subcorpus.3.rb сделайте переменную pct видимой внутри метода.</text:p>
      <text:p text:style-name="P55"/>
      <text:p text:style-name="P55">ответ: <text:s/>methods/extract_random_subcorpus.5.rb</text:p>
      <text:p text:style-name="P55"/>
      <text:p text:style-name="P55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5"/>
      <text:p text:style-name="P56"/>
      <text:p text:style-name="P67">Return</text:p>
      <text:p text:style-name="P52"/>
      <text:p text:style-name="P52">Метод может возвращать какое-либо значение. Для этого используется ключевое слово <text:span text:style-name="T1">return</text:span></text:p>
      <text:p text:style-name="P52"/>
      <text:p text:style-name="P52"><text:tab/>возвращает указанное значение</text:p>
      <text:p text:style-name="P52"><text:tab/>и выходит из метода</text:p>
      <text:p text:style-name="P52"/>
      <text:p text:style-name="P52"><text:tab/>def longer_word(word1, word2)</text:p>
      <text:p text:style-name="P52"><text:tab/><text:tab/>if word1.length &gt; word2.length</text:p>
      <text:p text:style-name="P52"><text:tab/><text:tab/><text:tab/><text:span text:style-name="T1">return</text:span> word1</text:p>
      <text:p text:style-name="P52"><text:tab/><text:tab/>else</text:p>
      <text:p text:style-name="P52"><text:tab/><text:tab/><text:tab/>return word2</text:p>
      <text:p text:style-name="P52"><text:tab/><text:tab/>end</text:p>
      <text:p text:style-name="P52"/>
      <text:p text:style-name="P52"><text:tab/><text:tab/>puts “hello” <text:s/># this never happens</text:p>
      <text:p text:style-name="P52"><text:soft-page-break/><text:tab/>end</text:p>
      <text:p text:style-name="P52"/>
      <text:p text:style-name="P52">В руби при помощи return можно вернуть любое количество любых объектов</text:p>
      <text:p text:style-name="P52"/>
      <text:p text:style-name="P52"><text:tab/>w = “books”</text:p>
      <text:p text:style-name="P52"><text:tab/>puts longer_word(“book”, w)</text:p>
      <text:p text:style-name="P52"><text:tab/>#=&gt; books</text:p>
      <text:p text:style-name="P52"/>
      <text:p text:style-name="P52">В руби при определении и вызове метода скобки можно опускать</text:p>
      <text:p text:style-name="P52"/>
      <text:p text:style-name="P52">Вопрос: чему равно res ?</text:p>
      <text:p text:style-name="P52"/>
      <text:p text:style-name="P52"><text:tab/>w = “burn”</text:p>
      <text:p text:style-name="P52"><text:tab/>res = longer_word “book”, w</text:p>
      <text:p text:style-name="P52"><text:tab/>#=&gt; res = burn</text:p>
      <text:p text:style-name="P52"/>
      <text:p text:style-name="P52">Чтобы вернуть несколько значений</text:p>
      <text:p text:style-name="P52"/>
      <text:p text:style-name="P52"><text:tab/>return val1, val2, val3</text:p>
      <text:p text:style-name="P52"/>
      <text:p text:style-name="P52">&gt;&gt;&gt; Руби просто возвращает массив</text:p>
      <text:p text:style-name="P52"/>
      <text:p text:style-name="P52">!!!! Задание: напишите метод, который принимает массив чисел и возвращает минимальное и максимальное значения</text:p>
      <text:p text:style-name="P52"/>
      <text:p text:style-name="P52"><text:tab/>values = [3,2,5,9,1,-7]</text:p>
      <text:p text:style-name="P52"/>
      <text:p text:style-name="P52">Ожидаемый выход</text:p>
      <text:p text:style-name="P52"/>
      <text:p text:style-name="P52"><text:tab/>min = -7 </text:p>
      <text:p text:style-name="P52"><text:tab/>max = 9 </text:p>
      <text:p text:style-name="P52"/>
      <text:p text:style-name="P52">см. methods/min_max.1.rb</text:p>
      <text:p text:style-name="P52"/>
      <text:p text:style-name="P52">Вопрос: что вы видите в methods/min_max.2.rb?</text:p>
      <text:p text:style-name="P52"/>
      <text:p text:style-name="P52">&gt;&gt;&gt; два значения возвращаются одним массивом</text:p>
      <text:p text:style-name="P52"/>
      <text:p text:style-name="P67">Задания</text:p>
      <text:p text:style-name="P52"/>
      <text:p text:style-name="P52">!!!! Задание: напишите свой метод, который будет из данного массива выбирать слова заданной длины</text:p>
      <text:p text:style-name="P52"/>
      <text:p text:style-name="P52"><text:tab/>dict = %w{cat act book teacher Ruby} </text:p>
      <text:p text:style-name="P52"><text:tab/>res = select_by_length(dict, 4) </text:p>
      <text:p text:style-name="P52"/>
      <text:p text:style-name="P52">Ожидаемый результат</text:p>
      <text:p text:style-name="P52"><text:tab/></text:p>
      <text:p text:style-name="P52"><text:tab/>["book", "Ruby"]</text:p>
      <text:p text:style-name="P52"/>
      <text:p text:style-name="P59"><text:soft-page-break/>ответ: methods/select_by_length.rb</text:p>
      <text:p text:style-name="P5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7"/>
            <text:p text:style-name="P157">Пользовательские методы</text:p>
          </table:table-cell>
          <table:table-cell table:style-name="Table11.A1" office:value-type="string">
            <text:p text:style-name="P159">Занятие 13</text:p>
            <text:p text:style-name="P159">(90 минут)</text:p>
          </table:table-cell>
        </table:table-row>
      </table:table>
      <text:p text:style-name="P11"/>
      <text:p text:style-name="P71">Раздаточный материал</text:p>
      <text:p text:style-name="P71"/>
      <text:list xml:id="list1612707473" text:style-name="L39">
        <text:list-item>
          <text:p text:style-name="P212">lesson.13.tar.bz2</text:p>
        </text:list-item>
      </text:list>
      <text:p text:style-name="P4"/>
      <text:p text:style-name="P14">Вопросы</text:p>
      <text:p text:style-name="P4"/>
      <text:list xml:id="list674449036" text:style-name="L40">
        <text:list-item>
          <text:p text:style-name="P213">зачем нужны методы?</text:p>
        </text:list-item>
        <text:list-item>
          <text:p text:style-name="P213">что возвращает метод и как он это делает?</text:p>
        </text:list-item>
        <text:list-item>
          <text:p text:style-name="P213">сколько значений может вернуть метод в руби?</text:p>
        </text:list-item>
      </text:list>
      <text:list xml:id="list1928790726" text:style-name="L41">
        <text:list-item>
          <text:p text:style-name="P214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584164652" text:continue-list="list674449036" text:style-name="L40">
        <text:list-item>
          <text:p text:style-name="P213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13">как взаимодействуют ОДНОИМЕННЫЕ переменные внутри метода с переменными вне этого метода?</text:p>
        </text:list-item>
        <text:list-item>
          <text:p text:style-name="P213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317563808" text:style-name="L42">
        <text:list-item>
          <text:p text:style-name="P215">как задать глобальную переменную (для данного скрипта)? -- $name @name или константа</text:p>
        </text:list-item>
      </text:list>
      <text:list xml:id="list1813953478" text:continue-list="list584164652" text:style-name="L40">
        <text:list-item>
          <text:p text:style-name="P213">можно ли определить метод, который не принимает никаких аргументов?</text:p>
        </text:list-item>
        <text:list-item>
          <text:p text:style-name="P213">как передаются аргументы в метод?</text:p>
        </text:list-item>
      </text:list>
      <text:list xml:id="list85376364" text:style-name="L43">
        <text:list-item>
          <text:p text:style-name="P216">позиционно</text:p>
        </text:list-item>
        <text:list-item>
          <text:p text:style-name="P216">по значению / по ссылке</text:p>
        </text:list-item>
      </text:list>
      <text:p text:style-name="P4"/>
      <text:p text:style-name="P14">Разбор задания syn_mtag2ts_max_freq.rb</text:p>
      <text:p text:style-name="P55"/>
      <text:p text:style-name="P55">lesson.13/01.maxfreqtag/ALGO</text:p>
      <text:p text:style-name="P55"/>
      <text:p text:style-name="P55">Пошагово, syn_mtag2ts_max_freq.rb:</text:p>
      <text:p text:style-name="P55"/>
      <text:p text:style-name="P146">вход:</text:p>
      <text:p text:style-name="P146">I CD/10_NP/10_PP1A/150 love NN/70_VB/60 apples NNS/20</text:p>
      <text:p text:style-name="P146"/>
      <text:p text:style-name="P146">выделить из строки отдельные поля:</text:p>
      <text:p text:style-name="P146">[“I”, “CD/10_NP/10_PP1A/150”, “love”, “NN/70_VB/60”, “apples”, “NNS/20”]</text:p>
      <text:p text:style-name="P146"/>
      <text:p text:style-name="P146">преобразовать множество тегов в одному. не-теги оставить как есть.</text:p>
      <text:p text:style-name="P146">[“I”, “PP1A”, “love”, “NN”, “apples”, “NNS”]</text:p>
      <text:p text:style-name="P146"/>
      <text:p text:style-name="P146">объединить в одну строку:</text:p>
      <text:p text:style-name="P146">“I_PP1A love_NN apples_NNS”</text:p>
      <text:p text:style-name="P55"/>
      <text:p text:style-name="P55">Варианты скрипта</text:p>
      <text:p text:style-name="P55"/>
      <text:p text:style-name="P55"><text:soft-page-break/>syn_mtag2ts_max_freq.2.rb</text:p>
      <text:p text:style-name="P55"/>
      <text:list xml:id="list895876461" text:style-name="L44">
        <text:list-item>
          <text:p text:style-name="P217">использует Array#max_by (см. также Array#max_by)</text:p>
        </text:list-item>
        <text:list-item>
          <text:p text:style-name="P217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5"/>
      <text:p text:style-name="P55">syn_mtag2ts_max_freq.3.rb</text:p>
      <text:p text:style-name="P55"/>
      <text:list xml:id="list519273323" text:style-name="L45">
        <text:list-item>
          <text:p text:style-name="P218">использует авторазложение массива на составляющие в | |</text:p>
        </text:list-item>
      </text:list>
      <text:p text:style-name="P55"/>
      <text:p text:style-name="P55">!!! Задание: Выделите функциональность выбора лучшего тега <text:s/>в метод.</text:p>
      <text:p text:style-name="P55"/>
      <text:p text:style-name="P55"><text:tab/>tag = tag_with_max_freq(tfs_as_string)</text:p>
      <text:p text:style-name="P55">или</text:p>
      <text:p text:style-name="P55"><text:tab/>tag = tag_with_max_freq(tfs_as_array)</text:p>
      <text:p text:style-name="P55"/>
      <text:p text:style-name="P55">ответ: syn_mtag2ts_max_freq.4.rb</text:p>
      <text:p text:style-name="P55"/>
      <text:p text:style-name="P71">Другие варианты этого же скрипта</text:p>
      <text:p text:style-name="P71"/>
      <text:p text:style-name="P55">syn_mtag2ts_max_freq.5.rb</text:p>
      <text:list xml:id="list181809014" text:style-name="L46">
        <text:list-item>
          <text:p text:style-name="P219">использует Array#map</text:p>
        </text:list-item>
      </text:list>
      <text:p text:style-name="P55"/>
      <text:p text:style-name="P55">syn_mtag2ts_max_freq.6.rb</text:p>
      <text:p text:style-name="P55">syn_mtag2ts_max_freq.6_fails.rb</text:p>
      <text:list xml:id="list1742122491" text:style-name="L47">
        <text:list-item>
          <text:p text:style-name="P220">все сжато в одну операцию. так писать нельзя</text:p>
        </text:list-item>
        <text:list-item>
          <text:p text:style-name="P220">надо использовать {} вместо do..end, потому что разная сила связывания</text:p>
        </text:list-item>
      </text:list>
      <text:p text:style-name="P55"/>
      <text:p text:style-name="P55">syn_mtag2ts_max_freq.7.rb</text:p>
      <text:list xml:id="list262950286" text:style-name="L48">
        <text:list-item>
          <text:p text:style-name="P221">вся функциональность выбора лучших тегов вынесена в отдельный метод</text:p>
        </text:list-item>
      </text:list>
      <text:p text:style-name="P55"/>
      <text:p text:style-name="P71">Разбор задания syn_mtag2mtag_cstfilter.rb</text:p>
      <text:p text:style-name="P71"/>
      <text:p text:style-name="P55">самостоятельно</text:p>
      <text:p text:style-name="P55"/>
      <text:p text:style-name="P55">lesson.13/02/cstfilter/</text:p>
      <text:p text:style-name="P55"/>
      <text:p text:style-name="P55">syn_mtag2mtag_cstfilter.2.rb</text:p>
      <text:list xml:id="list1686502452" text:style-name="L49">
        <text:list-item>
          <text:p text:style-name="P222">использует метод title?</text:p>
        </text:list-item>
        <text:list-item>
          <text:p text:style-name="P222">использует тернарную операцию</text:p>
        </text:list-item>
      </text:list>
      <text:p text:style-name="P55"/>
      <text:p text:style-name="P71">Метод, который ничего не возвращает</text:p>
      <text:p text:style-name="P52"/>
      <text:p text:style-name="P52">Метод не обязательно должен что-либо возвращать</text:p>
      <text:p text:style-name="P52"/>
      <text:list xml:id="list1374538925" text:style-name="L50">
        <text:list-item>
          <text:p text:style-name="P223">метод изменяет сам объект</text:p>
        </text:list-item>
        <text:list-item>
          <text:p text:style-name="P223">метод выполняет какое-то действие, результат которого не важен</text:p>
          <text:p text:style-name="P223"/>
        </text:list-item>
      </text:list>
      <text:p text:style-name="P52"><text:tab/>def greet(name)</text:p>
      <text:p text:style-name="P52"><text:soft-page-break/><text:tab/><text:tab/>puts “Hello, #{name}.”</text:p>
      <text:p text:style-name="P52"><text:tab/>end</text:p>
      <text:p text:style-name="P52"/>
      <text:p text:style-name="P52"><text:tab/>greet(“Zeus”)</text:p>
      <text:p text:style-name="P52"><text:tab/>greet(‘Apollo’)</text:p>
      <text:p text:style-name="P52"/>
      <text:p text:style-name="P52">В руби метод без явного return возвращает результат последней операции!</text:p>
      <text:p text:style-name="P52"/>
      <text:p text:style-name="P52">Вопрос: будет ли напечатан вопрос?</text:p>
      <text:p text:style-name="P52"/>
      <text:p text:style-name="P52">if greet(“Zeus”) <text:s text:c="2"/>#=&gt; nil, т.к. это то, что возвращает puts.</text:p>
      <text:p text:style-name="P52"><text:tab/>puts “How is the life on the Mount Olympus?” # не будет напечатано</text:p>
      <text:p text:style-name="P52">end</text:p>
      <text:p text:style-name="P52"/>
      <text:p text:style-name="P52">if greet(“Zeus”)</text:p>
      <text:p text:style-name="P52"><text:tab/>puts “How is the life on the Mount Olympus?”</text:p>
      <text:p text:style-name="P52">end</text:p>
      <text:p text:style-name="P59"/>
      <text:p text:style-name="P67">Параметры по умолчанию</text:p>
      <text:p text:style-name="P52"/>
      <text:p text:style-name="P52">Аргументам метода можно задавать значение по умолчанию</text:p>
      <text:p text:style-name="P52"/>
      <text:p text:style-name="P144">Array#join(sep=$,)</text:p>
      <text:p text:style-name="P52"/>
      <text:p text:style-name="P72">arr = %w{uno dos tres}</text:p>
      <text:p text:style-name="P72"/>
      <text:p text:style-name="P72"><text:tab/>puts arr.join <text:s text:c="7"/>#=&gt; unodostres</text:p>
      <text:p text:style-name="P52"><text:tab/>puts arr.join(', ') <text:s text:c="2"/>#=&gt; uno, dos, tres</text:p>
      <text:p text:style-name="P52"/>
      <text:p text:style-name="P52">Допускается любое количество опциональных аргументов при условии, что они являются последними аргументами</text:p>
      <text:p text:style-name="P52"/>
      <text:p text:style-name="P52">&gt;&gt;&gt;Что делает этот метод?</text:p>
      <text:p text:style-name="P52"/>
      <text:p text:style-name="P52"><text:tab/>def strjoin(a, b, c=nil, s=” ”)</text:p>
      <text:p text:style-name="P52"><text:tab/><text:tab/>[a,b,c].compact.join(s)</text:p>
      <text:p text:style-name="P52"><text:tab/>end</text:p>
      <text:p text:style-name="P52"/>
      <text:p text:style-name="P52">неверно!</text:p>
      <text:p text:style-name="P52"/>
      <text:p text:style-name="P52"><text:tab/>def strjoin(a, b, c=nil, s)</text:p>
      <text:p text:style-name="P52"><text:tab/><text:tab/>[a,b,c].compact.join(s)</text:p>
      <text:p text:style-name="P52"><text:tab/>end</text:p>
      <text:p text:style-name="P52"/>
      <text:p text:style-name="P52">!!!Вопрос: Что напечатают следующие команды?</text:p>
      <text:p text:style-name="P52"/>
      <text:p text:style-name="P52"><text:tab/>puts strjoin("aa", "bb", "cc", "\t") <text:s text:c="3"/>#=&gt; aa<text:tab/>bb<text:tab/>cc</text:p>
      <text:p text:style-name="P52"><text:tab/>puts strjoin("aa", "bb", "cc") + “!” <text:s text:c="2"/>#=&gt; aa bb cc!</text:p>
      <text:p text:style-name="P52"><text:tab/>puts strjoin("aa", "bb") + “!” <text:s text:c="10"/>#=&gt; aa bb!</text:p>
      <text:p text:style-name="P52"><text:tab/>puts strjoin("aa", "bb", "\t") <text:s/>+ “!” <text:s text:c="3"/>#=&gt; aa bb \t!</text:p>
      <text:p text:style-name="P52"><text:soft-page-break/></text:p>
      <text:p text:style-name="P52">!!!Вопрос: как напечатать “aa<text:tab/>bb” разделенные табуляцей?</text:p>
      <text:p text:style-name="P52"/>
      <text:p text:style-name="P52"><text:tab/>puts strjoin("aa", "bb", nil, "\t") <text:s/>#=&gt;”aa<text:tab/>bb”</text:p>
      <text:p text:style-name="P59"/>
      <text:p text:style-name="P67">Переменное количество аргументов (*)</text:p>
      <text:p text:style-name="P52"/>
      <text:p text:style-name="P52">def method_name(*args)</text:p>
      <text:p text:style-name="P52"><text:tab/># args[0], args[1] ...</text:p>
      <text:p text:style-name="P52">end</text:p>
      <text:p text:style-name="P52"/>
      <text:p text:style-name="P52">method_name(1, “aa”, x, y)</text:p>
      <text:p text:style-name="P52"/>
      <text:p text:style-name="P52">!!! Задание: напишите strjoin, который принимает любое количество аргументов для конкатенации.</text:p>
      <text:p text:style-name="P52"/>
      <text:p text:style-name="P52"><text:tab/>puts strjoin("aa", "bb", "cc", "\t")</text:p>
      <text:p text:style-name="P52"><text:tab/>#=&gt;aa<text:tab/>bb<text:tab/>cc</text:p>
      <text:p text:style-name="P52"/>
      <text:p text:style-name="P52">ответ: test_splat.rb</text:p>
      <text:p text:style-name="P52"/>
      <text:p text:style-name="P52">def strjoin(*args, sep)</text:p>
      <text:p text:style-name="P52"><text:s text:c="2"/>args.join(sep)</text:p>
      <text:p text:style-name="P52">end</text:p>
      <text:p text:style-name="P52"/>
      <text:p text:style-name="P52">Вопрос: почему здесь происходит ошибка?</text:p>
      <text:p text:style-name="P52"/>
      <text:p text:style-name="P52">def strjoin(*args, sep=”\t”)</text:p>
      <text:p text:style-name="P52">end</text:p>
      <text:p text:style-name="P52"/>
      <text:p text:style-name="P52">Ответ: при таком вызове – strjoin("aa", "bb", "cc", "\t") – непонятно, отнести “\t” к args или к sep?</text:p>
      <text:p text:style-name="P59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7">Циклы</text:p>
            <text:p text:style-name="P157">Модули</text:p>
          </table:table-cell>
          <table:table-cell table:style-name="Таблица4.A1" office:value-type="string">
            <text:p text:style-name="P159">Занятие 14</text:p>
            <text:p text:style-name="P159">(90 минут)</text:p>
          </table:table-cell>
        </table:table-row>
      </table:table>
      <text:p text:style-name="P64"/>
      <text:p text:style-name="P64">Циклы upto/downto</text:p>
      <text:p text:style-name="P64"/>
      <text:p text:style-name="P62">Как пробежаться по масcиву?</text:p>
      <text:p text:style-name="P62">Array#each, Array#reverse_each, while, for … in </text:p>
      <text:p text:style-name="P62"/>
      <text:p text:style-name="P62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2"/>
      <text:p text:style-name="P62">Используя диапазон:</text:p>
      <text:p text:style-name="P62"/>
      <text:p text:style-name="P62">(3..7).each {|i| puts i} </text:p>
      <text:p text:style-name="P62"/>
      <text:p text:style-name="P62">выход:</text:p>
      <text:p text:style-name="P62">3</text:p>
      <text:p text:style-name="P62">4 </text:p>
      <text:p text:style-name="P62">5</text:p>
      <text:p text:style-name="P62">6 </text:p>
      <text:p text:style-name="P62">7</text:p>
      <text:p text:style-name="P62"/>
      <text:p text:style-name="P62">Задание: как вывести числа в обратном порядке?</text:p>
      <text:p text:style-name="P62"/>
      <text:p text:style-name="P62">см loops/test_range_each.rb</text:p>
      <text:p text:style-name="P62"/>
      <text:p text:style-name="P62">Используя методы класса Integer : upto и downto</text:p>
      <text:p text:style-name="P55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5">3.upto(7) do |n|</text:p>
            <text:p text:style-name="P55"><text:s text:c="2"/>puts "Current number is #{n}"</text:p>
            <text:p text:style-name="P55">end</text:p>
          </table:table-cell>
          <table:table-cell table:style-name="Table38.B1" office:value-type="string">
            <text:p text:style-name="P153">Current number is 3</text:p>
            <text:p text:style-name="P153">Current number is 4 </text:p>
            <text:p text:style-name="P153">Current number is 5 </text:p>
            <text:p text:style-name="P153">Current number is 6 </text:p>
            <text:p text:style-name="P153">Current number is 7 </text:p>
          </table:table-cell>
        </table:table-row>
        <table:table-row>
          <table:table-cell table:style-name="Table38.A2" office:value-type="string">
            <text:p text:style-name="P153"/>
          </table:table-cell>
          <table:table-cell table:style-name="Table38.B2" office:value-type="string">
            <text:p text:style-name="P153"/>
          </table:table-cell>
        </table:table-row>
      </table:table>
      <text:p text:style-name="P55"/>
      <text:p text:style-name="P55">Определены для классов Integer, String, Date</text:p>
      <text:p text:style-name="P55"/>
      <text:p text:style-name="P55">см. loops/test_upto_1.rb</text:p>
      <text:p text:style-name="P55"/>
      <text:p text:style-name="P55">Пример для дат в loops/test_upto_date.rb</text:p>
      <text:p text:style-name="P55">&gt;&gt; показывает (и считает дни) между 23 февраля и 8 марта 2012 г (15 дней) т 2013 г (14 дней)</text:p>
      <text:p text:style-name="P55"/>
      <text:p text:style-name="P61">Задание: исследуйте скрипт loops/test_downto.2.rb. Нужно ли брать в скобки (если да, то зачем)</text:p>
      <text:p text:style-name="P61"/>
      <text:p text:style-name="P61"><text:tab/>(words.length-3).downto ….</text:p>
      <text:p text:style-name="P62"/>
      <text:p text:style-name="P71">Метод step</text:p>
      <text:p text:style-name="P122"><text:soft-page-break/></text:p>
      <text:p text:style-name="P122">Что делает метод step? </text:p>
      <text:p text:style-name="P122"/>
      <text:p text:style-name="P122">1.step(20, 3) do |n|</text:p>
      <text:p text:style-name="P122"><text:s text:c="2"/>print n.to_s + ' '</text:p>
      <text:p text:style-name="P122">end</text:p>
      <text:p text:style-name="P122">#=&gt; 1 4 7 10 13 16 19</text:p>
      <text:p text:style-name="P122">см. loops/test_step_1.rb</text:p>
      <text:p text:style-name="P122"/>
      <text:p text:style-name="P122">!!! Задание: измените loops/test_step_1.rb так, чтобы было выведена вот такая последовательность (то есть, в обратном порядке)</text:p>
      <text:p text:style-name="P122"/>
      <text:p text:style-name="P122"><text:tab/>20 17 14 11 8 5 2</text:p>
      <text:p text:style-name="P122"/>
      <text:p text:style-name="P122">ответ в loops/test_step_2.rb:</text:p>
      <text:p text:style-name="P122">20.step(1, -3) do |n|</text:p>
      <text:p text:style-name="P122"><text:s text:c="2"/>print n.to_s + ' '</text:p>
      <text:p text:style-name="P122">end</text:p>
      <text:p text:style-name="P122"/>
      <text:p text:style-name="P122">Метод step определен для классов Range#step, <text:span text:style-name="T46">Numeric#step</text:span>, Date#step</text:p>
      <text:p text:style-name="P123"/>
      <text:p text:style-name="P122">!!! Вопрос: Почему метод upto определен для Integer а step для родительского класса Numeric?</text:p>
      <text:p text:style-name="P122"/>
      <text:p text:style-name="P122"><text:tab/>3.14.upto(9.8) { |n| block }</text:p>
      <text:p text:style-name="P122">&gt;&gt;&gt; бред, неясно какое должно быть следующее число за 3.14: 3.141 или 3.15 ?</text:p>
      <text:p text:style-name="P118"/>
      <text:p text:style-name="P65">Задания</text:p>
      <text:p text:style-name="P74"/>
      <text:p text:style-name="P12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5"/>
      <text:p text:style-name="P125">начальный скрипт: insert_sort/insert_sort_to_new_stub.rb</text:p>
      <text:p text:style-name="P125">ответ: insert_sort/insert_sort_to_new.rb</text:p>
      <text:p text:style-name="P74"/>
      <text:p text:style-name="P76">ri Array#insert</text:p>
      <text:p text:style-name="P54"/>
      <text:p text:style-name="P54">!!! Задание: Реализуйте сортировку вставкой на месте (то есть, переупорядочивается сам массив непосредственно)</text:p>
      <text:p text:style-name="P54"/>
      <text:p text:style-name="P54">Алгоритм и псевдокод: <text:a xlink:type="simple" xlink:href="http://ru.wikipedia.org/wiki/Сортировка_вставкой">http://ru.wikipedia.org/wiki/</text:a>Сортировка_вставкой</text:p>
      <text:p text:style-name="P54"/>
      <text:p text:style-name="P54">начальный скрипт: insert_sort/insert_sort_in_place_stub.rb</text:p>
      <text:p text:style-name="P72">ответ: insert_sort/insert_sort_in_place.rb</text:p>
      <text:p text:style-name="P85"/>
      <text:p text:style-name="P102">Модули</text:p>
      <text:p text:style-name="P102"/>
      <text:p text:style-name="P105">модуль - набор методов, сгруппированных по назначению и вынесенных в отдельный <text:soft-page-break/>файл</text:p>
      <text:p text:style-name="P105"/>
      <text:p text:style-name="P105">reusability!</text:p>
      <text:p text:style-name="P105">абстрагирование</text:p>
      <text:p text:style-name="P105"/>
      <text:p text:style-name="P105">Модуль Math</text:p>
      <text:p text:style-name="P105"/>
      <text:p text:style-name="P105">sin</text:p>
      <text:p text:style-name="P105">cos</text:p>
      <text:p text:style-name="P105">tan</text:p>
      <text:p text:style-name="P105"/>
      <text:p text:style-name="P105">Модуль Church</text:p>
      <text:p text:style-name="P105">sin</text:p>
      <text:p text:style-name="P105">pray</text:p>
      <text:p text:style-name="P105">cross</text:p>
      <text:p text:style-name="P105"/>
      <text:p text:style-name="P105">module Syn</text:p>
      <text:p text:style-name="P105"><text:s text:c="3"/>def self.untag(tagged)</text:p>
      <text:p text:style-name="P105"><text:s text:c="3"/>gsub(/_[^_\s]+/, “”)</text:p>
      <text:p text:style-name="P105"><text:s text:c="2"/>end</text:p>
      <text:p text:style-name="P105"><text:s text:c="2"/>def self.unword(tagged)</text:p>
      <text:p text:style-name="P105"><text:s text:c="4"/>..</text:p>
      <text:p text:style-name="P105"><text:s text:c="2"/>end</text:p>
      <text:p text:style-name="P105">end</text:p>
      <text:p text:style-name="P105"/>
      <text:p text:style-name="P105"/>
      <text:p text:style-name="P105">Syn.untag(“runs_VBZ”) #=&gt; runs</text:p>
      <text:p text:style-name="P105">см modules/test_syn_module.rb</text:p>
      <text:p text:style-name="P105"/>
      <text:p text:style-name="P105">О том, как сделать, чтобы работало..., позже </text:p>
      <text:p text:style-name="P105">“runs_VBZ”.untag</text:p>
      <text:p text:style-name="P105"/>
      <text:p text:style-name="P105">можно писать так, но это менее гибко (если изменить имя модуля, то придется менять его по многих местах)</text:p>
      <text:p text:style-name="P105"/>
      <text:p text:style-name="P105">module Syn</text:p>
      <text:p text:style-name="P105"><text:s text:c="2"/>def Syn.untag</text:p>
      <text:p text:style-name="P105"><text:s text:c="2"/>end</text:p>
      <text:p text:style-name="P105"><text:s text:c="2"/>def Syn.unword</text:p>
      <text:p text:style-name="P105"><text:s text:c="2"/>end</text:p>
      <text:p text:style-name="P105">end</text:p>
      <text:p text:style-name="P105"/>
      <text:p text:style-name="P102">Использование</text:p>
      <text:p text:style-name="P102"/>
      <text:p text:style-name="P105">модуль необходимо загрузить. вверху файла</text:p>
      <text:p text:style-name="P105"/>
      <text:p text:style-name="P105"><text:tab/>require 'filename'</text:p>
      <text:p text:style-name="P105"/>
      <text:p text:style-name="P105">например:</text:p>
      <text:p text:style-name="P105"/>
      <text:p text:style-name="P105"><text:soft-page-break/><text:tab/>require 'syn.rb'</text:p>
      <text:p text:style-name="P105"/>
      <text:p text:style-name="P105">или даже без расширения</text:p>
      <text:p text:style-name="P105"/>
      <text:p text:style-name="P105"><text:tab/>require 'syn' <text:s text:c="3"/># .rb, .so, .o, .dll</text:p>
      <text:p text:style-name="P105"/>
      <text:p text:style-name="P105">см modules/test_syn_module.rb</text:p>
      <text:p text:style-name="P105"/>
      <text:p text:style-name="P105">путь может быть относительным, но это дурной тон</text:p>
      <text:p text:style-name="P105"/>
      <text:p text:style-name="P105">&gt;&gt;&gt; попробуйте заменить на</text:p>
      <text:p text:style-name="P105"/>
      <text:p text:style-name="P105"><text:tab/>require 'syn'</text:p>
      <text:p text:style-name="P105"/>
      <text:p text:style-name="P105">&gt;&gt;&gt; не будет работать, так как руби не может найти файл</text:p>
      <text:p text:style-name="P105"/>
      <text:p text:style-name="P102">Настоящее повторное использование</text:p>
      <text:p text:style-name="P102"/>
      <text:p text:style-name="P105">Цель: сделать так, чтобы ruby мог найти файл с модулем</text:p>
      <text:p text:style-name="P105"/>
      <text:p text:style-name="P105"><text:tab/>require 'syn'</text:p>
      <text:p text:style-name="P105"/>
      <text:p text:style-name="P105">В каких директориях require ищет файлы?</text:p>
      <text:p text:style-name="P105"/>
      <text:p text:style-name="P105"><text:tab/>ruby -e 'puts $:' <text:s text:c="4"/>синоним $LOAD_PATH (это массив!)</text:p>
      <text:p text:style-name="P105"/>
      <text:p text:style-name="P105">ср. echo $PATH</text:p>
      <text:p text:style-name="P105"/>
      <text:p text:style-name="P105">Переменная RUBYLIB. (добавить в .bashrc) </text:p>
      <text:p text:style-name="P105"/>
      <text:p text:style-name="P105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5"/>
      <text:p text:style-name="P105">export RUBYLIB=~/lib:~/rufsl/lib:$RUBYLIB</text:p>
      <text:p text:style-name="P105">Внимание! без пробелов вокруг знака = (this is shell, baby!)</text:p>
      <text:p text:style-name="P105"/>
      <text:p text:style-name="P105">Необходимо перезапустить сигвин или выполнить команду</text:p>
      <text:p text:style-name="P105"><text:tab/>source ~/.bashrc</text:p>
      <text:p text:style-name="P105"/>
      <text:p text:style-name="P105">Альтернатива: В самом скрипте можно непосредственно перед require добавить путь в массив $LOAD_PATH</text:p>
      <text:p text:style-name="P105"/>
      <text:p text:style-name="P105"><text:tab/>$LOAD_PATH.unshift “path/to/dir”</text:p>
      <text:p text:style-name="P105"/>
      <text:p text:style-name="P105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5"/>
      <text:p text:style-name="P105"><text:tab/>mkdir ~/lib</text:p>
      <text:p text:style-name="P105"><text:soft-page-break/></text:p>
      <text:p text:style-name="P105"><text:tab/>добавить в .bashrc</text:p>
      <text:p text:style-name="P105"><text:tab/>export RUBYLIB=~/lib:$RUBYLIB</text:p>
      <text:p text:style-name="P105"/>
      <text:p text:style-name="P105"><text:tab/>перезапустить сигвин или выполнить команду</text:p>
      <text:p text:style-name="P105"><text:tab/>source ~/.bashrc</text:p>
      <text:p text:style-name="P105"/>
      <text:p text:style-name="P105">!!! Задание: добавьте в модуль Syn метод, который принимает на вход теггированную строку и возвращает все слова как массив</text:p>
      <text:p text:style-name="P105"/>
      <text:p text:style-name="P105">один из способов решения:</text:p>
      <text:p text:style-name="P105"/>
      <text:p text:style-name="P105"><text:s text:c="2"/>def self.words ts</text:p>
      <text:p text:style-name="P105"><text:s text:c="5"/>untag(ts).split</text:p>
      <text:p text:style-name="P105"><text:s text:c="2"/>end</text:p>
      <text:p text:style-name="P105"/>
      <text:p text:style-name="P105">&gt;&gt;&gt; методы внутри модуля могу вызывать друг друга без явного указания имени модуля в качестве ресивера</text:p>
      <text:p text:style-name="P105"/>
      <text:p text:style-name="P102">Домашние задания</text:p>
      <text:p text:style-name="P102"/>
      <text:p text:style-name="P105">!!!Задание: реализуйте следующие методы модуля Syn</text:p>
      <text:p text:style-name="P105"/>
      <text:p text:style-name="P105"><text:tab/>tags → принимает на вход теггированное предложение, возвращает все теги в виде массива</text:p>
      <text:p text:style-name="P105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5"/>
      <text:p text:style-name="P105">das_ATDNN H_wdcEL -_wdcLK Bomben_wdcEL versuch_NCNSN</text:p>
      <text:p text:style-name="P105">→</text:p>
      <text:p text:style-name="P105">das_ATDNN H-Bombenversuch_NCNSN</text:p>
      <text:p text:style-name="P105"/>
      <text:p text:style-name="P105"><text:tab/>какие-нибудь другие методы, по желанию</text:p>
      <text:p text:style-name="P105"/>
      <text:p text:style-name="P126">По желанию, разработайте тесткейсы для этого модуля (см. дальше). Используйте шаблон из modules/unit_test_stub.rb</text:p>
      <text:p text:style-name="P128"/>
      <text:p text:style-name="P102">Именование модулей и файлов</text:p>
      <text:p text:style-name="P102"/>
      <text:p text:style-name="P105">традиции и договоренности</text:p>
      <text:p text:style-name="P105"/>
      <text:p text:style-name="P105">CamelCase в имени модуля, snake_case в имени файла</text:p>
      <text:p text:style-name="P105"/>
      <text:p text:style-name="P105">Syn → syn.rb</text:p>
      <text:p text:style-name="P105">MySuperModule → my_super_module.rb</text:p>
      <text:p text:style-name="P105"/>
      <text:p text:style-name="P102">Лирическое отступление (о примесях)</text:p>
      <text:p text:style-name="P102"/>
      <text:p text:style-name="P105">методы в модуле определяются с указанием явного ресивера (self.)</text:p>
      <text:p text:style-name="P105"><text:soft-page-break/></text:p>
      <text:p text:style-name="P105">module Syn</text:p>
      <text:p text:style-name="P105"><text:tab/>def self.untag</text:p>
      <text:p text:style-name="P105"><text:tab/>end</text:p>
      <text:p text:style-name="P105"/>
      <text:p text:style-name="P105"><text:tab/>def self.unword</text:p>
      <text:p text:style-name="P105"><text:tab/>end</text:p>
      <text:p text:style-name="P105">end</text:p>
      <text:p text:style-name="P105">использование: Syn.untag(“runs_VBZ”)</text:p>
      <text:p text:style-name="P105"/>
      <text:p text:style-name="P105">Такой синтаксис позволяет создавать подмешиваемые модули</text:p>
      <text:p text:style-name="P105"/>
      <text:p text:style-name="P105">module Syn</text:p>
      <text:p text:style-name="P105"><text:tab/>def untag</text:p>
      <text:p text:style-name="P105"><text:tab/>end</text:p>
      <text:p text:style-name="P105">end</text:p>
      <text:p text:style-name="P105"/>
      <text:p text:style-name="P105">Syn.untag(“runs_VBZ”)</text:p>
      <text:p text:style-name="P105"># =&gt; ошибка undefined method `untag' for Syn:Module (NoMethodError)</text:p>
      <text:p text:style-name="P105"/>
      <text:p text:style-name="P105">Зато можно добавить (подмешать) этот модуль в любой класс, и методы из модуля появятся как методы объекта</text:p>
      <text:p text:style-name="P105"/>
      <text:p text:style-name="P105">require 'syn'</text:p>
      <text:p text:style-name="P105"/>
      <text:p text:style-name="P105">class String</text:p>
      <text:p text:style-name="P105"><text:s text:c="2"/>include Syn</text:p>
      <text:p text:style-name="P105">end</text:p>
      <text:p text:style-name="P105"/>
      <text:p text:style-name="P105">“hello_NN”.untag</text:p>
      <text:p text:style-name="P105">#=&gt; “hello”</text:p>
      <text:p text:style-name="P105">see modules/syn_as_mixin.rb</text:p>
      <text:p text:style-name="P105"/>
      <text:p text:style-name="P105">&gt;&gt;&gt; минусы примесей: загрязняют стандарные классы</text:p>
      <text:p text:style-name="P105"/>
      <text:p text:style-name="P105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5"/>
      <text:p text:style-name="P103">Вложенные модули</text:p>
      <text:p text:style-name="P104"/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/>
      <text:p text:style-name="P105"><text:tab/>module Extractor</text:p>
      <text:p text:style-name="P105"><text:tab/><text:tab/>def self.method1</text:p>
      <text:p text:style-name="P105"><text:tab/><text:tab/>end</text:p>
      <text:p text:style-name="P105"><text:soft-page-break/><text:tab/>end</text:p>
      <text:p text:style-name="P105">end</text:p>
      <text:p text:style-name="P105"/>
      <text:p text:style-name="P105">с другой раскладкой по файлам</text:p>
      <text:p text:style-name="P105">file: ese/tagger.rb</text:p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file: ese/extractor.rb</text:p>
      <text:p text:style-name="P105">module ESE</text:p>
      <text:p text:style-name="P105"><text:tab/>module Extracto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вызов:</text:p>
      <text:p text:style-name="P105"><text:tab/>ESE::Tagger::method1 -- fully qualified name</text:p>
      <text:p text:style-name="P105"><text:tab/>ESE.Tagger.method1 <text:s/>-- более универсальный способ, похожy на вызов обычных методов объектов</text:p>
      <text:p text:style-name="P105"/>
      <text:p text:style-name="P105">см. modules/test_quality.rb</text:p>
      <text:p text:style-name="P105"/>
      <text:p text:style-name="P105">&gt;&gt;&gt; Объяснить, что это такое</text:p>
      <text:p text:style-name="P105"/>
      <text:p text:style-name="P105">Чтение: http://en.wikibooks.org/wiki/Ruby_Programming/Unit_testing</text:p>
      <text:p text:style-name="P105"/>
      <text:p text:style-name="P102">Домашнее задание</text:p>
      <text:p text:style-name="P102"/>
      <text:p text:style-name="P105">Разработайте модуль Quality согласно тесткейсам, которые есть в modules/test_quality.rb</text:p>
      <text:p text:style-name="P105"/>
      <text:p text:style-name="P105">ответ: modules/quality.rb</text:p>
      <text:p text:style-name="P105"/>
      <text:p text:style-name="P105">По желанию добавьте туда что-нибудь свое, например, вычисление F-Score. Добавьте <text:s/>тесткейсы в файл с тестами test_quality.rb</text:p>
      <text:p text:style-name="P107"/>
      <text:p text:style-name="P105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7">Хэши</text:p>
          </table:table-cell>
          <table:table-cell table:style-name="Таблица5.A1" office:value-type="string">
            <text:p text:style-name="P159">Занятие 15</text:p>
            <text:p text:style-name="P159">(90 минут)</text:p>
          </table:table-cell>
        </table:table-row>
      </table:table>
      <text:p text:style-name="P105"/>
      <text:p text:style-name="P71">Раздаточный материал</text:p>
      <text:p text:style-name="P71"/>
      <text:list xml:id="list1971059472" text:continue-list="list1612707473" text:style-name="L39">
        <text:list-item>
          <text:p text:style-name="P212">lesson.15.tar.bz2</text:p>
        </text:list-item>
      </text:list>
      <text:p text:style-name="P4"/>
      <text:p text:style-name="P14">Вопросы</text:p>
      <text:p text:style-name="P106"/>
      <text:list xml:id="list1375382184" text:style-name="L51">
        <text:list-item>
          <text:p text:style-name="P263">какой/ие из методой более универсальны: upto/downto/step?</text:p>
        </text:list-item>
        <text:list-item>
          <text:p text:style-name="P263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3">как сделать методы еще более пригодными для повторного использования?</text:p>
        </text:list-item>
        <text:list-item>
          <text:p text:style-name="P263">как объявить модуль и методы в нем?</text:p>
        </text:list-item>
        <text:list-item>
          <text:p text:style-name="P262"><text:span text:style-name="T52">как использовать модуль? </text:span><text:span text:style-name="T52">– как загрузить модуль</text:span></text:p>
        </text:list-item>
        <text:list-item>
          <text:p text:style-name="P263">когда мы используем require, то что мы указываем, это имя файла или имя модуля?</text:p>
        </text:list-item>
        <text:list-item>
          <text:p text:style-name="P263">одно ли это и то же, использовать в команде require имя файла с расширением и без расширения?</text:p>
        </text:list-item>
        <text:list-item>
          <text:p text:style-name="P263">можно ли указывать в require путь к файлу? Нужно ли?</text:p>
        </text:list-item>
        <text:list-item>
          <text:p text:style-name="P263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6"/>
      <text:p text:style-name="P106">(старые слайды со 112) lesson.20 по старому</text:p>
      <text:p text:style-name="P106"/>
      <text:p text:style-name="P92">Хэши</text:p>
      <text:p text:style-name="P92"/>
      <text:p text:style-name="P52">Хэш (ассоциативный массив) <text:span text:style-name="T46">неупорядоченная </text:span><text:span text:style-name="T46">(?)</text:span> коллекция пар "ключ-значение".</text:p>
      <text:p text:style-name="P52"/>
      <text:p text:style-name="P52">Ключи в массиве (индексы) это целочисленный значения (от 0 и выше).</text:p>
      <text:p text:style-name="P52"/>
      <text:p text:style-name="P52"><text:tab/>arr_months = ["Jan", "Feb", "Mar"]</text:p>
      <text:p text:style-name="P52"/>
      <text:p text:style-name="P56">Объявление: arr = []</text:p>
      <text:p text:style-name="P52"/>
      <text:p text:style-name="P52">Ключом в хэше может быть любой объект (строки, числа, символы, массивы...), но ключ должен быть уникальным.</text:p>
      <text:p text:style-name="P52"/>
      <text:p text:style-name="P52"><text:tab/>hash_months = { "Jan" =&gt; "January", "Feb" =&gt; "February", "Mar" =&gt; "March"}</text:p>
      <text:p text:style-name="P52"/>
      <text:p text:style-name="P56">Объявление: hsh = {} или hsh = Hash.new</text:p>
      <text:p text:style-name="P52"><text:tab/></text:p>
      <text:p text:style-name="P52"><text:tab/>hash_months["Jan"] <text:s text:c="5"/>#=&gt; "January"</text:p>
      <text:p text:style-name="P52"/>
      <text:p text:style-name="P52">ri Hash#[]</text:p>
      <text:p text:style-name="P52"/>
      <text:p text:style-name="P52">ключами являются числа:</text:p>
      <text:p text:style-name="P52"><text:tab/>hash_months = { 1 =&gt; "January", 2 =&gt; "February", 3 =&gt; "March" }</text:p>
      <text:p text:style-name="P52"><text:tab/>hash_months[2] <text:s text:c="5"/>#=&gt; "February"</text:p>
      <text:p text:style-name="P52"/>
      <text:p text:style-name="P52"><text:soft-page-break/>&gt;&gt;&gt; не путать в %w{ ... } для задания массивов</text:p>
      <text:p text:style-name="P52"/>
      <text:p text:style-name="P52">Значением в хэше (как и в массиве) может быть любой объект.</text:p>
      <text:p text:style-name="P88"/>
      <text:p text:style-name="P88">Сколько ключей в этом хэше</text:p>
      <text:p text:style-name="P88"/>
      <text:p text:style-name="P88">hash = {1 =&gt; 'one', "1" =&gt; 'uno'} </text:p>
      <text:p text:style-name="P88"/>
      <text:p text:style-name="P88">ri Hash#length</text:p>
      <text:p text:style-name="P88"/>
      <text:p text:style-name="P88">Еще один способ инициализации хэша, появился в 1.9</text:p>
      <text:p text:style-name="P88"/>
      <text:p text:style-name="P88">numbers = {one: 'uno', two: 'dos', three:'tres'}</text:p>
      <text:p text:style-name="P88"/>
      <text:p text:style-name="P88">Какому классу принадлежат ключи этого хэша?</text:p>
      <text:p text:style-name="P88"/>
      <text:p text:style-name="P88">см. lesson.15/test_hash_with_colons</text:p>
      <text:p text:style-name="P88"/>
      <text:p text:style-name="P88">будет ли работать это?</text:p>
      <text:p text:style-name="P88"/>
      <text:p text:style-name="P88"><text:tab/>hash = {1: 'uno'}</text:p>
      <text:p text:style-name="P88"/>
      <text:p text:style-name="P88"><text:tab/>hash = {"two": "dos"}</text:p>
      <text:p text:style-name="P88"/>
      <text:p text:style-name="P88">&gt;&gt;&gt; Это сообщение об ошибке говорит, что ожидается =&gt;</text:p>
      <text:p text:style-name="P88">&gt;&gt;&gt;</text:p>
      <text:p text:style-name="P88">&gt;&gt;&gt;<text:tab/>syntax error, unexpected ':', expecting tASSOC </text:p>
      <text:p text:style-name="P88"/>
      <text:p text:style-name="P67">Изменение хэша</text:p>
      <text:p text:style-name="P52"/>
      <text:p text:style-name="P52">Метод []= добавляет или замещает пару ключ-значение</text:p>
      <text:p text:style-name="P52"/>
      <text:p text:style-name="P52"><text:tab/>hash_months["Apr"] = "April"</text:p>
      <text:p text:style-name="P52"><text:tab/>hash_months["May"] = "May"</text:p>
      <text:p text:style-name="P52"/>
      <text:p text:style-name="P52">&gt;&gt;&gt; Здесь обычный оператор присваивания = , а не =&gt; (fat arrow)</text:p>
      <text:p text:style-name="P52"/>
      <text:p text:style-name="P52">Синоним: метод Hash#store</text:p>
      <text:p text:style-name="P52"/>
      <text:p text:style-name="P52"><text:tab/>hash_months.store("Jun", "June")</text:p>
      <text:p text:style-name="P52"><text:tab/>hash_months.store("Jul", "July")</text:p>
      <text:p text:style-name="P52"/>
      <text:p text:style-name="P67">Вопросы к хэшу</text:p>
      <text:p text:style-name="P67"/>
      <text:p text:style-name="P52">!!! Вопрос: какой метод позволяет узнать, есть ли в хэше данные?</text:p>
      <text:p text:style-name="P52"/>
      <text:p text:style-name="P52"><text:tab/>empty?</text:p>
      <text:p text:style-name="P52"/>
      <text:p text:style-name="P52"><text:tab/>hash_months.empty? <text:s text:c="2"/>#=&gt;false</text:p>
      <text:p text:style-name="P52"/>
      <text:p text:style-name="P52"><text:soft-page-break/>Узнать, есть ли в хэше некоторый ключ:</text:p>
      <text:p text:style-name="P52"/>
      <text:p text:style-name="P52">синонимы</text:p>
      <text:p text:style-name="P52"><text:tab/>has_key?(k)</text:p>
      <text:p text:style-name="P52"><text:tab/><text:span text:style-name="T1">key?(k)</text:span></text:p>
      <text:p text:style-name="P52"><text:tab/>include?(k)</text:p>
      <text:p text:style-name="P52"><text:tab/>member?(k)</text:p>
      <text:p text:style-name="P52"/>
      <text:p text:style-name="P52">Узнать, есть ли в хэше некоторое значение</text:p>
      <text:p text:style-name="P52"/>
      <text:p text:style-name="P52"><text:tab/>value?(v)</text:p>
      <text:p text:style-name="P52"/>
      <text:p text:style-name="P67">Получение данных из хэша</text:p>
      <text:p text:style-name="P52"/>
      <text:p text:style-name="P52">Метод [] позволяет получить значение по указанному ключу</text:p>
      <text:p text:style-name="P52"/>
      <text:p text:style-name="P52"><text:tab/>hash_months["Jan"] <text:s text:c="3"/>#=&gt; "January"</text:p>
      <text:p text:style-name="P52"/>
      <text:p text:style-name="P52">Чтобы получить значения по нескольким ключам Hash#values_at</text:p>
      <text:p text:style-name="P52"/>
      <text:p text:style-name="P52">!!! Вопрос: что вернет следующая команд?</text:p>
      <text:p text:style-name="P52"/>
      <text:p text:style-name="P52"><text:tab/>hash_months.values_at "Feb", "apple", "Jan"</text:p>
      <text:p text:style-name="P52"/>
      <text:p text:style-name="P52">!!! Ответ: массив значений (nil, если ключа нет) в порядке, соответствующем аргументам в values_at</text:p>
      <text:p text:style-name="P52"><text:tab/>#=&gt; ["February", nil, "January"]</text:p>
      <text:p text:style-name="P52"/>
      <text:p text:style-name="P52">см. lesson.15/test_values_at</text:p>
      <text:p text:style-name="P52">&gt;&gt;&gt; ключи чувствительны к регистру</text:p>
      <text:p text:style-name="P52"/>
      <text:p text:style-name="P52">!!! Задание: исследуйте скрипт lesson.15/test_values_at.2</text:p>
      <text:p text:style-name="P52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2"/>
      <text:p text:style-name="P52">!!! Вопрос: как получить список всех ключей, которые есть в хэше? проверьте ваши идеи в irb на данных из файла lesson.15/loadme</text:p>
      <text:p text:style-name="P52"><text:tab/>&gt;load 'loadme'</text:p>
      <text:p text:style-name="P52">Ответ: Hash#keys</text:p>
      <text:p text:style-name="P52"/>
      <text:p text:style-name="P52">в руби 1.8 порядок неопределен</text:p>
      <text:p text:style-name="P52"><text:tab/>hash_months.keys <text:s text:c="2"/>#=&gt; ["Jul", "Apr" , "Jan", "Feb", "Mar", "Jun", "May"]</text:p>
      <text:p text:style-name="P52">в руби 1.9 в порядке добавления</text:p>
      <text:p text:style-name="P52"><text:tab/>hash_months.keys <text:s/>#=&gt; ["Jan", "Feb", "Mar", "Apr", "May", "Jun", "Jul"]</text:p>
      <text:p text:style-name="P52"/>
      <text:p text:style-name="P52">Вопрос: как получить все значения, хранимые в хэше</text:p>
      <text:p text:style-name="P52"/>
      <text:p text:style-name="P52"><text:tab/>hash_months.values #=&gt; ["January", "February", "March", "April", "May", "June", "July"]</text:p>
      <text:p text:style-name="P52"/>
      <text:p text:style-name="P52"><text:soft-page-break/>Элементы упорядочены по тем же правилам, что и ключи (то есть, нет порядка в 1.8 и в порядке добавления в 1.9)</text:p>
      <text:p text:style-name="P52"/>
      <text:p text:style-name="P52"><text:span text:style-name="T59">Д</text:span><text:span text:style-name="T59">ефолтные значения</text:span></text:p>
      <text:p text:style-name="P67"/>
      <text:p text:style-name="P52">Обращение к несуществующему ключу возвращает nil</text:p>
      <text:p text:style-name="P52"/>
      <text:p text:style-name="P52"><text:tab/>hash_months ['term'] <text:s text:c="2"/>#=&gt; nil <text:s/>(а не термидор)</text:p>
      <text:p text:style-name="P52"/>
      <text:p text:style-name="P52">Как побороть проблему?</text:p>
      <text:p text:style-name="P52"/>
      <text:p text:style-name="P52"><text:tab/>counts = {}</text:p>
      <text:p text:style-name="P52"><text:tab/>counts['apple'] += 1</text:p>
      <text:p text:style-name="P52"/>
      <text:p text:style-name="P52">известный способ</text:p>
      <text:p text:style-name="P52"><text:tab/>counts ['apple'] ||= 0</text:p>
      <text:p text:style-name="P52"/>
      <text:p text:style-name="P52">Другой способ</text:p>
      <text:p text:style-name="P52"/>
      <text:p text:style-name="P52">1) метод Hash#default=</text:p>
      <text:p text:style-name="P52"/>
      <text:p text:style-name="P52"><text:tab/>counts = {}</text:p>
      <text:p text:style-name="P52"><text:tab/>counts.default = 0</text:p>
      <text:p text:style-name="P52"><text:tab/>counts['apple'] += 1</text:p>
      <text:p text:style-name="P52"/>
      <text:p text:style-name="P52">см. также Hash#default</text:p>
      <text:p text:style-name="P52"/>
      <text:p text:style-name="P52">2) в момент инициализации можно указать значение по умолчанию</text:p>
      <text:p text:style-name="P52"/>
      <text:p text:style-name="P52"><text:tab/>counts = Hash.new(0)</text:p>
      <text:p text:style-name="P52"><text:tab/>counts['apple'] += 1</text:p>
      <text:p text:style-name="P52"/>
      <text:p text:style-name="P52">ri Hash.new </text:p>
      <text:p text:style-name="P52"/>
      <text:p text:style-name="P52">!!! Вопрос: что будет напечатано в двух случаях?</text:p>
      <text:p text:style-name="P52"/>
      <text:p text:style-name="P52"><text:tab/>data = Hash.new("hello")</text:p>
      <text:p text:style-name="P52"><text:tab/>puts data[9] <text:s/>#=&gt; "hello"</text:p>
      <text:p text:style-name="P52"><text:tab/>data[9].upcase!</text:p>
      <text:p text:style-name="P52"><text:tab/>puts data[10] #=&gt; "HELLO"</text:p>
      <text:p text:style-name="P52"/>
      <text:p text:style-name="P67">Итерирование по хэшу</text:p>
      <text:p text:style-name="P52"/>
      <text:p text:style-name="P52">Хэш – <text:span text:style-name="T1">неупорядоченная </text:span><text:span text:style-name="T1">(?)</text:span> коллекция.</text:p>
      <text:p text:style-name="P52"><text:tab/>в руби 1.8 – неупорядоченная</text:p>
      <text:p text:style-name="P52"><text:tab/>в руби 1.9 – упорядоченная в порядке добавления</text:p>
      <text:p text:style-name="P52"/>
      <text:p text:style-name="P52">Задание: какие есть итераторы в хэшах?</text:p>
      <text:p text:style-name="P52"/>
      <text:p text:style-name="P52"><text:tab/>each = each_pair</text:p>
      <text:p text:style-name="P52"><text:soft-page-break/><text:tab/>each_key</text:p>
      <text:p text:style-name="P52"><text:tab/>each_value</text:p>
      <text:p text:style-name="P52"/>
      <text:p text:style-name="P52">Итераторы each и each_pair возвращают пары ключ-значение</text:p>
      <text:p text:style-name="P52"/>
      <text:p text:style-name="P52">hash_months.each {|abbr, full|</text:p>
      <text:p text:style-name="P52"><text:tab/>puts "#{abbr} means #{full}"</text:p>
      <text:p text:style-name="P52">}</text:p>
      <text:p text:style-name="P67"/>
      <text:p text:style-name="P52">!!! Вопрос: Можно ли получать значение в одну переменную?</text:p>
      <text:p text:style-name="P52"/>
      <text:p text:style-name="P52">hash_months.each {|a|</text:p>
      <text:p text:style-name="P52"><text:tab/>puts a.inspect <text:s text:c="2"/>#=&gt; ["Jan", "January"]</text:p>
      <text:p text:style-name="P52">}</text:p>
      <text:p text:style-name="P67"/>
      <text:p text:style-name="P52">Вопрос:</text:p>
      <text:p text:style-name="P52">чем отличается</text:p>
      <text:p text:style-name="P52">hash.each_key {}</text:p>
      <text:p text:style-name="P52">hash.keys.each {}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рых находит в списке data/words.txt палиндромы и вольвограммы. Игнорируйте слова длины 1.</text:p>
      <text:p text:style-name="P88"/>
      <text:p text:style-name="P88">ожидаемый выход: find_palindromes.out</text:p>
      <text:p text:style-name="P88"/>
      <text:p text:style-name="P88">ответ find_palindromes.rb</text:p>
      <text:p text:style-name="P88"/>
      <text:p text:style-name="P88">Сделайте вторую реализацию этого скрипта, но с использованием массива вместо хэша. </text:p>
      <text:p text:style-name="P88"/>
      <text:p text:style-name="P88">ответ find_palindromes_over_array.rb</text:p>
      <text:p text:style-name="P88"/>
      <text:p text:style-name="P88">Сравните время выполнения двух скриптов</text:p>
      <text:p text:style-name="P88"/>
      <text:p text:style-name="P137">&gt; time -p find_palindromes.rb</text:p>
      <text:p text:style-name="P137">&gt; time -p find_palindromes_over_array.rb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8"/>
      <text:p text:style-name="P88"><text:soft-page-break/>примеры запуска и файлы с ожидаемым выходом:</text:p>
      <text:p text:style-name="P88"/>
      <text:p text:style-name="P88">&gt; find_anagrams_of Reward <text:s text:c="4"/># см. ожидаемый выход в find_anagrams_of.Reward</text:p>
      <text:p text:style-name="P88">&gt; find_anagrams_of resist <text:s text:c="8"/># см. ожидаемый выход в find_anagrams_of.resist</text:p>
      <text:p text:style-name="P88"/>
      <text:p text:style-name="P88">начальный скрипт:</text:p>
      <text:p text:style-name="P88"><text:tab/>find_anagrams_of_stub</text:p>
      <text:p text:style-name="P88"/>
      <text:p text:style-name="P88">ответ: find_anagrams_of </text:p>
      <text:p text:style-name="P88"/>
      <text:p text:style-name="P92">Домашнее задание</text:p>
      <text:p text:style-name="P92"/>
      <text:p text:style-name="P88">(в lesson.15/tasks)</text:p>
      <text:p text:style-name="P88"/>
      <text:p text:style-name="P88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8"/>
      <text:p text:style-name="P88"><text:tab/>whiter <text:s/>wither <text:s/>writhe </text:p>
      <text:p text:style-name="P88"><text:tab/>woodworm <text:s text:c="7"/>wormwood </text:p>
      <text:p text:style-name="P88"/>
      <text:p text:style-name="P88">ожидаемый выход: find_all_anagrams.out</text:p>
      <text:p text:style-name="P88"/>
      <text:p text:style-name="P88">ответ: find_all_anagrams</text:p>
      <text:p text:style-name="P88"/>
      <text:p text:style-name="P88">Дополнительное задание (по желанию):</text:p>
      <text:p text:style-name="P88"/>
      <text:p text:style-name="P88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8"/>
      <text:p text:style-name="P88"><text:tab/>Workman<text:tab/>workman </text:p>
      <text:p text:style-name="P88"/>
      <text:p text:style-name="P88">ожидаемый выход: find_all_anagrams.2.out</text:p>
      <text:p text:style-name="P88">ответ: find_all_anagrams.2</text:p>
      <text:p text:style-name="P8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7">Хэши</text:p>
            <text:p text:style-name="P157">Решение задачи find_words</text:p>
          </table:table-cell>
          <table:table-cell table:style-name="Table16.A1" office:value-type="string">
            <text:p text:style-name="P159">Занятие 16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883682630" text:style-name="L52">
        <text:list-item>
          <text:p text:style-name="P224">lesson.16.tar.bz2</text:p>
        </text:list-item>
      </text:list>
      <text:p text:style-name="P52"/>
      <text:p text:style-name="P67">Повторение материала предыдущего занятия</text:p>
      <text:p text:style-name="P67"/>
      <text:p text:style-name="P53">на предыдущем занятии были: Саша, Маша, Марина, Вадим, Тоня</text:p>
      <text:p text:style-name="P53">попросить их прокомментировать слайды.</text:p>
      <text:p text:style-name="P53"/>
      <text:p text:style-name="P68">Разбор задания find_anagrams_of</text:p>
      <text:p text:style-name="P67"/>
      <text:p text:style-name="P52">вычислить хэшкод слова-запроса достаточно только один раз</text:p>
      <text:p text:style-name="P52"/>
      <text:p text:style-name="P52">раннее отсечение: слова-анаграммы имеют один и тот же набор символов, значит онги одной длины. Отсечение по длине</text:p>
      <text:p text:style-name="P52"/>
      <text:p text:style-name="P52">&gt;&gt;&gt; Можно сравнить, насколько медленнее выполняетс скрипт без этих оптимизаций</text:p>
      <text:p text:style-name="P52"/>
      <text:p text:style-name="P67">Подготовка к решению задачи find_words</text:p>
      <text:p text:style-name="P52"/>
      <text:p text:style-name="P52">Для решения предстоящей задачи могжет быть полезно.</text:p>
      <text:p text:style-name="P52"/>
      <text:p text:style-name="P67">Массив ARGV</text:p>
      <text:p text:style-name="P67"/>
      <text:p text:style-name="P52">Массив ARGV содержит все аргументы, с которыми вызывается скрипт, в том же порядке, в каком они указаны в командной строке.</text:p>
      <text:p text:style-name="P52"/>
      <text:p text:style-name="P52"><text:tab/>&gt; find_anagrams_of reward filename1 filename2 </text:p>
      <text:p text:style-name="P52"/>
      <text:p text:style-name="P52">то массив ARGV содержит следующие <text:span text:style-name="T1">строки</text:span></text:p>
      <text:p text:style-name="P52"/>
      <text:p text:style-name="P52"><text:tab/>[“reward”, <text:s/>“filename1”, <text:s/>“filename2”]</text:p>
      <text:p text:style-name="P52"/>
      <text:p text:style-name="P52">Важно: “reward” не является файлом, поэтому попытка его читать вызовет ошибку</text:p>
      <text:p text:style-name="P52"/>
      <text:p text:style-name="P52"><text:tab/>./test_argv:5:in `gets': No such file or directory - reward (Errno::ENOENT)</text:p>
      <text:p text:style-name="P52"/>
      <text:p text:style-name="P52">см. lesson.16/test_argv.sh</text:p>
      <text:p text:style-name="P52"/>
      <text:p text:style-name="P52">Аргументы не-файлы нужно удалить из массива ARGV</text:p>
      <text:p text:style-name="P52"/>
      <text:p text:style-name="P52"><text:tab/>ri Array#shift</text:p>
      <text:p text:style-name="P52"/>
      <text:p text:style-name="P52"><text:tab/>query = ARGV.shift</text:p>
      <text:p text:style-name="P52"><text:tab/>=&gt; query = “reward”</text:p>
      <text:p text:style-name="P52"><text:tab/>ARGV = [“filename1”, <text:s/>“filename2”]</text:p>
      <text:p text:style-name="P52"/>
      <text:p text:style-name="P52"><text:soft-page-break/>Другие возможности: Array#delete_at, Array#[1..-1]</text:p>
      <text:p text:style-name="P52"/>
      <text:p text:style-name="P67">File.readlines</text:p>
      <text:p text:style-name="P67"/>
      <text:p text:style-name="P52">Метод класса File.readlines(filename) позволяет зачитать весь файл целиком в массив.</text:p>
      <text:p text:style-name="P52"/>
      <text:p text:style-name="P52"><text:tab/>ri File.readlines</text:p>
      <text:p text:style-name="P52"/>
      <text:p text:style-name="P52">&gt;&gt;&gt; на самом деле, метод определен в суперклассе IO</text:p>
      <text:p text:style-name="P52"><text:tab/>File.readlines(fname) <text:s/>зачитает с разделителем по умолчанию, то есть \n</text:p>
      <text:p text:style-name="P52"/>
      <text:p text:style-name="P52">см. lesson.16/test_file_readlines</text:p>
      <text:p text:style-name="P52"/>
      <text:p text:style-name="P52">Задание: попробуйте указать в скрипте test_file_readlines в качестве разделителя пустую строку</text:p>
      <text:p text:style-name="P52"/>
      <text:p text:style-name="P52"><text:tab/>File.readlines(fname, “”)</text:p>
      <text:p text:style-name="P52"/>
      <text:p text:style-name="P52">Выдача:</text:p>
      <text:p text:style-name="P52"><text:tab/>The file shortfile.txt contains the following 2 lines: </text:p>
      <text:p text:style-name="P52"><text:tab/>["warder is a volvogram\n\n", "deified is a palindrom\n\n"]</text:p>
      <text:p text:style-name="P52"/>
      <text:p text:style-name="P52">Разделитель “” позволяет читать файл фрагментами, разделенными как минимум одной пустой строкой.</text:p>
      <text:p text:style-name="P52"/>
      <text:p text:style-name="P52">Это же справедливо для IO#gets</text:p>
      <text:p text:style-name="P52"/>
      <text:p text:style-name="P52"><text:tab/>while line = gets(“”) ...</text:p>
      <text:p text:style-name="P52"/>
      <text:p text:style-name="P52">&gt;&gt;&gt; еще один полезный метод класса File</text:p>
      <text:p text:style-name="P52">&gt;&gt;&gt; FIle.basename($0)</text:p>
      <text:p text:style-name="P52">&gt;&gt;&gt; $0 имя запускаемого скрипта</text:p>
      <text:p text:style-name="P52"/>
      <text:p text:style-name="P67">Инициализация Хэша из Массива</text:p>
      <text:p text:style-name="P67"/>
      <text:p text:style-name="P52">Хэши быстрее массивов -&gt; лучше использовать хэши</text:p>
      <text:p text:style-name="P52"/>
      <text:p text:style-name="P52">Массив массивов вида</text:p>
      <text:p text:style-name="P52"/>
      <text:p text:style-name="P52"><text:tab/>[ [k1, v1], [k2, v2], [k3, v3] ]</text:p>
      <text:p text:style-name="P52"/>
      <text:p text:style-name="P52">можно интерпретировать как массив пар ключ-значение и преобразовать в хэш.</text:p>
      <text:p text:style-name="P52"/>
      <text:p text:style-name="P52"><text:tab/>keys_and_values = [[1, 'one'], [2, 'two'], [3, 'san']]</text:p>
      <text:p text:style-name="P52"><text:tab/>h = Hash[keys_and_values]</text:p>
      <text:p text:style-name="P52"/>
      <text:p text:style-name="P52"><text:tab/>#=&gt; {1=&gt;"one", 2=&gt;"two", 3=&gt;"san"}</text:p>
      <text:p text:style-name="P52"/>
      <text:p text:style-name="P52"><text:tab/>ri Hash.[]</text:p>
      <text:p text:style-name="P52"><text:soft-page-break/></text:p>
      <text:p text:style-name="P52">см. lesson.16/test_hash_from_array</text:p>
      <text:p text:style-name="P52"/>
      <text:p text:style-name="P52">Преобразование хэша в массив</text:p>
      <text:p text:style-name="P52"/>
      <text:p text:style-name="P52"><text:tab/>ri Hash#to_a</text:p>
      <text:p text:style-name="P52"/>
      <text:p text:style-name="P52"><text:tab/>h.to_a <text:s/>#=&gt; [[1, 'one'], [2, 'two'], [3, 'san']]</text:p>
      <text:p text:style-name="P86"/>
      <text:p text:style-name="P8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7">Сортировка хэша Hash#sort, Hash#sort_by</text:p>
            <text:p text:style-name="P157">Решение задачи cmpsort</text:p>
            <text:p text:style-name="P157">Решение задачи find_words</text:p>
          </table:table-cell>
          <table:table-cell table:style-name="Table17.A1" office:value-type="string">
            <text:p text:style-name="P159">Занятие 17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765306526" text:style-name="L53">
        <text:list-item>
          <text:p text:style-name="P225">lesson.17.tar.bz2</text:p>
        </text:list-item>
      </text:list>
      <text:list xml:id="list1631513162" text:continue-list="list1883682630" text:style-name="L52">
        <text:list-header>
          <text:p text:style-name="P272"/>
        </text:list-header>
      </text:list>
      <text:p text:style-name="P67">Cортировка хэша -- старые слайды из урока 24+25</text:p>
      <text:p text:style-name="P67"/>
      <text:p text:style-name="P52">sort, sort_by – работают как в массивах, потому что происходят из модуля-примеси Enumerable</text:p>
      <text:p text:style-name="P52"/>
      <text:p text:style-name="P52">Эти методы возвращают массив, потому что хэш не считается упорядоченной структурой данных.</text:p>
      <text:p text:style-name="P52"/>
      <text:p text:style-name="P52">выполните lesson.17/hashsort/test_sort_1.rb</text:p>
      <text:p text:style-name="P52"/>
      <text:p text:style-name="P52">результат <text:span text:style-name="T43">@eng_numerals.sort:</text:span></text:p>
      <text:p text:style-name="P52"/>
      <text:p text:style-name="P52">[["0", "zero"], ["1", "one"], ["10", "ten"], ["11", "eleven"], ["12", "twelve"], ["2", "two"], .... ]</text:p>
      <text:p text:style-name="P52"/>
      <text:p text:style-name="P52">Вопрос: по какому принципу были упорядочены элементы хэша?</text:p>
      <text:p text:style-name="P52">Ответ: в порядке увеличения строкового значения ключей</text:p>
      <text:p text:style-name="P52"/>
      <text:p text:style-name="P52">Метод sort применяет вот такой блок по умолчанию:</text:p>
      <text:p text:style-name="P52"/>
      <text:p text:style-name="P52">hash.sort {|a, b|</text:p>
      <text:p text:style-name="P52"><text:s text:c="4"/>a &lt;=&gt; b</text:p>
      <text:p text:style-name="P52">}</text:p>
      <text:p text:style-name="P52"/>
      <text:p text:style-name="P52">&gt;&gt;&gt; Вопрос: чем являются a и b?</text:p>
      <text:p text:style-name="P52">&gt;&gt;&gt; Что такое &lt;=&gt; space ship operator? Как он работает?</text:p>
      <text:p text:style-name="P52"/>
      <text:p text:style-name="P52">На самом деле сначала хэш преобразуется в массив и потом сортируется массив:</text:p>
      <text:p text:style-name="P52">hash.to_a.sort {|a, b|</text:p>
      <text:p text:style-name="P52"><text:s text:c="4"/>a &lt;=&gt; b <text:s text:c="3"/># ["0", "zero"] &lt;=&gt; <text:s/>["10", "ten"]</text:p>
      <text:p text:style-name="P52">}</text:p>
      <text:p text:style-name="P52"/>
      <text:p text:style-name="P52">!!! Задание: Выполните и проанализируйте скрипт hashsort/test_sort_2.rb</text:p>
      <text:p text:style-name="P52"/>
      <text:p text:style-name="P52">&gt;&gt;&gt; попросить объяснить, что происходит</text:p>
      <text:p text:style-name="P52">&gt;&gt;&gt; a будет расположено раньше b, но не обязательно контактно! конечном массиве видно, что неконтактно.</text:p>
      <text:p text:style-name="P52"/>
      <text:p text:style-name="P52"><text:tab/>a=["12", "twelve"] </text:p>
      <text:p text:style-name="P52"><text:tab/>b=["5", "five"] </text:p>
      <text:p text:style-name="P52"><text:tab/>result of comparison: -1</text:p>
      <text:p text:style-name="P52"/>
      <text:p text:style-name="P52">!!! Задание: измените test_sort_2.rb так. чтобы хэш был отсортирован в <text:span text:style-name="T46">нисходящем</text:span> <text:soft-page-break/>порядке по <text:span text:style-name="T46">численному</text:span> значению ключа.</text:p>
      <text:p text:style-name="P52"/>
      <text:p text:style-name="P52">ожидаемый выход: [["12", "twelve"], ["11", "eleven"], ["10", "ten"], ["9", "nine"], ["8", "eight"], ["7", "seven"], ["6", "six"], ["5", "five"], ["4", "four"], ["3", "three"], ["2", "two"], ["1", "one"], ["0", "zero"]]</text:p>
      <text:p text:style-name="P52">ответ: hashsort/test_sort_3.rb</text:p>
      <text:p text:style-name="P52"/>
      <text:p text:style-name="P52">!!! Задание: отсортируйте хэш @numerals (определен в файле data) по испанским числительным <text:span text:style-name="T47">в алфавитном порядке</text:span>.</text:p>
      <text:p text:style-name="P52">Ожидаемый выход:</text:p>
      <text:p text:style-name="P52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2"/>
      <text:p text:style-name="P52">ответ: hashsort/test_sort_4.rb</text:p>
      <text:p text:style-name="P52"/>
      <text:p text:style-name="P52">!!! Вопрос: почему нет метода Hash#sort! (и Hash#sort_by!)</text:p>
      <text:p text:style-name="P52">Ответ: метод sort меняет сущность объекта: результат сортировки -- объект класса Array, а не Hash.</text:p>
      <text:p text:style-name="P52"/>
      <text:p text:style-name="P67">Сортировка Hash#sort_by</text:p>
      <text:p text:style-name="P52"/>
      <text:p text:style-name="P52">&gt;&gt;&gt; Что вы помните об Array#sort_by?</text:p>
      <text:p text:style-name="P52"/>
      <text:p text:style-name="P52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2"/>
      <text:p text:style-name="P52">@eng_numerals.sort_by do <text:span text:style-name="T47">|</text:span><text:span text:style-name="T47">key</text:span><text:span text:style-name="T47">, </text:span><text:span text:style-name="T47">val</text:span><text:span text:style-name="T47">|</text:span></text:p>
      <text:p text:style-name="P52"><text:tab/><text:span text:style-name="T47">key</text:span>.to_i</text:p>
      <text:p text:style-name="P52">end</text:p>
      <text:p text:style-name="P52"/>
      <text:p text:style-name="P52">[["0", "zero"], ["1", "one"], ["2", "two"], ["3", "three"], ["4", "four"], ["5", "five"], ["6", "six"], ["7", "seven"], ["8", "eight"], ["9", "nine"], ["10", "ten"], ["11", "eleven"], ["12", "twelve"]]</text:p>
      <text:p text:style-name="P52"/>
      <text:p text:style-name="P52">см. hashsort/test_sort_5.rb</text:p>
      <text:p text:style-name="P52"/>
      <text:p text:style-name="P52">!!! Вопрос на сообразительность: как изменить порядок сортировки на нисходящий</text:p>
      <text:p text:style-name="P52">Ответ: -<text:span text:style-name="T47">key</text:span>.to_i. только для чисел</text:p>
      <text:p text:style-name="P52"/>
      <text:p text:style-name="P52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2"/>
      <text:p text:style-name="P52">ожидаемый выход:</text:p>
      <text:p text:style-name="P52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2"/>
      <text:p text:style-name="P52"><text:soft-page-break/>&gt;&gt;&gt; так как: ee &lt; eni &lt; eno &lt; evi ...</text:p>
      <text:p text:style-name="P52"/>
      <text:p text:style-name="P52">ответ: hashsort/test_sort_6.rb</text:p>
      <text:p text:style-name="P52"/>
      <text:p text:style-name="P71">Метод класса Hash#sort_by_value</text:p>
      <text:p text:style-name="P71"/>
      <text:p text:style-name="P55">class Hash </text:p>
      <text:p text:style-name="P55"><text:s text:c="2"/>def sort_by_value </text:p>
      <text:p text:style-name="P55"><text:s text:c="4"/>self.sort_by {|k,v| v} </text:p>
      <text:p text:style-name="P55"><text:s text:c="2"/>end </text:p>
      <text:p text:style-name="P55">end </text:p>
      <text:p text:style-name="P55"/>
      <text:p text:style-name="P55">Использование:</text:p>
      <text:p text:style-name="P55"/>
      <text:p text:style-name="P55"><text:tab/>puts @eng_numerals.<text:span text:style-name="T1">sort_by_value</text:span>.inspect</text:p>
      <text:p text:style-name="P55"/>
      <text:p text:style-name="P55">Выход:</text:p>
      <text:p text:style-name="P55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5"/>
      <text:p text:style-name="P55">см. hashsort/test_sort_7.rb</text:p>
      <text:p text:style-name="P55"/>
      <text:p text:style-name="P55">&gt;&gt;&gt; прокомментировать метод respond_to?, methods, Duck typing</text:p>
      <text:p text:style-name="P55"/>
      <text:p text:style-name="P71">Задание</text:p>
      <text:p text:style-name="P71"/>
      <text:p text:style-name="P55">Полная формулировка в lesson.17/cmpsort/README</text:p>
      <text:p text:style-name="P55"/>
      <text:p text:style-name="P55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5">- CCSplitter опирается на теги входной цепочки -&gt; сгруппировать записи разницы по входной цепочке </text:p>
      <text:p text:style-name="P55">- есть более частотные явления, есть менее частотные. Эту информацию можно учитывать, решая, что тестировать и что нет. </text:p>
      <text:p text:style-name="P55"/>
      <text:p text:style-name="P55">Входной файл: </text:p>
      <text:p text:style-name="P55"><text:s text:c="2"/>английский: cmp_ccsplitter_1.out </text:p>
      <text:p text:style-name="P55"><text:s text:c="2"/>немецкий: german/cmp_ccsplitter_1.out</text:p>
      <text:p text:style-name="P55"/>
      <text:p text:style-name="P55">скрипт: cmp_ccs_sort_by_tagseq </text:p>
      <text:p text:style-name="P55">ожидаемый выход: <text:s/>sorted </text:p>
      <text:p text:style-name="P52"/>
      <text:p text:style-name="P67">Задание find_words</text:p>
      <text:p text:style-name="P67"/>
      <text:p text:style-name="P52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2">см. lesson.17/find_words/README</text:p>
      <text:p text:style-name="P52"><text:soft-page-break/></text:p>
      <text:p text:style-name="P52">Задание: разработать скрипт, который находит в текстовых файлах указанные слова (или фразы) и выводит их в формате</text:p>
      <text:p text:style-name="P52"/>
      <text:p text:style-name="P52"><text:tab/>слово \tab позиция_в_предложении \tab предложение</text:p>
      <text:p text:style-name="P52"/>
      <text:p text:style-name="P52">Если указана опция -i или --ignore-case, то поиск осуществляется без учета регистра и вывод имеет вид:</text:p>
      <text:p text:style-name="P52"/>
      <text:p text:style-name="P52"><text:tab/>СЛОВО \tab позиция_в_предложении \tab предложение</text:p>
      <text:p text:style-name="P52"/>
      <text:p text:style-name="P52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2"/>
      <text:p text:style-name="P52"><text:tab/>develop<text:tab/>120 </text:p>
      <text:p text:style-name="P52"><text:tab/>Although<text:tab/>96 </text:p>
      <text:p text:style-name="P52"><text:tab/>December<text:tab/>56 </text:p>
      <text:p text:style-name="P52"><text:tab/>Bill Gates<text:tab/>22 </text:p>
      <text:p text:style-name="P52"><text:tab/>Extensible Markup Language<text:tab/>1 </text:p>
      <text:p text:style-name="P52"><text:tab/>U.S. Public Interest Research Group<text:tab/>1 </text:p>
      <text:p text:style-name="P52"/>
      <text:p text:style-name="P52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2"/>
      <text:p text:style-name="P52"><text:tab/>&gt; find_words queries.txt ../../data/corpus.tok.txt</text:p>
      <text:p text:style-name="P52"/>
      <text:p text:style-name="P52">Задание необходимо выполнять пошагово, как описано в README</text:p>
      <text:p text:style-name="P52"/>
      <text:p text:style-name="P5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7">Решение задачи find_words</text:p>
          </table:table-cell>
          <table:table-cell table:style-name="Table18.A1" office:value-type="string">
            <text:p text:style-name="P159">Занятие 18</text:p>
            <text:p text:style-name="P159">(90 минут)</text:p>
          </table:table-cell>
        </table:table-row>
      </table:table>
      <text:p text:style-name="P157"/>
      <text:p text:style-name="P174">find_words - способы загрузки внешнего файла</text:p>
      <text:p text:style-name="P157"/>
      <text:p text:style-name="P157">load_queries_1</text:p>
      <text:p text:style-name="P157"><text:tab/>загружает все строки в массив, включая пустые. и с \n в конце</text:p>
      <text:p text:style-name="P157"/>
      <text:p text:style-name="P157">load_queries_2</text:p>
      <text:p text:style-name="P157"><text:tab/>загружает в массив, непустые строки, без \n</text:p>
      <text:p text:style-name="P157"/>
      <text:p text:style-name="P157">load_queries_3</text:p>
      <text:p text:style-name="P157"><text:tab/>преобразование массива в хэш</text:p>
      <text:p text:style-name="P157"/>
      <text:p text:style-name="P157">load_queries_4</text:p>
      <text:p text:style-name="P157"><text:tab/>еще вариант преобразования массива в хэш</text:p>
      <text:p text:style-name="P157"/>
      <text:p text:style-name="P157">load_queries_5</text:p>
      <text:p text:style-name="P157"><text:tab/>(рефакторинг) самый компактный вариант</text:p>
      <text:p text:style-name="P175"/>
      <text:p text:style-name="P17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1"><text:tab/>ответ: load_queries_6</text:p>
      <text:p text:style-name="P171">&gt;&gt;&gt; load_queries_6 содержит пример тернарной операции</text:p>
      <text:p text:style-name="P171"/>
      <text:p text:style-name="P173">find_words -- поиск</text:p>
      <text:p text:style-name="P173"/>
      <text:p text:style-name="P171">для нижеследующих заданий лучше использовать большой список queries (data/words.txt)</text:p>
      <text:p text:style-name="P171"/>
      <text:p text:style-name="P171">finding_queries_1 queries.txt</text:p>
      <text:p text:style-name="P201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01">time -p user=0.24</text:p>
      <text:p text:style-name="P171"/>
      <text:p text:style-name="P171">finding_queries_2</text:p>
      <text:p text:style-name="P202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2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2">time -p user=2215.42 (36min) (на words.txt)</text:p>
      <text:p text:style-name="P202"/>
      <text:p text:style-name="P110">finding_queries_3</text:p>
      <text:p text:style-name="P203">решение основано на finding_queries_2, но итерирование происходит по массиву слов предложения.</text:p>
      <text:p text:style-name="P203">time -p user=1232.39 (20min) (на words.txt)</text:p>
      <text:p text:style-name="P171"/>
      <text:p text:style-name="P171"><text:soft-page-break/>finding_queries_4</text:p>
      <text:p text:style-name="P199"><text:span text:style-name="T57">хорошее решение, использующее хэш вместо массива. итерирование по </text:span><text:span text:style-name="T57">словам предложения.</text:span></text:p>
      <text:p text:style-name="P200">time -p user=0.97 (1.5sec) (на words.txt)</text:p>
      <text:p text:style-name="P200"/>
      <text:p text:style-name="P111">find_words -- построение фраз</text:p>
      <text:p text:style-name="P111"/>
      <text:p text:style-name="P110">на примере построения всех подстрок некоторой строки</text:p>
      <text:p text:style-name="P110"/>
      <text:p text:style-name="P110">all_substrings_1</text:p>
      <text:p text:style-name="P200">построение подстрок от заданной позиции, используя string[start, end]</text:p>
      <text:p text:style-name="P200"/>
      <text:p text:style-name="P110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00">ответ: all_substrings_2</text:p>
      <text:p text:style-name="P171"/>
      <text:p text:style-name="P171">all_substrings_3</text:p>
      <text:p text:style-name="P204">генерация всех подстрок длин 3 из заданного слова, начиная от начала слова.</text:p>
      <text:p text:style-name="P20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7">Introduction to CRF</text:p>
            <text:p text:style-name="P157">assign_properties</text:p>
          </table:table-cell>
          <table:table-cell table:style-name="Таблица6.A1" office:value-type="string">
            <text:p text:style-name="P159">Занятие 19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2180202439" text:style-name="L54">
        <text:list-item>
          <text:p text:style-name="P264"><text:span text:style-name="T4">lesson.1</text:span><text:span text:style-name="T4">9</text:span><text:span text:style-name="T4">.tar.bz2</text:span></text:p>
        </text:list-item>
        <text:list-item>
          <text:p text:style-name="P226">lesson.18.tasks.tar.bz2</text:p>
        </text:list-item>
      </text:list>
      <text:p text:style-name="P52"/>
      <text:p text:style-name="P67">Слайд о CRF</text:p>
      <text:p text:style-name="P67"/>
      <text:p text:style-name="P52">порядок использования</text:p>
      <text:p text:style-name="P67"/>
      <text:p text:style-name="P67">Домашнее здание</text:p>
      <text:p text:style-name="P67"/>
      <text:p text:style-name="P52">рефакторинг lesson.18.tasks/assign_properties</text:p>
      <text:p text:style-name="P52"/>
      <text:p text:style-name="P52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7">Radix sort (поразрядная/цифровая сортировка)</text:p>
            <text:p text:style-name="P157"/>
          </table:table-cell>
          <table:table-cell table:style-name="Таблица7.A1" office:value-type="string">
            <text:p text:style-name="P159">Занятие 20</text:p>
            <text:p text:style-name="P159">(90 минут)</text:p>
          </table:table-cell>
        </table:table-row>
      </table:table>
      <text:p text:style-name="P52"/>
      <text:p text:style-name="P67">Раздаточный материал</text:p>
      <text:p text:style-name="P67"/>
      <text:list xml:id="list2014396900" text:continue-numbering="true" text:style-name="L54">
        <text:list-item>
          <text:p text:style-name="P264"><text:span text:style-name="T4">lesson.</text:span><text:span text:style-name="T4">20</text:span><text:span text:style-name="T4">.tar.bz2</text:span></text:p>
        </text:list-item>
      </text:list>
      <text:p text:style-name="P52"/>
      <text:p text:style-name="P52"><text:span text:style-name="T1">презентация lectures/sorting.{odp,pdf</text:span>}</text:p>
      <text:p text:style-name="P52"/>
      <text:p text:style-name="P67">Поразрядная сортировка</text:p>
      <text:p text:style-name="P67"/>
      <text:p text:style-name="P52">radix sort = поразрядная сортировка = цифровая сортировка</text:p>
      <text:p text:style-name="P52"/>
      <text:p text:style-name="P52">класс distribution sorting, не производящих сравнений</text:p>
      <text:p text:style-name="P52"/>
      <text:p text:style-name="P52">пошаговое объяснение алгоритма на примере массива чисел, например</text:p>
      <text:p text:style-name="P52"/>
      <text:p text:style-name="P52"><text:tab/>12 <text:s/>11 <text:s/>0 <text:s/>92 <text:s/>3 <text:s/>133</text:p>
      <text:p text:style-name="P52"/>
      <text:p text:style-name="P67">Структура данных</text:p>
      <text:p text:style-name="P52"/>
      <text:p text:style-name="P52">bucket - (корзина, ведро) массив, содержащий числа, у которых одинаковый корень (одна и та же цифра в текущей позиции)</text:p>
      <text:p text:style-name="P52"/>
      <text:p text:style-name="P52">buckets - массив, содержащий все отдельные корзины</text:p>
      <text:p text:style-name="P52"/>
      <text:p text:style-name="P52">например, после второй итерации числа раскиданы в корзины по разряду десятков</text:p>
      <text:p text:style-name="P52"/>
      <text:p text:style-name="P52">buckets = [</text:p>
      <text:p text:style-name="P52"><text:s text:c="2"/>[ 0, <text:s/>3, 9 ], <text:s/>#0</text:p>
      <text:p text:style-name="P52"><text:s text:c="2"/>[ 11 , 12 ], <text:s/>#1</text:p>
      <text:p text:style-name="P52"><text:s text:c="2"/>[ ], <text:s text:c="13"/>#2</text:p>
      <text:p text:style-name="P52"><text:s text:c="2"/>[ 133 ], <text:s text:c="6"/>#3</text:p>
      <text:p text:style-name="P52"><text:s text:c="2"/>[ ], <text:s text:c="13"/>#4</text:p>
      <text:p text:style-name="P52"><text:s text:c="2"/>[ ], <text:s text:c="13"/>#5</text:p>
      <text:p text:style-name="P52"><text:s text:c="2"/>[ ], <text:s text:c="13"/>#6</text:p>
      <text:p text:style-name="P52"><text:s text:c="2"/>[ ], <text:s text:c="13"/>#7</text:p>
      <text:p text:style-name="P52"><text:s text:c="2"/>[ ], <text:s text:c="13"/>#8</text:p>
      <text:p text:style-name="P52"><text:s text:c="2"/>[ 92 ], <text:s text:c="8"/>#9</text:p>
      <text:p text:style-name="P52">]</text:p>
      <text:p text:style-name="P52"/>
      <text:p text:style-name="P67">Получение цифры в определенном разряде числа</text:p>
      <text:p text:style-name="P67"/>
      <text:p text:style-name="P52">Способ 1: преобразовать в строку и получить нужную позицию из строки</text:p>
      <text:p text:style-name="P52"/>
      <text:p text:style-name="P52"><text:tab/>num = 12<text:span text:style-name="T1">3</text:span>45</text:p>
      <text:p text:style-name="P52"><text:tab/>num.to_s[2,1] <text:s text:c="2"/>#=&gt; 3</text:p>
      <text:p text:style-name="P52"/>
      <text:p text:style-name="P52">Способ 2: математический</text:p>
      <text:p text:style-name="P52"/>
      <text:p text:style-name="P52"><text:soft-page-break/><text:tab/>num = 12345</text:p>
      <text:p text:style-name="P52">чтобы получить разряд единиц (1234<text:span text:style-name="T1">5</text:span>)</text:p>
      <text:p text:style-name="P52"/>
      <text:p text:style-name="P52"><text:tab/>12345 : 10 = 1234.5 и взять часть после запятой</text:p>
      <text:p text:style-name="P52"><text:tab/>12345 % 10 = 5 <text:s text:c="3"/># остаток от деления</text:p>
      <text:p text:style-name="P52"/>
      <text:p text:style-name="P52">чтобы получить разряд десятков (123<text:span text:style-name="T1">4</text:span>5)</text:p>
      <text:p text:style-name="P52"/>
      <text:p text:style-name="P52"><text:tab/>12345 : 100 = 123.45</text:p>
      <text:p text:style-name="P52"><text:tab/>12345 % 100 = 45 # остаток от деления</text:p>
      <text:p text:style-name="P52"><text:tab/>45 / 10 = 4 # целочисленное деление</text:p>
      <text:p text:style-name="P52"><text:tab/>12345 % 100 / 10 = 4</text:p>
      <text:p text:style-name="P67"/>
      <text:p text:style-name="P52">чтобы получить разряд сотен (12<text:span text:style-name="T1">3</text:span>45)</text:p>
      <text:p text:style-name="P52"/>
      <text:p text:style-name="P52"><text:tab/>12345 : 1000 = 12.345</text:p>
      <text:p text:style-name="P52"><text:tab/>12345 % 1000 = 345 # остаток от деления</text:p>
      <text:p text:style-name="P52"><text:tab/>345 / 100 = 3 # целочисленное деление</text:p>
      <text:p text:style-name="P52"><text:tab/>12345 % 1000 / 100 = 3</text:p>
      <text:p text:style-name="P67"/>
      <text:p text:style-name="P52">Можно ли сформулировать закономерность?</text:p>
      <text:p text:style-name="P52"/>
      <text:p text:style-name="P52">!!! Задание: Заполните серые ячейки во второй колонке</text:p>
      <text:p text:style-name="P5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3">1234<text:span text:style-name="T1">5</text:span></text:p>
          </table:table-cell>
          <table:table-cell table:style-name="Таблица8.B1" office:value-type="string">
            <text:p text:style-name="P129">n % 10 / 1</text:p>
          </table:table-cell>
          <table:table-cell table:style-name="Таблица8.C1" office:value-type="string">
            <text:p text:style-name="P129">n % 10^1 / 10^0</text:p>
          </table:table-cell>
          <table:table-cell table:style-name="Таблица8.D1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3<text:span text:style-name="T1">4</text:span>5</text:p>
          </table:table-cell>
          <table:table-cell table:style-name="Таблица8.B4" office:value-type="string">
            <text:p text:style-name="P52">n % 100 / 10</text:p>
          </table:table-cell>
          <table:table-cell table:style-name="Таблица8.C4" office:value-type="string">
            <text:p text:style-name="P52">n % 10^2 / 10^1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<text:span text:style-name="T1">3</text:span>45</text:p>
          </table:table-cell>
          <table:table-cell table:style-name="Таблица8.B4" office:value-type="string">
            <text:p text:style-name="P153">n <text:span text:style-name="T60">% 100</text:span><text:span text:style-name="T60">0</text:span><text:span text:style-name="T60"> / 10</text:span><text:span text:style-name="T60">0</text:span></text:p>
          </table:table-cell>
          <table:table-cell table:style-name="Таблица8.C4" office:value-type="string">
            <text:p text:style-name="P129">n % 10^3 / 10^2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<text:span text:style-name="T1">2</text:span>345</text:p>
          </table:table-cell>
          <table:table-cell table:style-name="Таблица8.B4" office:value-type="string">
            <text:p text:style-name="P129">n % 10000 / 1000</text:p>
          </table:table-cell>
          <table:table-cell table:style-name="Таблица8.C4" office:value-type="string">
            <text:p text:style-name="P129">n % 10^4 / 10^3</text:p>
          </table:table-cell>
          <table:table-cell table:style-name="Таблица8.D4" office:value-type="string">
            <text:p text:style-name="P153"/>
          </table:table-cell>
        </table:table-row>
      </table:table>
      <text:p text:style-name="P52"/>
      <text:p text:style-name="P52">Как перейти от номера позиции к 10, 100, 1000 и тд?</text:p>
      <text:p text:style-name="P52"/>
      <text:p text:style-name="P52">!!! Задание: заполните серое в третьей колонке </text:p>
      <text:p text:style-name="P52"/>
      <text:p text:style-name="P52">!!! Задание: введите переменную p – номер разряда и выведите формулу</text:p>
      <text:p text:style-name="P52"/>
      <text:p text:style-name="P52"><text:tab/>n % 10 ^ p / 10 ^ (p-1)</text:p>
      <text:p text:style-name="P52"/>
      <text:p text:style-name="P52">!!! Задание: разработайте метод, возвращающий цифру в заданной позиции в заданном числе. И напишите для него тесткейсы.</text:p>
      <text:p text:style-name="P52"/>
      <text:p text:style-name="P52"><text:tab/>начальный скрипт lesson.20/radix_sort/radix_sort_stub</text:p>
      <text:p text:style-name="P52"/>
      <text:p text:style-name="P52">!!! Задание: реализуйте поразрядную сортировку для чисел произвольной длины.\</text:p>
      <text:p text:style-name="P52"/>
      <text:p text:style-name="P52"><text:tab/>продолжайте lesson.20/radix_sort/radix_sort_stub</text:p>
      <text:p text:style-name="P52"/>
      <text:p text:style-name="P52"><text:tab/>ответ: <text:s/>lesson.20/radix_sort/radix_sort</text:p>
      <text:p text:style-name="P52"/>
      <text:p text:style-name="P52">!!! Необязательное задание: реализуйте метод radix_sort_strings, сортирующий <text:soft-page-break/>строки в словарном порядке.</text:p>
      <text:p text:style-name="P52"/>
      <text:p text:style-name="P52"><text:tab/>ответ: нет</text:p>
      <text:p text:style-name="P52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7">Поразрядная сортировка для строк (radix sort for strings)</text:p>
            <text:p text:style-name="P157">String#ord, Integer#char</text:p>
          </table:table-cell>
          <table:table-cell table:style-name="Таблица9.A1" office:value-type="string">
            <text:p text:style-name="P159">Занятие 21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52"/>
      <text:list xml:id="list1444792467" text:style-name="L55">
        <text:list-item>
          <text:p text:style-name="P227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070638677" text:style-name="L56">
        <text:list-item>
          <text:p text:style-name="P228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22">Шаг 2. </text:span><text:span text:style-name="T22">Работает ли сортировка для тесткейса #2?</text:span><text:span text:style-name="T22"> </text:span>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3">left alignment</text:p>
          </table:table-cell>
          <table:table-cell table:style-name="Таблица10.B1" office:value-type="string">
            <text:p text:style-name="P156">right alignment</text:p>
          </table:table-cell>
        </table:table-row>
        <table:table-row>
          <table:table-cell table:style-name="Таблица10.A2" office:value-type="string">
            <text:p text:style-name="P153">1-2-3-4-5-6...</text:p>
          </table:table-cell>
          <table:table-cell table:style-name="Таблица10.B2" office:value-type="string">
            <text:p text:style-name="P156">1-2-3-4-5-6...</text:p>
          </table:table-cell>
        </table:table-row>
        <table:table-row>
          <table:table-cell table:style-name="Таблица10.A2" office:value-type="string">
            <text:p text:style-name="P153">a p p l e _</text:p>
          </table:table-cell>
          <table:table-cell table:style-name="Таблица10.B2" office:value-type="string">
            <text:p text:style-name="P156">_____apple</text:p>
          </table:table-cell>
        </table:table-row>
        <table:table-row>
          <table:table-cell table:style-name="Таблица10.A2" office:value-type="string">
            <text:p text:style-name="P153">a p p l e s</text:p>
          </table:table-cell>
          <table:table-cell table:style-name="Таблица10.B2" office:value-type="string">
            <text:p text:style-name="P156">____apples</text:p>
          </table:table-cell>
        </table:table-row>
        <table:table-row>
          <table:table-cell table:style-name="Таблица10.A2" office:value-type="string">
            <text:p text:style-name="P153">l a m p _</text:p>
          </table:table-cell>
          <table:table-cell table:style-name="Таблица10.B2" office:value-type="string">
            <text:p text:style-name="P156">_____lamp</text:p>
          </table:table-cell>
        </table:table-row>
        <table:table-row>
          <table:table-cell table:style-name="Таблица10.A2" office:value-type="string">
            <text:p text:style-name="P153">r a m i f i c a t i o n</text:p>
          </table:table-cell>
          <table:table-cell table:style-name="Таблица10.B2" office:value-type="string">
            <text:p text:style-name="P156">ramification</text:p>
          </table:table-cell>
        </table:table-row>
        <table:table-row>
          <table:table-cell table:style-name="Таблица10.A2" office:value-type="string">
            <text:p text:style-name="P153">ramp</text:p>
          </table:table-cell>
          <table:table-cell table:style-name="Таблица10.B2" office:value-type="string">
            <text:p text:style-name="P156">_____ramp</text:p>
          </table:table-cell>
        </table:table-row>
        <table:table-row>
          <table:table-cell table:style-name="Таблица10.A2" office:value-type="string">
            <text:p text:style-name="P153">...-4-3-2-1</text:p>
          </table:table-cell>
          <table:table-cell table:style-name="Таблица10.B2" office:value-type="string">
            <text:p text:style-name="P15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59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8">Работа с UTF-8<text:line-break/>CRF и text_spacer для русского текста</text:p>
          </table:table-cell>
          <table:table-cell table:style-name="Table19.A1" office:value-type="string">
            <text:p text:style-name="P159">Занятие 22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67"/>
      <text:list xml:id="list559925948" text:continue-list="list2014396900" text:style-name="L54">
        <text:list-item>
          <text:p text:style-name="P273">lesson.22.tar.bz2</text:p>
        </text:list-item>
      </text:list>
      <text:p text:style-name="P52"/>
      <text:p text:style-name="P67">Работа с юникодом</text:p>
      <text:p text:style-name="P67"/>
      <text:p text:style-name="P52">Показать, зачем нужно устанавливать default_external</text:p>
      <text:p text:style-name="P52"/>
      <text:p text:style-name="P52">&gt; test_russian_utf8 test_russian_utf8.txt</text:p>
      <text:p text:style-name="P52"/>
      <text:p text:style-name="P52">&gt;&gt;&gt; Закоментировать установку кодировки и увидеть</text:p>
      <text:p text:style-name="P52">&gt;&gt;&gt; слово разбивается на байты</text:p>
      <text:p text:style-name="P52">&gt;&gt;&gt; количество разбиений - в два раза больше</text:p>
      <text:p text:style-name="P52"/>
      <text:p text:style-name="P67">Преобразование регистра написания</text:p>
      <text:p text:style-name="P67"/>
      <text:p text:style-name="P52">&gt; test_russian_utf8_2 test_russian_utf8.txt</text:p>
      <text:p text:style-name="P52"/>
      <text:p text:style-name="P52">Разработчиками было принято решение не поддерживать регистровые преобразования в ядре языка.</text:p>
      <text:p text:style-name="P67"/>
      <text:p text:style-name="P52">1) потому что оно локаль-зависимое (пример с турецким I). Выполение программы не должно зависеть от локали.</text:p>
      <text:p text:style-name="P52"/>
      <text:p text:style-name="P52">2) некоторые преобразования не биективны (не взаимно-однозначны)</text:p>
      <text:p text:style-name="P52"><text:tab/>e.g. German <text:span text:style-name="T61">ß</text:span> --&gt; SS но не всякое SS -&gt; <text:span text:style-name="T61">ß</text:span></text:p>
      <text:p text:style-name="P52"/>
      <text:p text:style-name="P52">&gt;&gt;&gt; переписка Мацумото: http://blade.nagaokaut.ac.jp/cgi-bin/scat.rb/ruby/ruby-core/19384</text:p>
      <text:p text:style-name="P52"/>
      <text:p text:style-name="P52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2"/>
      <text:p text:style-name="P52">Преобразование регистра: Решение</text:p>
      <text:p text:style-name="P52"/>
      <text:p text:style-name="P52">1. Использовать механизм Multibyte из ActiveSupport</text:p>
      <text:p text:style-name="P52"/>
      <text:p text:style-name="P52">shell &gt; gem install active_support i18n</text:p>
      <text:p text:style-name="P52"/>
      <text:p text:style-name="P52">ruby&gt; require 'active_support/lazy_load_hooks' # may not be necessary</text:p>
      <text:p text:style-name="P52">ruby&gt; require 'active_support/core_ext/string'</text:p>
      <text:p text:style-name="P52">ruby&gt; 'ящериц'.mb_chars.upcase<text:span text:style-name="T1">.to_s</text:span></text:p>
      <text:p text:style-name="P52">=&gt; "ЯЩЕРИЦ"</text:p>
      <text:p text:style-name="P52"/>
      <text:p text:style-name="P52">2. или gem (пакет) unicode_utils (http://unicode-utils.rubyforge.org/)</text:p>
      <text:p text:style-name="P52"/>
      <text:p text:style-name="P52">shell&gt; gem install unicode_utils</text:p>
      <text:p text:style-name="P52"><text:soft-page-break/></text:p>
      <text:p text:style-name="P52">&gt; require 'unicode_utils'</text:p>
      <text:p text:style-name="P52">&gt; UnicodeUtils.upcase('ящериц') </text:p>
      <text:p text:style-name="P52"><text:s/>=&gt; "ЯЩЕРИЦ"</text:p>
      <text:p text:style-name="P52"/>
      <text:p text:style-name="P67">Установка гемов в пользовательскую директорию</text:p>
      <text:p text:style-name="P67"/>
      <text:p text:style-name="P52">1. установить при помощи пакетного менеджера gem</text:p>
      <text:p text:style-name="P52"/>
      <text:p text:style-name="P52">см. http://guides.rubygems.org/faqs/#user-install</text:p>
      <text:p text:style-name="P52"/>
      <text:p text:style-name="P52">&gt; gem1.9.1 install <text:span text:style-name="T1">--user-install</text:span> active_support i18n</text:p>
      <text:p text:style-name="P52"/>
      <text:p text:style-name="P52">2. настроить окружение (.bashrc) и перестартовать терминал</text:p>
      <text:p text:style-name="P52"/>
      <text:p text:style-name="P52">if which ruby &gt;/dev/null &amp;&amp; which gem &gt;/dev/null; then </text:p>
      <text:p text:style-name="P52"><text:s text:c="4"/>PATH="$(ruby -rubygems -e 'puts Gem.user_dir')/bin:$PATH" </text:p>
      <text:p text:style-name="P52">fi</text:p>
      <text:p text:style-name="P52"/>
      <text:p text:style-name="P52">&gt;&gt;&gt; Вопрос: что делает вышеуказанная команда?</text:p>
      <text:p text:style-name="P52"/>
      <text:p text:style-name="P52">3. добавляет в переменную PATH новый путь</text:p>
      <text:p text:style-name="P52"/>
      <text:p text:style-name="P52">&gt;echo $(ruby -rubygems -e 'puts Gem.user_dir') <text:s text:c="10"/></text:p>
      <text:p text:style-name="P52">#=&gt; /home/krot/.gem/ruby/1.9.1 </text:p>
      <text:p text:style-name="P52"/>
      <text:p text:style-name="P57">Задание по CRF вставлено сразу после первого слайда по CRF (стр. 165+)</text:p>
      <text:p text:style-name="P57"/>
      <text:p text:style-name="P52">&gt;&gt;&gt; Для запускания скриптов использовать версию: /shared/syntagma2/krot/prosaos/prosao1_2013_11_19.crf/bin/work.textspacer</text:p>
      <text:p text:style-name="P52"/>
      <text:p text:style-name="P67">Стадии выполнения задания по TextSpacer</text:p>
      <text:p text:style-name="P67"/>
      <text:p text:style-name="P52">1. решить, какой нужен тагсет для решения задачи.</text:p>
      <text:p text:style-name="P52"/>
      <text:p text:style-name="P52">&gt;&gt;&gt; изучить входные данные из train и test</text:p>
      <text:p text:style-name="P52"/>
      <text:p text:style-name="P52"><text:tab/>test.txt -- в таком виде будут приходить данные в момент использования модели.</text:p>
      <text:p text:style-name="P52"><text:tab/>Видно, что это не задача токенизации (знаки препинания отрывать не надо)</text:p>
      <text:p text:style-name="P52"/>
      <text:p text:style-name="P52">Тагсет должен быть таким, чтобы он позволял выполнить задачу - вставить пробелы. Он должен сообщать, куда вставляется пробел.</text:p>
      <text:p text:style-name="P52"/>
      <text:p text:style-name="P52">SL<text:tab/>пробел слева</text:p>
      <text:p text:style-name="P52">SR<text:tab/>пробел справа</text:p>
      <text:p text:style-name="P52">SB<text:tab/>пробелы по обе стороны от символа</text:p>
      <text:p text:style-name="P52"/>
      <text:p text:style-name="P52">или, глядя со стороны слов, другие теги</text:p>
      <text:p text:style-name="P52"/>
      <text:p text:style-name="P52"><text:soft-page-break/>SI<text:tab/>начальный символ слова</text:p>
      <text:p text:style-name="P52">SM<text:tab/>серединный символ слова</text:p>
      <text:p text:style-name="P52">SL<text:tab/>последний символ слова</text:p>
      <text:p text:style-name="P52">SW<text:tab/>символ-слово</text:p>
      <text:p text:style-name="P52"/>
      <text:p text:style-name="P52">!!! Задание: заполните необходимые секции в конфигурационном файле</text:p>
      <text:p text:style-name="P52"/>
      <text:p text:style-name="P52">Начальный скрипт: crf_text_spacer_stub.cfg</text:p>
      <text:p text:style-name="P52"/>
      <text:p text:style-name="P52">описание: http://syn-proc5/wiki/crf/</text:p>
      <text:p text:style-name="P52"/>
      <text:p text:style-name="P52">2. подготовить корпусов (test и train)</text:p>
      <text:p text:style-name="P52"/>
      <text:p text:style-name="P52">Требования:</text:p>
      <text:p text:style-name="P52"/>
      <text:p text:style-name="P52">а) реальные данные будут приходить в том виде, как дано в тестировочном корпусе -- пляшем от тестировочного корпуса</text:p>
      <text:p text:style-name="P52"/>
      <text:p text:style-name="P52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2"/>
      <text:p text:style-name="P52">в) формат, понятный утилитам syn{ll,b}_crf</text:p>
      <text:p text:style-name="P52"/>
      <text:p text:style-name="P52"><text:tab/>слово \tab тег</text:p>
      <text:p text:style-name="P52"><text:tab/>слово \tab тег</text:p>
      <text:p text:style-name="P52"><text:tab/>[между параграфами - одна или более пустых строк]</text:p>
      <text:p text:style-name="P52"><text:tab/>слово \tab тег</text:p>
      <text:p text:style-name="P52"><text:tab/>слово \tab тег</text:p>
      <text:p text:style-name="P52"><text:tab/>...</text:p>
      <text:p text:style-name="P52"/>
      <text:p text:style-name="P52">Вопрос: Что будет "словом" в данной задаче?</text:p>
      <text:p text:style-name="P52">Ответ: один символ</text:p>
      <text:p text:style-name="P52"/>
      <text:p text:style-name="P52">Итого, необходимые действия</text:p>
      <text:p text:style-name="P52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3"/>
          </table:table-cell>
          <table:table-cell table:style-name="Table22.A1" office:value-type="string">
            <text:p text:style-name="P153">train.txt</text:p>
          </table:table-cell>
          <table:table-cell table:style-name="Table22.C1" office:value-type="string">
            <text:p text:style-name="P153">test.txt</text:p>
          </table:table-cell>
        </table:table-row>
        <table:table-row>
          <table:table-cell table:style-name="Table22.A2" office:value-type="string">
            <text:p text:style-name="P52">1. вертикализировать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да</text:p>
          </table:table-cell>
        </table:table-row>
        <table:table-row>
          <table:table-cell table:style-name="Table22.A2" office:value-type="string">
            <text:p text:style-name="P57">2. добавить теги</text:p>
          </table:table-cell>
          <table:table-cell table:style-name="Table22.A2" office:value-type="string">
            <text:p text:style-name="P176">да</text:p>
          </table:table-cell>
          <table:table-cell table:style-name="Table22.C2" office:value-type="string">
            <text:p text:style-name="P176">нет (невозможно)</text:p>
          </table:table-cell>
        </table:table-row>
        <table:table-row>
          <table:table-cell table:style-name="Table22.A2" office:value-type="string">
            <text:p text:style-name="P52">3. удалить пробелы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нет (их там нет) -&gt; да</text:p>
          </table:table-cell>
        </table:table-row>
        <table:table-row>
          <table:table-cell table:style-name="Table22.A2" office:value-type="string">
            <text:p text:style-name="P79">4. замаскировать пустые строки</text:p>
          </table:table-cell>
          <table:table-cell table:style-name="Table22.A2" office:value-type="string">
            <text:p text:style-name="P177">лучше нет, чем да</text:p>
          </table:table-cell>
          <table:table-cell table:style-name="Table22.C2" office:value-type="string">
            <text:p text:style-name="P177">да</text:p>
          </table:table-cell>
        </table:table-row>
      </table:table>
      <text:p text:style-name="P52"/>
      <text:p text:style-name="P52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2"/>
      <text:p text:style-name="P52">Причем, можно сделать один скрип для обработки двух файлов</text:p>
      <text:p text:style-name="P52"><text:soft-page-break/>&gt;&gt;&gt; Вопрос: должен ли скрипт различать, с каким файлом он работает, с train или с test?</text:p>
      <text:p text:style-name="P52">&gt;&gt;&gt; Ответ: да.</text:p>
      <text:p text:style-name="P52">&gt;&gt;&gt; Вопрос: нужна ли опция, чтобы различать корпуса?</text:p>
      <text:p text:style-name="P52">&gt;&gt;&gt; Ответ: да, увы</text:p>
      <text:p text:style-name="P52"><text:tab/>Можно было бы распознать текст без пробелов, но одной - первой строки - для этого может быть недостаточно.</text:p>
      <text:p text:style-name="P52"/>
      <text:p text:style-name="P52">&gt;&gt;&gt; Действие 3 - удаление пробелов из test.txt - не повредит, даже если будет выполнено.</text:p>
      <text:p text:style-name="P52"/>
      <text:p text:style-name="P52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2"/>
      <text:p text:style-name="P52">Опция --label-empty-lines уже реализована, по ней пустые строки в выдаче заменяются на #!#EMPTYLINE</text:p>
      <text:p text:style-name="P52"/>
      <text:p text:style-name="P52"><text:span text:style-name="T56">Начальный скрипт: v</text:span>erticalize_stub</text:p>
      <text:p text:style-name="P52"/>
      <text:p text:style-name="P52">Возможная реализация: verticalize</text:p>
      <text:p text:style-name="P52"/>
      <text:p text:style-name="P52">Ожидаемый выход:</text:p>
      <text:p text:style-name="P52"><text:tab/>test_short.txt <text:s text:c="2"/>-&gt; <text:s/>test_short.vert</text:p>
      <text:p text:style-name="P52"><text:tab/>train_short.txt <text:s/>-&gt; <text:s/>train_short.vert</text:p>
      <text:p text:style-name="P52"/>
      <text:p text:style-name="P52">&gt; cat train_short.vert | grep -v SM</text:p>
      <text:p text:style-name="P52"/>
      <text:p text:style-name="P52">3. Конфигурирование CRFа и навешивание фич при помощи шаблонизатора</text:p>
      <text:p text:style-name="P52"/>
      <text:p text:style-name="P52">Сам по себе символ уже является property, и из него можно создать ряд фич.</text:p>
      <text:p text:style-name="P52"/>
      <text:p text:style-name="P52">Общий вид шаблона для униграмных фич:</text:p>
      <text:p text:style-name="P52">UG<text:tab/>NAME<text:tab/><text:tab/>LINENUM,FIELDNUM<text:tab/>[LINENUM,FIELDNUM]</text:p>
      <text:p text:style-name="P52"/>
      <text:p text:style-name="P52">Например:</text:p>
      <text:p text:style-name="P52"># current character text</text:p>
      <text:p text:style-name="P52">UG<text:tab/>CW<text:tab/>0,0</text:p>
      <text:p text:style-name="P52"># previous character text</text:p>
      <text:p text:style-name="P52">UG<text:tab/>PW<text:tab/>-1,0</text:p>
      <text:p text:style-name="P52"># previous character combined with the current character</text:p>
      <text:p text:style-name="P52">UG<text:tab/>PCW<text:tab/>-1,0<text:tab/>0,0</text:p>
      <text:p text:style-name="P52"/>
      <text:p text:style-name="P52">Задание: добавьте шаблоны для генерации следующих фич</text:p>
      <text:p text:style-name="P52"/>
      <text:p text:style-name="P52"><text:tab/>current character</text:p>
      <text:p text:style-name="P52"><text:tab/>previous character</text:p>
      <text:p text:style-name="P52"><text:tab/>next character</text:p>
      <text:p text:style-name="P52"><text:tab/>previous character + current character</text:p>
      <text:p text:style-name="P52"><text:tab/>current character + next character</text:p>
      <text:p text:style-name="P52"><text:soft-page-break/><text:tab/>previous character + current character + next character</text:p>
      <text:p text:style-name="P52"/>
      <text:p text:style-name="P52">Вопрос: какие значения должны иметь переменные</text:p>
      <text:p text:style-name="P52"><text:tab/>STR_WORD_FIELDS_COUNT</text:p>
      <text:p text:style-name="P52"><text:tab/>INT_WORD_FIELDS_COUNT</text:p>
      <text:p text:style-name="P52">Ответ: 1 и 0 соответственно</text:p>
      <text:p text:style-name="P52"/>
      <text:p text:style-name="P52">Задание: включите бинарную фичу, которая бы использовала соседние теги.</text:p>
      <text:p text:style-name="P52"/>
      <text:p text:style-name="P52">4. Навешивание properties</text:p>
      <text:p text:style-name="P52"/>
      <text:p text:style-name="P52">Если нужны дополнительные свойства, то их можно добавить в файл, который идет на вход утилитам CRF</text:p>
      <text:p text:style-name="P52"/>
      <text:p text:style-name="P52"><text:tab/>слово \tab PROP1 \tab PROP2 \tab тег</text:p>
      <text:p text:style-name="P52"><text:tab/>слово \tab PROP1 \tab PROP2 \tab тег</text:p>
      <text:p text:style-name="P52"/>
      <text:p text:style-name="P52">Дополнительно, в конфигурационном файле необходимо:</text:p>
      <text:p text:style-name="P52">1) изменить значения переменных STR_WORD_FIELDS_COUNT и INT_WORD_FIELDS_COUNT</text:p>
      <text:p text:style-name="P52">2) написать шаблоны для преобразования свойств в фичи</text:p>
      <text:p text:style-name="P52"/>
      <text:p text:style-name="P52">Задание: используйте скрипт assign_properties, чтобы добавить как отдельное свойство текст символа в нижнем регистре.</text:p>
      <text:p text:style-name="P52">&gt;&gt;&gt; символ в оригинаальном регистре полезен, чтобы распознавать начало предложения</text:p>
      <text:p text:style-name="P52">&gt;&gt;&gt; может быть полезным для того, чтобы модель тренировалась узнавать приставки. тут уже регистр не важен.</text:p>
      <text:p text:style-name="P52"/>
      <text:p text:style-name="P52">5. Запуск тренировки</text:p>
      <text:p text:style-name="P52"/>
      <text:p text:style-name="P52">корпус статичен, его изменять на надо</text:p>
      <text:p text:style-name="P52">корпус -&gt; файл-с-пропертями -&gt; synll_crf</text:p>
      <text:p text:style-name="P52"/>
      <text:p text:style-name="P52">cat train.txt | assign_properties | synb_crf --bin=model.bin --min-feat=2 --config=crf_text_spacer.cfg</text:p>
      <text:p text:style-name="P52"/>
      <text:p text:style-name="P52">см. пайп в скрипте train_crf</text:p>
      <text:p text:style-name="P52"/>
      <text:p text:style-name="P55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7"/>
      <text:p text:style-name="P127">&gt; git init .</text:p>
      <text:p text:style-name="P127">&gt; git add file1 file2...</text:p>
      <text:p text:style-name="P127">&gt; git commit -m “some message”</text:p>
      <text:p text:style-name="P52"/>
      <text:p text:style-name="P52">пример вывода в процессе тренировки: synb_crf.log</text:p>
      <text:p text:style-name="P52">1) Exit code of training procedure: 1 -- это хорошо</text:p>
      <text:p text:style-name="P52">2) err=0.0642554 -- значение cost function. чем меньше, тем лучше. CRF тренируется пока ему удается уменьшать это значение.</text:p>
      <text:p text:style-name="P52"><text:soft-page-break/></text:p>
      <text:p text:style-name="P52">Если synb_crf выдает такое сообщение, то надо уменьшать корпус</text:p>
      <text:p text:style-name="P52">terminate called after throwing an instance of 'std::bad_alloc' </text:p>
      <text:p text:style-name="P52"><text:s text:c="2"/>what(): <text:s/>std::bad_alloc</text:p>
      <text:p text:style-name="P52"/>
      <text:p text:style-name="P55">6. Тестирование на test.txt или применение в боевых условиях</text:p>
      <text:p text:style-name="P55"/>
      <text:p text:style-name="P55">cat test.txt | assign_properties <text:s/>| synll_crf --bin=model.bin</text:p>
      <text:p text:style-name="P55"/>
      <text:p text:style-name="P52"/>
      <text:p text:style-name="P52">7. Вставка пробелов по вычисленным тегам.</text:p>
      <text:p text:style-name="P52"/>
      <text:p text:style-name="P52">Задание: разработайте скрипт, вставляющий пробелы в текст согласно тегов, вычисленных моделью.</text:p>
      <text:p text:style-name="P52"/>
      <text:p text:style-name="P52">Скрипт должен уметь принимать данные с любым количеством полей:</text:p>
      <text:p text:style-name="P52"><text:tab/>restore_spaces.1.in</text:p>
      <text:p text:style-name="P52"><text:tab/>restore_spac<text:tab/>es.2.in</text:p>
      <text:p text:style-name="P52">Ожидаемых выход для обоих входных файлов одинаковый:</text:p>
      <text:p text:style-name="P52"><text:tab/>restore_spaces.all.out</text:p>
      <text:p text:style-name="P52"/>
      <text:p text:style-name="P52">Скрипт должен распознавать метку #!#EMPTYLINE и вставлять вместо нее пустую строку. Эта логика уже реализована.</text:p>
      <text:p text:style-name="P52"/>
      <text:p text:style-name="P52">Начальный скрипт: restores_spaces_stub</text:p>
      <text:p text:style-name="P52">Возможная реализация: restores_spaces</text:p>
      <text:p text:style-name="P52"/>
      <text:p text:style-name="P55">Now you can submit the test.txt file with restored spaces to the contest by copying it into predefined directory.</text:p>
      <text:p text:style-name="P56"/>
      <text:p text:style-name="P56"/>
      <text:p text:style-name="P56"/>
      <text:p text:style-name="P56"/>
      <text:p text:style-name="P5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7">IO.popen</text:p>
          </table:table-cell>
          <table:table-cell table:style-name="Table21.A1" office:value-type="string">
            <text:p text:style-name="P159">Занятие 23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281170679" text:continue-numbering="true" text:style-name="L54">
        <text:list-item>
          <text:p text:style-name="P226">lesson.23.tar.bz2</text:p>
        </text:list-item>
      </text:list>
      <text:p text:style-name="P52"/>
      <text:p text:style-name="P67">Running commands from Ruby script</text:p>
      <text:p text:style-name="P67"/>
      <text:p text:style-name="P57">http://stackoverflow.com/questions/2232/calling-bash-commands-from-ruby</text:p>
      <text:p text:style-name="P57"/>
      <text:p text:style-name="P5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5">Some things to think about when choosing between these mechanisms are:</text:p>
            <text:list xml:id="list503927970" text:style-name="L57">
              <text:list-item>
                <text:p text:style-name="P297">Do you just want stdout or do you need stderr as well? or even separated out? </text:p>
              </text:list-item>
              <text:list-item>
                <text:p text:style-name="P297">How big is your output? Do you want to hold the entire result in memory? </text:p>
              </text:list-item>
              <text:list-item>
                <text:p text:style-name="P297">Do you want to read some of your output while the subprocess is still running? </text:p>
              </text:list-item>
              <text:list-item>
                <text:p text:style-name="P297">Do you need result codes? </text:p>
              </text:list-item>
              <text:list-item>
                <text:p text:style-name="P298">Do you need a ruby object that represents the process and lets you kill it on demand? </text:p>
              </text:list-item>
            </text:list>
            <text:p text:style-name="P205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05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><text:soft-page-break/></text:p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<text:soft-page-break/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56"><text:tab/>IO</text:span>.<text:span text:style-name="T56">popen</text:span>("date") { <text:span text:style-name="T56">|</text:span><text:span text:style-name="T56">io</text:span><text:span text:style-name="T56">|</text:span> <text:span text:style-name="T56">puts</text:span> <text:span text:style-name="T56">io</text:span>.<text:span text:style-name="T56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56"><text:tab/></text:span><text:span text:style-name="T56">io = </text:span><text:span text:style-name="T56">IO</text:span>.<text:span text:style-name="T56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soft-page-break/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7">IO.popen</text:p>
            <text:p text:style-name="P157">IO#gets</text:p>
          </table:table-cell>
          <table:table-cell table:style-name="Table23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143208865" text:style-name="L58">
        <text:list-item>
          <text:p text:style-name="P229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9">какие способы позволяют забрать выход выполненной программы? - `cmd`, <text:s/>%x{cmd}, IO.popen</text:p>
        </text:list-item>
        <text:list-item>
          <text:p text:style-name="P229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9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9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9">Годиться ли IO.popen для запуска только лишь одиночных команд? – нет, и для пайпов тоже</text:p>
        </text:list-item>
        <text:list-item>
          <text:p text:style-name="P229">Как передать данные на вход команде/пайпу, открытому при помощи IO.popen – IO#puts</text:p>
        </text:list-item>
        <text:list-item>
          <text:p text:style-name="P265"><text:span text:style-name="T4">Как забрать данные? – IO</text:span><text:span text:style-name="T4">#</text:span><text:span text:style-name="T4">gets</text:span></text:p>
        </text:list-item>
        <text:list-item>
          <text:p text:style-name="P229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9"><text:s/>Как бороться с буферизацией? – stdbuf, --flush</text:p>
        </text:list-item>
        <text:list-item>
          <text:p text:style-name="P229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9">Какие режимы открывания файла/пайпа есть - r, w, a и r+, w+, a+</text:p>
        </text:list-item>
        <text:list-item>
          <text:p text:style-name="P229">чем отличается w от a?</text:p>
        </text:list-item>
        <text:list-item>
          <text:p text:style-name="P229">Как нужно открыть пайп, чтобы иметь возможность как писать в него, так и читать? – r+ или w+</text:p>
        </text:list-item>
        <text:list-item>
          <text:p text:style-name="P229">В чем отличие r+ от w+ – при открытии файла, r+ ругнется, если файла нет. w+ просто его создаст</text:p>
        </text:list-item>
        <text:list-item>
          <text:p text:style-name="P229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7">По CRF можно сделать</text:p>
      <text:p text:style-name="P67"/>
      <text:p text:style-name="P56">Нужны слайды</text:p>
      <text:p text:style-name="P56"/>
      <text:list xml:id="list1248958018" text:style-name="L59">
        <text:list-item>
          <text:p text:style-name="P230">еще раз рассказать, что assign_properties необязателен (изменен слайд 175)</text:p>
        </text:list-item>
        <text:list-item>
          <text:p text:style-name="P230">разбор assign_properties</text:p>
        </text:list-item>
        <text:list-item>
          <text:p text:style-name="P230"><text:soft-page-break/>разобрать скрипт verticalize</text:p>
        </text:list-item>
        <text:list-item>
          <text:p text:style-name="P230">объяснить: word, *tmp, tag = line.split</text:p>
        </text:list-item>
        <text:list-item>
          <text:p text:style-name="P230">реализовать restore_spaces (slide 178). показать, как его тестировать на исходном train.vert с эталонными тегами.</text:p>
          <text:p text:style-name="P230"/>
        </text:list-item>
      </text:list>
      <text:p text:style-name="P52">моя рабочая директория с пробелизатором:</text:p>
      <text:p text:style-name="P52">/shared/syntagma2/krot/prosaos/prosao1_2013_11_19.crf/bin/work.textspacer</text:p>
      <text:p text:style-name="P52"/>
      <text:p text:style-name="P67">Нужны слайды</text:p>
      <text:p text:style-name="P67"/>
      <text:p text:style-name="P56">Можно ли задать пайп через массив – нет</text:p>
      <text:p text:style-name="P56"><text:span text:style-name="T55">Если задать одной строкой, то как передать </text:span>окружение?</text:p>
      <text:p text:style-name="P56">Работает ли механизм env в 2.0</text:p>
      <text:p text:style-name="P56">Работает ли механизм cmd-на-массиве в 1.9</text:p>
      <text:p text:style-name="P56"/>
      <text:p text:style-name="P56"><text:span text:style-name="T55">Передается ли env на все команды? А как в </text:span>баше?</text:p>
      <text:p text:style-name="P56"/>
      <text:p text:style-name="P52"/>
      <text:p text:style-name="P13">Установка пользовательского окружения</text:p>
      <text:p text:style-name="P2"/>
      <text:p text:style-name="P2">параметр env в ruby 2.0</text:p>
      <text:p text:style-name="P50"/>
      <text:p text:style-name="P49"><text:span text:style-name="T62"><text:tab/>IO.popen([</text:span><text:span text:style-name="T63">env</text:span>,] cmd, mode="r" [, opt])</text:p>
      <text:p text:style-name="P2"/>
      <text:p text:style-name="P16"><text:span text:style-name="T55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<text:soft-page-break/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1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8">MatchData</text:p>
            <text:p text:style-name="P158">Регулярные выражения (разбор скриптов)<text:line-break/></text:p>
          </table:table-cell>
          <table:table-cell table:style-name="Table25.A1" office:value-type="string">
            <text:p text:style-name="P159">Занятие 25</text:p>
            <text:p text:style-name="P159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8"><text:span text:style-name="T1">Продолжение занятия 25:</text:span><text:line-break/>MatchData</text:p>
            <text:p text:style-name="P158">Регулярные выражения (разбор скриптов)<text:line-break/>String#scan</text:p>
          </table:table-cell>
          <table:table-cell table:style-name="Таблица12.A1" office:value-type="string">
            <text:p text:style-name="P159">Занятие 26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772171587" text:style-name="L60">
        <text:list-item>
          <text:p text:style-name="P266"><text:span text:style-name="Source_20_Text"><text:span text:style-name="T5">lesson.25.tar.bz2 (обновлен</text:span></text:span><text:span text:style-name="Source_20_Text"><text:span text:style-name="T5">ы </text:span></text:span><text:span text:style-name="Source_20_Text"><text:span text:style-name="T5">некоторые</text:span></text:span><text:span text:style-name="Source_20_Text"><text:span text:style-name="T5"> скрипты </text:span></text:span><text:span text:style-name="Source_20_Text"><text:span text:style-name="T5">+ пара новых скр</text:span></text:span><text:span text:style-name="Source_20_Text"><text:span text:style-name="T5">и</text:span></text:span><text:span text:style-name="Source_20_Text"><text:span text:style-name="T5">птов</text:span></text:span><text:span text:style-name="Source_20_Text"><text:span text:style-name="T5">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1471466217" text:style-name="L61">
        <text:list-item>
          <text:p text:style-name="P267"><text:span text:style-name="Source_20_Text"><text:span text:style-name="T5">Есть два способа метчить строку и РВ, используя метод =~ и метод .match. Эти методы явля</text:span></text:span><text:span text:style-name="Source_20_Text"><text:span text:style-name="T5">ю</text:span></text:span><text:span text:style-name="Source_20_Text"><text:span text:style-name="T5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67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67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67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67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67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5">метод =~ не возвращает объект класса MatchData</text:span></text:span></text:p>
        </text:list-item>
        <text:list-item>
          <text:p text:style-name="P267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5">(nil)</text:span></text:span></text:p>
        </text:list-item>
        <text:list-item>
          <text:p text:style-name="P267"><text:span text:style-name="Source_20_Text"><text:span text:style-name="T5">Можно ли утверждать, ч</text:span></text:span><text:span text:style-name="Source_20_Text"><text:span text:style-name="T5">то г</text:span></text:span><text:span text:style-name="Source_20_Text"><text:span text:style-name="T5">лобальные переменные </text:span></text:span><text:span text:style-name="Source_20_Text"><text:span text:style-name="T5">Regexp.last_match и </text:span></text:span><text:span text:style-name="Source_20_Text"><text:span text:style-name="T5">$~, $1, $2 </text:span></text:span><text:span text:style-name="Source_20_Text"><text:span text:style-name="T5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5">– нет, эти переменные ведут себя как локальные переменные. Еще раз показать </text:span></text:span><text:span text:style-name="Source_20_Text"><text:span text:style-name="T5">(</text:span></text:span><text:span text:style-name="Source_20_Text"><text:span text:style-name="T9">обновленный</text:span></text:span><text:span text:style-name="Source_20_Text"><text:span text:style-name="T5">) </text:span></text:span><text:span text:style-name="Source_20_Text"><text:span text:style-name="T5">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</text:span></text:span><text:span text:style-name="Source_20_Text"><text:span text:style-name="T8">lesson.25/</text:span></text:span><text:span text:style-name="Source_20_Text"><text:span text:style-name="T8">test_finding_all_matches_with_pos</text:span></text:span><text:span text:style-name="Source_20_Text"><text:span text:style-name="T8">t</text:span></text:span><text:span text:style-name="Source_20_Text"><text:span text:style-name="T8">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 </text:span></text:span><text:span text:style-name="Source_20_Text"><text:span text:style-name="T8">– рассмотреть позже, после Regexp#offset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_with_</text:span></text:span><text:span text:style-name="Source_20_Text"><text:span text:style-name="T8">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</text:span></text:span><text:span text:style-name="Source_20_Text"><text:span text:style-name="T8">lesson.25/test_scan</text:span></text:span></text:p>
      <text:p text:style-name="Standard"><text:span text:style-name="Source_20_Text"><text:span text:style-name="T8"/></text:span></text:p>
      <text:p text:style-name="P185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</text:span></text:span><text:span text:style-name="Source_20_Text"><text:span text:style-name="T5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</text:span></text:span><text:span text:style-name="Source_20_Text"><text:span text:style-name="T5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</text:span></text:span><text:span text:style-name="Source_20_Text"><text:span text:style-name="T5">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</text:span></text:span><text:span text:style-name="Source_20_Text"><text:span text:style-name="T8">реализуйте функциональность поиска всех метчей в виде одного метода </text:span></text:span><text:span text:style-name="Source_20_Text"><text:span text:style-name="T8">all_matches</text:span></text:span><text:span text:style-name="Source_20_Text"><text:span text:style-name="T8">, </text:span></text:span><text:span text:style-name="Source_20_Text"><text:span text:style-name="T8">который возвращает массив объектов MatchData. П</text:span></text:span><text:span text:style-name="Source_20_Text"><text:span text:style-name="T8">оместите </text:span></text:span><text:span text:style-name="Source_20_Text"><text:span text:style-name="T8">этот </text:span></text:span><text:span text:style-name="Source_20_Text"><text:span text:style-name="T8">метод в модуль Syn (файл syn.rb), </text:span></text:span><text:span text:style-name="Source_20_Text"><text:span text:style-name="T8">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matches = </text:span></text:span><text:span text:style-name="Source_20_Text"><text:span text:style-name="T8">Syn.all_matches</text:span></text:span><text:span text:style-name="Source_20_Text"><text:span text:style-name="T8">(</text:span></text:span><text:span text:style-name="Source_20_Text"><text:span text:style-name="T8">str, regexp</text:span></text:span><text:span text:style-name="Source_20_Text"><text:span text:style-name="T8">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</text:span></text:span><text:span text:style-name="Source_20_Text"><text:span text:style-name="T8">(с тестами)</text:span></text:span><text:span text:style-name="Source_20_Text"><text:span text:style-name="T8">: lesson.2</text:span></text:span><text:span text:style-name="Source_20_Text"><text:span text:style-name="T8">5</text:span></text:span><text:span text:style-name="Source_20_Text"><text:span text:style-name="T8">/syn_stub.rb</text:span></text:span></text:p>
      <text:p text:style-name="Standard"><text:span text:style-name="Source_20_Text"><text:span text:style-name="T8">ответ: lesson.2</text:span></text:span><text:span text:style-name="Source_20_Text"><text:span text:style-name="T8">5</text:span></text:span><text:span text:style-name="Source_20_Text"><text:span text:style-name="T8">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&gt; ruby syn.rb</text:span></text:span></text:p>
      <text:p text:style-name="Standard"><text:span text:style-name="Source_20_Text"><text:span text:style-name="T6"/></text:span></text:p>
      <text:p text:style-name="P131"><text:span text:style-name="Source_20_Text"><text:span text:style-name="T54">if __FILE__ == $0</text:span></text:span></text:p>
      <text:p text:style-name="P134"><text:s text:c="2"/># ...</text:p>
      <text:p text:style-name="P134">end</text:p>
      <text:p text:style-name="Standard"><text:span text:style-name="Source_20_Text"><text:span text:style-name="T8"/></text:span></text:p>
      <text:p text:style-name="P132"><text:span text:style-name="Source_20_Text"><text:span text:style-name="T54">__FILE__ – имя текущего файла</text:span></text:span></text:p>
      <text:p text:style-name="P133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5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5"><text:span text:style-name="Source_20_Text"><text:span text:style-name="T8"/></text:span></text:p>
      <text:p text:style-name="P185"><text:span text:style-name="Source_20_Text"><text:span text:style-name="T8">!!! Вопрос: в какую скобку попадает год в следующем РВ?</text:span></text:span></text:p>
      <text:p text:style-name="P185"><text:span text:style-name="Source_20_Text"><text:span text:style-name="T8"/></text:span></text:p>
      <text:p text:style-name="P185"><text:soft-page-break/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8">Практика<text:line-break/>Разбор заданий</text:p>
          </table:table-cell>
          <table:table-cell table:style-name="Table29.A1" office:value-type="string">
            <text:p text:style-name="P159">Занятие 27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8">Практика<text:line-break/></text:p>
          </table:table-cell>
          <table:table-cell table:style-name="Table30.A1" office:value-type="string">
            <text:p text:style-name="P159">Занятие 28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8">Регулярные выражения<text:line-break/></text:p>
          </table:table-cell>
          <table:table-cell table:style-name="Table31.A1" office:value-type="string">
            <text:p text:style-name="P159">Занятие 29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839668399" text:style-name="L62">
        <text:list-item>
          <text:p text:style-name="P268"><text:span text:style-name="Source_20_Text"><text:span text:style-name="T5">lesson.29.tar.bz2</text:span></text:span></text:p>
          <text:p text:style-name="P268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8">Тест на РВ</text:p>
            <text:p text:style-name="P158">Рекурсия</text:p>
          </table:table-cell>
          <table:table-cell table:style-name="Table32.A1" office:value-type="string">
            <text:p text:style-name="P159">Занятие 30 и 31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479091022" text:continue-numbering="true" text:style-name="L62">
        <text:list-item>
          <text:p text:style-name="P269"><text:span text:style-name="Source_20_Text"><text:span text:style-name="T4">lesson.30.tar.bz2 (тест)</text:span></text:span></text:p>
        </text:list-item>
        <text:list-item>
          <text:p text:style-name="P269"><text:span text:style-name="Source_20_Text"><text:span text:style-name="T4">lesson.31.tar.bz2 (рекурсия)</text:span></text:span></text:p>
        </text:list-item>
      </text:list>
      <text:p text:style-name="P47"/>
      <text:p text:style-name="P47"><text:span text:style-name="Source_20_Text"><text:span text:style-name="T14">Вопросы</text:span></text:span></text:p>
      <text:p text:style-name="P47"><text:span text:style-name="Source_20_Text"><text:span text:style-name="T14"/></text:span></text:p>
      <text:p text:style-name="P47"><text:span text:style-name="Source_20_Text"><text:span text:style-name="T11">Э</text:span></text:span><text:span text:style-name="Source_20_Text"><text:span text:style-name="T11">ти</text:span></text:span><text:span text:style-name="Source_20_Text"><text:span text:style-name="T11"> же вопросы </text:span></text:span><text:span text:style-name="Source_20_Text"><text:span text:style-name="T11">без ответов </text:span></text:span><text:span text:style-name="Source_20_Text"><text:span text:style-name="T11">здесь: lectures/Test.30.odp</text:span></text:span></text:p>
      <text:p text:style-name="P48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64">Переделайте пример выше так, чтобы одна из скобок стала незахватывающей</text:span></text:span><text:span text:style-name="Source_20_Text"><text:span text:style-name="T65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21">m i x</text:span></text:span><text:span text:style-name="Source_20_Text"><text:span text:style-name="T5"> (NB: опция </text:span></text:span><text:span text:style-name="Source_20_Text"><text:span text:style-name="T21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64">Можно ли выключить опцию для конкретной скобки? </text:span></text:span><text:span text:style-name="Source_20_Text"><text:span text:style-name="T65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4"><text:tab/>&gt; "apple".match /(?:PP)l/i</text:span></text:span></text:p>
      <text:p text:style-name="Standard"><text:span text:style-name="Source_20_Text"><text:span text:style-name="T65"><text:tab/></text:span></text:span><text:span text:style-name="Source_20_Text"><text:span text:style-name="T64">&gt; "apple".match</text:span></text:span></text:p>
      <text:p text:style-name="Standard"><text:span text:style-name="Source_20_Text"><text:span text:style-name="T64"/></text:span></text:p>
      <text:p text:style-name="Standard"><text:span text:style-name="Source_20_Text"><text:span text:style-name="T64">Ответ:</text:span></text:span></text:p>
      <text:p text:style-name="Standard"><text:span text:style-name="Source_20_Text"><text:span text:style-name="T64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5"><text:span text:style-name="Source_20_Text"><text:span text:style-name="T5">13. </text:span></text:span><text:span text:style-name="Source_20_Text"><text:span text:style-name="T64">Что заметчит следующее РВ? И почему</text:span></text:span><text:span text:style-name="Source_20_Text"><text:span text:style-name="T65"> (опишите словами или подчеркните в </text:span></text:span><text:span text:style-name="Source_20_Text"><text:span text:style-name="T64">str</text:span></text:span><text:span text:style-name="Source_20_Text"><text:span text:style-name="T65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64">lesson.30/test_re_13</text:span></text:span><text:span text:style-name="Source_20_Text"><text:span text:style-name="T65">.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<text:tab/>&gt; str = "S p RING\nHas\nCome" </text:span></text:span></text:p>
      <text:p text:style-name="P185"><text:span text:style-name="Source_20_Text"><text:span text:style-name="T5"><text:tab/>&gt; re = /(?mx-i:[A-Z] .+ [A-Z])/</text:span></text:span></text:p>
      <text:p text:style-name="P185"><text:span text:style-name="Source_20_Text"><text:span text:style-name="T5"><text:tab/>&gt; str.match 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см. lesson.30/test_re_13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53">Ответ:</text:span></text:span></text:p>
      <text:p text:style-name="P185"><text:span text:style-name="Source_20_Text"><text:span text:style-name="T53"><text:tab/>1) /[A-Z]/ метчит “S”</text:span></text:span></text:p>
      <text:p text:style-name="P185"><text:span text:style-name="Source_20_Text"><text:span text:style-name="T53"><text:tab/>2) пробелы вокруг .+ игнорируются, так как включени режим /x</text:span></text:span></text:p>
      <text:p text:style-name="P185"><text:span text:style-name="Source_20_Text"><text:span text:style-name="T53"><text:tab/>3) /.+/ метчит “ p RING\nHas\n” так как включени /m которая позволяет метчить \s метасимволом /./</text:span></text:span></text:p>
      <text:p text:style-name="P185"><text:span text:style-name="Source_20_Text"><text:span text:style-name="T53"><text:tab/>4) [A-Z] метчит “C”</text:span></text:span></text:p>
      <text:p text:style-name="P185"><text:span text:style-name="Source_20_Text"><text:span text:style-name="T53"/></text:span></text:p>
      <text:p text:style-name="P185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5"><text:span text:style-name="Source_20_Text"><text:span text:style-name="T5">str = “I love bier and pears”</text:span></text:span></text:p>
      <text:p text:style-name="P135"><text:span text:style-name="Source_20_Text"><text:span text:style-name="T5"/></text:span></text:p>
      <text:p text:style-name="P135"><text:span text:style-name="Source_20_Text"><text:span text:style-name="T5">if str =~ /pears/ || str =~ /bier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P135"><text:span text:style-name="Source_20_Text"><text:span text:style-name="T5"/></text:span></text:p>
      <text:p text:style-name="P135"><text:soft-page-break/><text:span text:style-name="Source_20_Text"><text:span text:style-name="T5">if str =~ /(bier|pears)s?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72">чтобы понять рекурсию, нужно понять рекурсию</text:p>
      <text:p text:style-name="P72"/>
      <text:p text:style-name="P67">Разделяй и властвуй</text:p>
      <text:p text:style-name="P67"/>
      <text:p text:style-name="P72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72"/>
      <text:p text:style-name="P72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2"/>
      <text:p text:style-name="P124"><text:span text:style-name="Source_20_Text"><text:span text:style-name="T29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28"/></text:span></text:p>
      <text:p text:style-name="P67">Рекурсия в работе и в быту</text:p>
      <text:p text:style-name="P67"/>
      <text:p text:style-name="P52">Рекурсия - повторение самоподобным образом</text:p>
      <text:p text:style-name="P52"/>
      <text:p text:style-name="P52">Рекурсивная картинка</text:p>
      <text:p text:style-name="P52">lectures/monalisa_recursion.jpg -- вставить в презентацию</text:p>
      <text:p text:style-name="P52">lesson.30/recursion/pink_floyd.jpg</text:p>
      <text:p text:style-name="P52"/>
      <text:p text:style-name="P52">Рекурсивные акронимы</text:p>
      <text:p text:style-name="P52"><text:tab/>VISA: VISA international Service Association</text:p>
      <text:p text:style-name="P52"><text:tab/>GNU : GNU is not Unix</text:p>
      <text:p text:style-name="P52"/>
      <text:p text:style-name="P52">Рекурсивная процедура - процедура, вызывающая саму себя.</text:p>
      <text:list xml:id="list1242049555" text:style-name="L63">
        <text:list-item>
          <text:p text:style-name="P231">простая - вызывает себя непосредственно</text:p>
        </text:list-item>
        <text:list-item>
          <text:p text:style-name="P231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27">родитель </text:span></text:span><text:span text:style-name="Source_20_Text"><text:span text:style-name="T35">-&gt; </text:span></text:span><text:span text:style-name="Source_20_Text"><text:span text:style-name="T27">дочерние узлы, дочерние узлы в свою очередь являются родительскими для других узлов</text:span></text:span></text:p>
      <text:list xml:id="list533439782" text:continue-numbering="true" text:style-name="L63">
        <text:list-header>
          <text:p text:style-name="P282"><text:span text:style-name="Source_20_Text"><text:span text:style-name="T15"/></text:span></text:p>
        </text:list-header>
      </text:list>
      <text:p text:style-name="P67">В математике</text:p>
      <text:p text:style-name="P67"/>
      <text:p text:style-name="P52">Функция может быть задана рекурсивно, при помощи так называемой рекуррентной формулы</text:p>
      <text:p text:style-name="P52"/>
      <text:list xml:id="list1324935986" text:style-name="L64">
        <text:list-item>
          <text:p text:style-name="P232">функция задана для некоторого начального значения a (base case)</text:p>
        </text:list-item>
        <text:list-item>
          <text:p text:style-name="P232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88"><text:span text:style-name="Source_20_Text"><text:span text:style-name="T27"><text:s text:c="5"/>{ <text:s text:c="2"/>f(k+1) = a * f(k)</text:span></text:span></text:p>
      <text:p text:style-name="P188"><text:span text:style-name="Source_20_Text"><text:span text:style-name="T15"/></text:span></text:p>
      <text:p text:style-name="P188"><text:span text:style-name="Source_20_Text"><text:span text:style-name="T27">Вычисление a^5</text:span></text:span></text:p>
      <text:p text:style-name="P188"><text:span text:style-name="Source_20_Text"><text:span text:style-name="T20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3">k-&gt;n</text:p>
          </table:table-cell>
          <table:table-cell table:style-name="Таблица17.A1" office:value-type="string">
            <text:p text:style-name="P153">f(k) = a^k напр. 2^5</text:p>
          </table:table-cell>
          <table:table-cell table:style-name="Таблица17.C1" office:value-type="string">
            <text:p text:style-name="P153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3">0</text:p>
          </table:table-cell>
          <table:table-cell table:style-name="Таблица17.B7" office:value-type="string">
            <text:p text:style-name="P153">f(0) = 1</text:p>
          </table:table-cell>
          <table:table-cell table:style-name="Таблица17.C2" office:value-type="float" office:value="1">
            <text:p text:style-name="P153">1</text:p>
          </table:table-cell>
        </table:table-row>
        <table:table-row>
          <table:table-cell table:style-name="Таблица17.A2" office:value-type="float" office:value="1">
            <text:p text:style-name="P153">1</text:p>
          </table:table-cell>
          <table:table-cell table:style-name="Таблица17.B7" office:value-type="string">
            <text:p text:style-name="P153">f(1) = a * f(0+1) = a * f(0)</text:p>
          </table:table-cell>
          <table:table-cell table:style-name="Таблица17.C7" office:value-type="string">
            <text:p text:style-name="P153">2 * 1 = 2</text:p>
          </table:table-cell>
        </table:table-row>
        <table:table-row>
          <table:table-cell table:style-name="Таблица17.A2" office:value-type="float" office:value="2">
            <text:p text:style-name="P153">2</text:p>
          </table:table-cell>
          <table:table-cell table:style-name="Таблица17.B7" office:value-type="string">
            <text:p text:style-name="P153">f(2) = a * f(1+1) = a * f(1)</text:p>
          </table:table-cell>
          <table:table-cell table:style-name="Таблица17.C7" office:value-type="string">
            <text:p text:style-name="P153">2 * 2 = 4</text:p>
          </table:table-cell>
        </table:table-row>
        <table:table-row>
          <table:table-cell table:style-name="Таблица17.A2" office:value-type="float" office:value="3">
            <text:p text:style-name="P153">3</text:p>
          </table:table-cell>
          <table:table-cell table:style-name="Таблица17.B7" office:value-type="string">
            <text:p text:style-name="P153">f(3) = a * f(2+1) = a * f(2)</text:p>
          </table:table-cell>
          <table:table-cell table:style-name="Таблица17.C7" office:value-type="string">
            <text:p text:style-name="P153">2 * 4 = 8</text:p>
          </table:table-cell>
        </table:table-row>
        <table:table-row>
          <table:table-cell table:style-name="Таблица17.A2" office:value-type="float" office:value="4">
            <text:p text:style-name="P153">4</text:p>
          </table:table-cell>
          <table:table-cell table:style-name="Таблица17.B7" office:value-type="string">
            <text:p text:style-name="P153">f(4) = a * f(3+1) = a * f(3)</text:p>
          </table:table-cell>
          <table:table-cell table:style-name="Таблица17.C7" office:value-type="string">
            <text:p text:style-name="P153">2 * 8 = 16</text:p>
          </table:table-cell>
        </table:table-row>
        <table:table-row>
          <table:table-cell table:style-name="Таблица17.A2" office:value-type="float" office:value="5">
            <text:p text:style-name="P153">5</text:p>
          </table:table-cell>
          <table:table-cell table:style-name="Таблица17.B7" office:value-type="string">
            <text:p text:style-name="P153">f(5) = a * f(4+1) = a * f(4)</text:p>
          </table:table-cell>
          <table:table-cell table:style-name="Таблица17.C7" office:value-type="string">
            <text:p text:style-name="P153">2 * 16 = 32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&gt;&gt;&gt; рекуррентное определение - это forward recursion. </text:span></text:span></text:p>
      <text:p text:style-name="P185"><text:span text:style-name="Source_20_Text"><text:span text:style-name="T5">&gt;&gt;&gt; Дополнительно надо знать, когда остановиться (k стало равным n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Вопрос: Можно ли эту задачу решить используя цикл?</text:span></text:span></text:p>
      <text:p text:style-name="P185"><text:span text:style-name="Source_20_Text"><text:span text:style-name="T5">Ответ: да, см. power_loop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5"><text:span text:style-name="Source_20_Text"><text:span text:style-name="T5"/></text:span></text:p>
      <text:p text:style-name="P121"><text:span text:style-name="Source_20_Text"><text:span text:style-name="T35">В программировании</text:span></text:span></text:p>
      <text:p text:style-name="P121"><text:span text:style-name="Source_20_Text"><text:span text:style-name="T13"/></text:span></text:p>
      <text:p text:style-name="P124"><text:span text:style-name="Source_20_Text"><text:span text:style-name="T27">Рекурсивная процедура - процедура, прямо или косвенно вызывающая саму себя.</text:span></text:span></text:p>
      <text:p text:style-name="P124"><text:span text:style-name="Source_20_Text"><text:span text:style-name="T27"/></text:span></text:p>
      <text:p text:style-name="P124"><text:span text:style-name="Source_20_Text"><text:span text:style-name="T31">Разделяй и властвуй</text:span></text:span><text:span text:style-name="Source_20_Text"><text:span text:style-name="T29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29"/></text:span></text:p>
      <text:p text:style-name="P124"><text:span text:style-name="Source_20_Text"><text:span text:style-name="T27">Backward recursion - от большей задачи через меньшие задачи мы приходим к base case.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f(n) = a^n для n&gt;=0</text:span></text:span></text:p>
      <text:p text:style-name="P124"><text:span text:style-name="Source_20_Text"><text:span text:style-name="T20"/></text:span></text:p>
      <text:p text:style-name="P2"><text:s text:c="5"/>{ <text:s text:c="2"/>f(0) = 1</text:p>
      <text:p text:style-name="P124"><text:span text:style-name="Source_20_Text"><text:span text:style-name="T27"><text:s text:c="5"/>{ <text:s text:c="2"/>f(k) = a * f(k-1)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4"><text:span text:style-name="Source_20_Text"><text:span text:style-name="T20"/></text:span></text:p>
      <text:p text:style-name="P185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def power a, n</text:span></text:span></text:p>
      <text:p text:style-name="P185"><text:span text:style-name="Source_20_Text"><text:span text:style-name="T5"><text:tab/>if n == 0</text:span></text:span></text:p>
      <text:p text:style-name="P185"><text:span text:style-name="Source_20_Text"><text:span text:style-name="T5"><text:tab/><text:tab/>return 1</text:span></text:span></text:p>
      <text:p text:style-name="P185"><text:span text:style-name="Source_20_Text"><text:span text:style-name="T5"><text:tab/>else</text:span></text:span></text:p>
      <text:p text:style-name="P185"><text:span text:style-name="Source_20_Text"><text:span text:style-name="T5"><text:tab/><text:tab/>return a * power(a, n-1)</text:span></text:span></text:p>
      <text:p text:style-name="P185"><text:span text:style-name="Source_20_Text"><text:span text:style-name="T5"><text:tab/>end</text:span></text:span></text:p>
      <text:p text:style-name="P185"><text:soft-page-break/><text:span text:style-name="Source_20_Text"><text:span text:style-name="T5">end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puts </text:span></text:span><text:span text:style-name="Source_20_Text"><text:span text:style-name="T5">power(2,5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казать как трассировать рекурсию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&gt;&gt;&gt; Распечатать lectures/TracingRecursion.odp</text:span></text:span></text:p>
      <text:p text:style-name="P185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5"><text:span text:style-name="Source_20_Text"><text:span text:style-name="T5">power(2,5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  <table:table-cell table:style-name="Table43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4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3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2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1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0)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Задание: воспроизведите трассировку рекурсии для случая power(2,6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к таблице добавиться строка сверху, </text:span></text:span></text:p>
      <text:p text:style-name="P185"><text:span text:style-name="Source_20_Text"><text:span text:style-name="T5">&gt;&gt;&gt; power(2,6) | 2 | 32 | 64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5"><text:span text:style-name="Source_20_Text"><text:span text:style-name="T5"><text:tab/>if x == 1</text:span></text:span></text:p>
      <text:p text:style-name="P185"><text:span text:style-name="Source_20_Text"><text:span text:style-name="T5"><text:tab/><text:tab/>return a</text:span></text:span></text:p>
      <text:p text:style-name="P185"><text:span text:style-name="Source_20_Text"><text:span text:style-name="T5"><text:tab/>end</text:span></text:span></text:p>
      <text:p text:style-name="P185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5">Base cases can be multiple.</text:span></text:span></text:p>
      <text:p text:style-name="P185"><text:span text:style-name="Source_20_Text"><text:span text:style-name="T5">Recursive calls can be multiple and different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http://en.wikipedia.org/wiki/Collatz_conjectu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5"><text:span text:style-name="Source_20_Text"><text:span text:style-name="T5">def power a, n</text:span></text:span></text:p>
            <text:p text:style-name="P185"><text:span text:style-name="Source_20_Text"><text:span text:style-name="T5"><text:tab/>if n == 0</text:span></text:span></text:p>
            <text:p text:style-name="P185"><text:span text:style-name="Source_20_Text"><text:span text:style-name="T5"><text:tab/><text:tab/>return 1</text:span></text:span></text:p>
            <text:p text:style-name="P185"><text:span text:style-name="Source_20_Text"><text:span text:style-name="T5"><text:tab/>elsif n == 1</text:span></text:span></text:p>
            <text:p text:style-name="P185"><text:span text:style-name="Source_20_Text"><text:span text:style-name="T5"><text:tab/><text:tab/>return a </text:span></text:span></text:p>
            <text:p text:style-name="P185"><text:span text:style-name="Source_20_Text"><text:span text:style-name="T5"><text:tab/>else</text:span></text:span></text:p>
            <text:p text:style-name="P185"><text:span text:style-name="Source_20_Text"><text:span text:style-name="T5"><text:tab/><text:tab/>return a * power(a, n-1)</text:span></text:span></text:p>
            <text:p text:style-name="P185"><text:span text:style-name="Source_20_Text"><text:span text:style-name="T5"><text:tab/>end</text:span></text:span></text:p>
            <text:p text:style-name="P185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5"><text:span text:style-name="Source_20_Text"><text:span text:style-name="T15">if (test for simple case) {</text:span></text:span></text:p>
            <text:p text:style-name="P185"><text:span text:style-name="Source_20_Text"><text:span text:style-name="T15"><text:tab/>Compute a simple solution without using recursion.</text:span></text:span></text:p>
            <text:p text:style-name="P185"><text:span text:style-name="Source_20_Text"><text:span text:style-name="T15">} else {</text:span></text:span></text:p>
            <text:p text:style-name="P185"><text:span text:style-name="Source_20_Text"><text:span text:style-name="T15"><text:tab/>Break the problem down into subproblems of the same form.</text:span></text:span></text:p>
            <text:p text:style-name="P185"><text:span text:style-name="Source_20_Text"><text:span text:style-name="T15"><text:tab/>Solve each of the subproblems by calling this function recursively.</text:span></text:span></text:p>
            <text:p text:style-name="P185"><text:span text:style-name="Source_20_Text"><text:span text:style-name="T15"><text:tab/>Reassemble the solutions to the subproblems into a solution for the whole.</text:span></text:span></text:p>
            <text:p text:style-name="P185"><text:span text:style-name="Source_20_Text"><text:span text:style-name="T15">}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/></text:span></text:p>
      <text:p text:style-name="P185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reverse(“bamboo”) #=&gt; oobmab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дсказка:</text:span></text:span></text:p>
      <text:p text:style-name="P185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5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5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5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  <table:table-cell table:style-name="Table44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5"><text:span text:style-name="Source_20_Text"><text:span text:style-name="T5">a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5"><text:span text:style-name="Source_20_Text"><text:span text:style-name="T5">m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  <table:table-cell table:style-name="Table44.A1" office:value-type="string">
            <text:p text:style-name="P185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Ответ: recursion/reverse_string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3">Задания</text:span></text:span></text:p>
      <text:p text:style-name="P185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52"/>
      <text:p text:style-name="P124"><text:span text:style-name="Source_20_Text"><text:span text:style-name="T35">ответ: lesson.31/recursion/factorial</text:span></text:span></text:p>
      <text:p text:style-name="P124"><text:span text:style-name="Source_20_Text"><text:span text:style-name="T5"/></text:span></text:p>
      <text:p text:style-name="P185"><text:span text:style-name="Source_20_Text"><text:span text:style-name="T18">Задания</text:span></text:span></text:p>
      <text:p text:style-name="P185"><text:span text:style-name="Source_20_Text"><text:span text:style-name="T18"/></text:span></text:p>
      <text:list xml:id="list2383176701" text:style-name="WWNum72">
        <text:list-header>
          <text:p text:style-name="P276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4"><text:span text:style-name="Source_20_Text"><text:span text:style-name="T15"/></text:span></text:p>
      <text:p text:style-name="P114"><text:span text:style-name="Source_20_Text"><text:span text:style-name="T15">Начальный скрипт: recursion/array_sum_stub</text:span></text:span></text:p>
      <text:p text:style-name="P114"><text:span text:style-name="Source_20_Text"><text:span text:style-name="T15">Ответ: recursion/array_sum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Ответ: recursion/array_sum_n_first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Вопрос: какое из решений лучше использует память?</text:span></text:span></text:p>
      <text:p text:style-name="P114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4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8">Рекурсия</text:p>
          </table:table-cell>
          <table:table-cell table:style-name="Table33.A1" office:value-type="string">
            <text:p text:style-name="P159">Занятие 32</text:p>
            <text:p text:style-name="P159">(90 минут)</text:p>
          </table:table-cell>
        </table:table-row>
      </table:table>
      <text:p text:style-name="P114"><text:span text:style-name="Source_20_Text"><text:span text:style-name="T16"/></text:span></text:p>
      <text:p text:style-name="P114"><text:span text:style-name="Source_20_Text"><text:span text:style-name="T19">Раздаточный материал</text:span></text:span></text:p>
      <text:p text:style-name="P114"><text:span text:style-name="Source_20_Text"><text:span text:style-name="T19"/></text:span></text:p>
      <text:list xml:id="list2121209278" text:style-name="L65">
        <text:list-item>
          <text:p text:style-name="P283"><text:span text:style-name="Source_20_Text"><text:span text:style-name="T17">lesson.32.tar.bz2</text:span></text:span></text:p>
        </text:list-item>
        <text:list-item>
          <text:p text:style-name="P283"><text:span text:style-name="Source_20_Text"><text:span text:style-name="T17">бланки с таблицей для трассировки рекурсии</text:span></text:span></text:p>
        </text:list-item>
      </text:list>
      <text:p text:style-name="P114"><text:span text:style-name="Source_20_Text"><text:span text:style-name="T16"/></text:span></text:p>
      <text:p text:style-name="P67">Call Stack (стек вызовов)</text:p>
      <text:p text:style-name="P52"/>
      <text:p text:style-name="P52">см. lesson.31/recursion/power_rec_failing</text:p>
      <text:p text:style-name="P52"/>
      <text:p text:style-name="P52">Стэк вызовов - механизм реализации рекурсии в языках программирования.</text:p>
      <text:p text:style-name="P52"/>
      <text:p text:style-name="P52">&gt;&gt;&gt; картинка стек-фреймов на примере возведения в степень power(2,3)</text:p>
      <text:p text:style-name="P52"/>
      <text:p text:style-name="P52">Количество вызовов называется глубиной рекурсии</text:p>
      <text:p text:style-name="P52"/>
      <text:p text:style-name="P52">При большой глубине рекурсии может произойти переполнение стэка вызовов.</text:p>
      <text:p text:style-name="P52"><text:tab/>&gt; stack level too deep</text:p>
      <text:p text:style-name="P52"/>
      <text:p text:style-name="P52">Рекурсия - дорогая операция:</text:p>
      <text:list xml:id="list133897789" text:style-name="L66">
        <text:list-item>
          <text:p text:style-name="P233">каждый stack frame требует памяти</text:p>
        </text:list-item>
        <text:list-item>
          <text:p text:style-name="P233">создание stack frame требует времени</text:p>
        </text:list-item>
      </text:list>
      <text:p text:style-name="P124"><text:span text:style-name="Source_20_Text"><text:span text:style-name="T26"/></text:span></text:p>
      <text:p text:style-name="P124"><text:span text:style-name="Source_20_Text"><text:span text:style-name="T30">&gt;&gt;&gt; здесь разобрать/сделать задания с предыдущих слайдов</text:span></text:span></text:p>
      <text:p text:style-name="P124"><text:span text:style-name="Source_20_Text"><text:span text:style-name="T30"/></text:span></text:p>
      <text:p text:style-name="P124"><text:span text:style-name="Source_20_Text"><text:span text:style-name="T32">Хвостовая рекурсия</text:span></text:span></text:p>
      <text:p text:style-name="P124"><text:span text:style-name="Source_20_Text"><text:span text:style-name="T33"/></text:span></text:p>
      <text:p text:style-name="P52">Хвостовая рекурсия (tail recursion) - такой способ задания рекурсивной процедуры, при котором рекурсивный вызов является <text:span text:style-name="T46">последним и единственным</text:span> действием процедуры.</text:p>
      <text:p text:style-name="P52"/>
      <text:p text:style-name="P52">пример: lesson.32/recursion/power_tailrec</text:p>
      <text:p text:style-name="P52"/>
      <text:p text:style-name="P52">не хвостовая рекурсия</text:p>
      <text:p text:style-name="P52"/>
      <text:p text:style-name="P52">def power(base, exp)</text:p>
      <text:p text:style-name="P52"><text:s text:c="2"/>if exp == 0</text:p>
      <text:p text:style-name="P52"><text:s text:c="4"/>1</text:p>
      <text:p text:style-name="P52"><text:s text:c="2"/>else</text:p>
      <text:p text:style-name="P52"><text:s text:c="4"/>base * power(base, exp-1)</text:p>
      <text:p text:style-name="P52"><text:s text:c="2"/>end</text:p>
      <text:p text:style-name="P52">end</text:p>
      <text:p text:style-name="P52"/>
      <text:p text:style-name="P52">хвостовая рекурсия</text:p>
      <text:p text:style-name="P52"/>
      <text:p text:style-name="P52">def power(base, exp, accum=1)</text:p>
      <text:p text:style-name="P52"><text:s text:c="2"/>if exp == 0</text:p>
      <text:p text:style-name="P52"><text:soft-page-break/><text:s text:c="4"/>accum # когда наступает base case, необходимо вернуть аккумулированное значение</text:p>
      <text:p text:style-name="P52"><text:s text:c="2"/>else</text:p>
      <text:p text:style-name="P52"><text:s text:c="4"/>power(base, exp-1, accum*base)</text:p>
      <text:p text:style-name="P52"><text:s text:c="2"/>end</text:p>
      <text:p text:style-name="P52">end</text:p>
      <text:p text:style-name="P52"/>
      <text:p text:style-name="P52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0"/>
          </table:table-cell>
          <table:table-cell table:style-name="Table42.A1" office:value-type="string">
            <text:p text:style-name="P190">ждущее</text:p>
            <text:p text:style-name="P190">значение</text:p>
          </table:table-cell>
          <table:table-cell table:style-name="Table42.A1" office:value-type="string">
            <text:p text:style-name="P189">значение, пришедшее на возврате</text:p>
          </table:table-cell>
          <table:table-cell table:style-name="Table42.A1" office:value-type="string">
            <text:p text:style-name="P190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5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4, 2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3, 4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2, 8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1, 16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0, 32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</table:table>
      <text:p text:style-name="P52"/>
      <text:p text:style-name="P52">&gt;&gt;&gt; вычесленное промежуточное значение помещается в переменную-аккумулятор. это может быть переменная любого типа данных</text:p>
      <text:p text:style-name="P52"/>
      <text:p text:style-name="P52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52"/>
      <text:p text:style-name="P52">Руби по умолчанию не поддерживает tail recursion optimization, но может быть перекомпелирован с поддержкой хвостовой рекурсии.</text:p>
      <text:p text:style-name="P52"/>
      <text:p text:style-name="P52">!!! Задание: реализуйте вычисление факториала в виде хвостовой рекурсии</text:p>
      <text:p text:style-name="P52"/>
      <text:p text:style-name="P52">ответ: lesson.32/recursion/factorial_tailrec</text:p>
      <text:p text:style-name="P52"/>
      <text:p text:style-name="P52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4"><text:span text:style-name="Source_20_Text"><text:span text:style-name="T15"/></text:span></text:p>
      <text:p text:style-name="P124"><text:span text:style-name="Source_20_Text"><text:span text:style-name="T27">def reverse(str, res="") </text:span></text:span></text:p>
      <text:p text:style-name="P124"><text:span text:style-name="Source_20_Text"><text:span text:style-name="T27"><text:s text:c="2"/>if str.empty? </text:span></text:span></text:p>
      <text:p text:style-name="P124"><text:span text:style-name="Source_20_Text"><text:span text:style-name="T27"><text:s text:c="4"/>res </text:span></text:span></text:p>
      <text:p text:style-name="P124"><text:span text:style-name="Source_20_Text"><text:span text:style-name="T27"><text:s text:c="2"/>else </text:span></text:span></text:p>
      <text:p text:style-name="P124"><text:span text:style-name="Source_20_Text"><text:span text:style-name="T27"><text:s text:c="4"/>reverse(str[0..-2], res &lt;&lt; str[-1,1]) </text:span></text:span></text:p>
      <text:p text:style-name="P124"><text:span text:style-name="Source_20_Text"><text:span text:style-name="T27"><text:s text:c="2"/>end </text:span></text:span></text:p>
      <text:p text:style-name="P124"><text:span text:style-name="Source_20_Text"><text:span text:style-name="T27">end</text:span></text:span></text:p>
      <text:p text:style-name="P124"><text:span text:style-name="Source_20_Text"><text:span text:style-name="T20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0"/>
          </table:table-cell>
          <table:table-cell table:style-name="Table40.A1" office:value-type="string">
            <text:p text:style-name="P190">ждущее</text:p>
            <text:p text:style-name="P190">значение</text:p>
          </table:table-cell>
          <table:table-cell table:style-name="Table40.A1" office:value-type="string">
            <text:p text:style-name="P189">значение, пришедшее на возврате (берется из 4)</text:p>
          </table:table-cell>
          <table:table-cell table:style-name="Table40.A1" office:value-type="string">
            <text:p text:style-name="P190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85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</table:table>
      <text:p text:style-name="P124"><text:span text:style-name="Source_20_Text"><text:span text:style-name="T18"/></text:span></text:p>
      <text:p text:style-name="P124"><text:span text:style-name="Source_20_Text"><text:span text:style-name="T34">Задания</text:span></text:span></text:p>
      <text:p text:style-name="P124"><text:span text:style-name="Source_20_Text"><text:span text:style-name="T18"/></text:span></text:p>
      <text:p text:style-name="P124"><text:span text:style-name="Source_20_Text"><text:span text:style-name="T27">Реализуйте метод, проверяющий, является ли данная строка палиндромом.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<text:tab/>palindrome?I(«civic») #=&gt; true</text:span></text:span></text:p>
      <text:p text:style-name="P124"><text:span text:style-name="Source_20_Text"><text:span text:style-name="T20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4"><text:span text:style-name="Source_20_Text"><text:span text:style-name="T27">Intuition:</text:span></text:span></text:p>
          </table:table-cell>
          <table:table-cell table:style-name="Table34.B1" office:value-type="string">
            <text:p text:style-name="P153">civi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27">если первая и последняя буквы совпадают</text:span></text:span></text:p>
          </table:table-cell>
          <table:table-cell table:style-name="Table34.B2" office:value-type="string">
            <text:p text:style-name="P153">c ... 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27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3">. ivi .</text:p>
          </table:table-cell>
        </table:table-row>
        <table:table-row>
          <table:table-cell table:style-name="Table34.A2" office:value-type="string">
            <text:p text:style-name="P124">то все слово является палиндромом</text:p>
          </table:table-cell>
          <table:table-cell table:style-name="Table34.B2" office:value-type="string">
            <text:p text:style-name="P153"/>
          </table:table-cell>
        </table:table-row>
      </table:table>
      <text:p text:style-name="P124"><text:span text:style-name="Source_20_Text"><text:span text:style-name="T20"/></text:span></text:p>
      <text:p text:style-name="P124"><text:span text:style-name="Source_20_Text"><text:span text:style-name="T27">Это и есть индуктивный шаг.</text:span></text:span></text:p>
      <text:p text:style-name="P124"><text:span text:style-name="Source_20_Text"><text:span text:style-name="T15"/></text:span></text:p>
      <text:p text:style-name="P124"><text:span text:style-name="Source_20_Text"><text:span text:style-name="T27">Сформулируйте базис рекурсии?</text:span></text:span></text:p>
      <text:p text:style-name="P188"><text:span text:style-name="Source_20_Text"><text:span text:style-name="T27">для какой строки задачу не нужно уменьшать, а можно сразу принять решение?</text:span></text:span></text:p>
      <text:p text:style-name="P188"><text:span text:style-name="Source_20_Text"><text:span text:style-name="T27">является ли палиндромом пустая строка? -- да,</text:span></text:span></text:p>
      <text:p text:style-name="P188"><text:span text:style-name="Source_20_Text"><text:span text:style-name="T27">является ли палиндромом строка, состоящая из одного символа? -- да</text:span></text:span></text:p>
      <text:p text:style-name="P188"><text:span text:style-name="Source_20_Text"><text:span text:style-name="T27">является ли палиндромом строка, состоящая из двух символов? -- может быть, но этот случай не подходит как base case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0"/></text:span></text:p>
      <text:p text:style-name="P124"><text:span text:style-name="Source_20_Text"><text:span text:style-name="T27">ответ: lesson.32/recursion/palindrome</text:span></text:span></text:p>
      <text:p text:style-name="P124"><text:span text:style-name="Source_20_Text"><text:span text:style-name="T27">слова для тестирования: palindrome.in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def palindrome? str </text:span></text:span></text:p>
      <text:p text:style-name="P124"><text:span text:style-name="Source_20_Text"><text:span text:style-name="T27"><text:s text:c="2"/>if str.length &lt; 2 </text:span></text:span></text:p>
      <text:p text:style-name="P124"><text:span text:style-name="Source_20_Text"><text:span text:style-name="T27"><text:s text:c="4"/>true </text:span></text:span></text:p>
      <text:p text:style-name="P124"><text:span text:style-name="Source_20_Text"><text:span text:style-name="T27"><text:s text:c="2"/>else </text:span></text:span></text:p>
      <text:p text:style-name="P124"><text:span text:style-name="Source_20_Text"><text:span text:style-name="T27"><text:s text:c="4"/>str.match /^(.)(.*)(.)$/ </text:span></text:span></text:p>
      <text:p text:style-name="P124"><text:span text:style-name="Source_20_Text"><text:span text:style-name="T27"><text:s text:c="4"/>head, body, tail = $~.captures </text:span></text:span></text:p>
      <text:p text:style-name="P124"><text:span text:style-name="Source_20_Text"><text:span text:style-name="T27"><text:s text:c="4"/>head == tail &amp;&amp; palindrome?(body) </text:span></text:span></text:p>
      <text:p text:style-name="P124"><text:span text:style-name="Source_20_Text"><text:span text:style-name="T27"><text:s text:c="2"/>end </text:span></text:span></text:p>
      <text:p text:style-name="P124"><text:span text:style-name="Source_20_Text"><text:span text:style-name="T27">end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9">Заполните таблицу трассировки для этой задачи на примере слова civic и trust</text:span></text:span></text:p>
      <text:p text:style-name="P124"><text:span text:style-name="Source_20_Text"><text:span text:style-name="T20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5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5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5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5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5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5"><text:span text:style-name="Source_20_Text"><text:span text:style-name="T5">-</text:span></text:span></text:p>
          </table:table-cell>
          <table:table-cell table:style-name="Table35.A1" office:value-type="string">
            <text:p text:style-name="P185"><text:span text:style-name="Source_20_Text"><text:span text:style-name="T5">-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</table:table>
      <text:p text:style-name="P185"><text:span text:style-name="Source_20_Text"><text:span text:style-name="T18"/></text:span></text:p>
      <text:p text:style-name="P124"><text:span text:style-name="Source_20_Text"><text:span text:style-name="T29">Таблица трассировки для слова trust</text:span></text:span></text:p>
      <text:p text:style-name="P185"><text:span text:style-name="Source_20_Text"><text:span text:style-name="T18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5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5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5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5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5"><text:span text:style-name="Source_20_Text"><text:span text:style-name="T5">-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5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5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5"><text:span text:style-name="Source_20_Text"><text:span text:style-name="T18"/></text:span></text:p>
      <text:p text:style-name="P185"><text:span text:style-name="Source_20_Text"><text:span text:style-name="T18">Задание</text:span></text:span></text:p>
      <text:p text:style-name="P185"><text:soft-page-break/><text:span text:style-name="Source_20_Text"><text:span text:style-name="T18"/></text:span></text:p>
      <text:p text:style-name="P185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sum_digits(2014) #=&gt; 7 # т.к. <text:s/>2+0+1+4 = 7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: lesson.32/recursion/sum_digits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7">&gt;&gt;&gt; Нарисовать в виде дерева:</text:span></text:span></text:p>
      <text:p text:style-name="P185"><text:span text:style-name="Source_20_Text"><text:span text:style-name="T15"><text:s text:c="3"/>2014</text:span></text:span></text:p>
      <text:p text:style-name="P185"><text:span text:style-name="Source_20_Text"><text:span text:style-name="T15"><text:s text:c="3"/>| <text:s text:c="5"/>|</text:span></text:span></text:p>
      <text:p text:style-name="P185"><text:span text:style-name="Source_20_Text"><text:span text:style-name="T15">201 <text:s/>| 4</text:span></text:span></text:p>
      <text:p text:style-name="P185"><text:span text:style-name="Source_20_Text"><text:span text:style-name="T15"><text:s text:c="2"/>| <text:s text:c="2"/>\</text:span></text:span></text:p>
      <text:p text:style-name="P185"><text:span text:style-name="Source_20_Text"><text:span text:style-name="T15">20 | 1</text:span></text:span></text:p>
      <text:p text:style-name="P185"><text:span text:style-name="Source_20_Text"><text:span text:style-name="T15"><text:s/>| <text:s/>\</text:span></text:span></text:p>
      <text:p text:style-name="P185"><text:span text:style-name="Source_20_Text"><text:span text:style-name="T15">2 | 0</text:span></text:span></text:p>
      <text:p text:style-name="P185"><text:span text:style-name="Source_20_Text"><text:span text:style-name="T15"><text:s/>|</text:span></text:span></text:p>
      <text:p text:style-name="P185"><text:span text:style-name="Source_20_Text"><text:span text:style-name="T15">2 = base cas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Как получить значение последнего разряда? см. radix_sort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6">нет на слайдах</text:span></text:span></text:p>
      <text:p text:style-name="P185"><text:span text:style-name="Source_20_Text"><text:span text:style-name="T18">(домашнее) Задание*</text:span></text:span></text:p>
      <text:p text:style-name="P185"><text:span text:style-name="Source_20_Text"><text:span text:style-name="T18"/></text:span></text:p>
      <text:p text:style-name="P185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шаг 1: 1 + 7 + 2 + 9 #=&gt; 19</text:span></text:span></text:p>
      <text:p text:style-name="P185"><text:span text:style-name="Source_20_Text"><text:span text:style-name="T15"><text:tab/>шаг 2: 1 + 9 <text:s text:c="12"/>#=&gt; 10</text:span></text:span></text:p>
      <text:p text:style-name="P185"><text:span text:style-name="Source_20_Text"><text:span text:style-name="T15"><text:tab/>шаг 3: 1 + 0 <text:s text:c="12"/>#=&gt; 1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В решении нельзя использовать циклы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Вариация попроще: можно использовать цикл и sum_digits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8">(домашнее) Задание</text:span></text:span></text:p>
      <text:p text:style-name="P185"><text:span text:style-name="Source_20_Text"><text:span text:style-name="T18"/></text:span></text:p>
      <text:p text:style-name="P185"><text:span text:style-name="Source_20_Text"><text:span text:style-name="T17">(вариации на тему http://en.wikipedia.org/wiki/Caesar_cipher)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a b c d e f g h i j k l m n o p q r s t u v w x y z</text:span></text:span></text:p>
      <text:p text:style-name="P185"><text:span text:style-name="Source_20_Text"><text:span text:style-name="T15"><text:tab/>d e f g h i j k l m n o p q r s t u v w x y z { <text:s/>| <text:s/>}</text:span></text:span></text:p>
      <text:p text:style-name="P185"><text:soft-page-break/><text:span text:style-name="Source_20_Text"><text:span text:style-name="T15"/></text:span></text:p>
      <text:p text:style-name="P185"><text:span text:style-name="Source_20_Text"><text:span text:style-name="T15"><text:tab/>shift_cipher('abcdef', 3) #=&gt; 'defghi'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Проблемы:</text:span></text:span></text:p>
      <text:p text:style-name="P185"><text:span text:style-name="Source_20_Text"><text:span text:style-name="T15">у пробела нет предыдущего печатаемого символа http://en.wikipedia.org/wiki/Latin-1</text:span></text:span></text:p>
      <text:p text:style-name="P185"><text:span text:style-name="Source_20_Text"><text:span text:style-name="T15"><text:tab/>&gt; ' '.ord #=&gt; 32</text:span></text:span></text:p>
      <text:p text:style-name="P185"><text:span text:style-name="Source_20_Text"><text:span text:style-name="T15"><text:tab/>&gt; 31.chr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начальный скрипт: lesson.32/recursion/cipher_machine_stub</text:span></text:span></text:p>
      <text:p text:style-name="P185"><text:span text:style-name="Source_20_Text"><text:span text:style-name="T15">ответ: lesson.32/recursion/cipher_machine_stub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Base case - сдвиг пустой строки дает пустую строку</text:span></text:span></text:p>
      <text:p text:style-name="P185"><text:span text:style-name="Source_20_Text"><text:span text:style-name="T17">Индукция - сдвинуть первый символ и присоединить к нему сдвинутую оставшуюся подстроку без первого символа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6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9">Задание</text:span></text:span></text:p>
      <text:p text:style-name="P185"><text:span text:style-name="Source_20_Text"><text:span text:style-name="T19"/></text:span></text:p>
      <text:p text:style-name="P185"><text:span text:style-name="Source_20_Text"><text:span text:style-name="T17">Взаимная рекурсия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число является четным, если предшественник числа - нечетное число</text:span></text:span></text:p>
      <text:p text:style-name="P185"><text:span text:style-name="Source_20_Text"><text:span text:style-name="T17">число является нечетным, если оно не является четным</text:span></text:span></text:p>
      <text:p text:style-name="P185"><text:span text:style-name="Source_20_Text"><text:span text:style-name="T17">число 0 является четным</text:span></text:span></text:p>
      <text:list xml:id="list1091528560" text:style-name="L67">
        <text:list-header>
          <text:p text:style-name="P284"><text:span text:style-name="Source_20_Text"><text:span text:style-name="T17"/></text:span></text:p>
        </text:list-header>
      </text:list>
      <text:p text:style-name="P185"><text:span text:style-name="Source_20_Text"><text:span text:style-name="T17">начальный скрипт: lesson.32/recursion/odd_or_even_stub</text:span></text:span></text:p>
      <text:p text:style-name="P185"><text:span text:style-name="Source_20_Text"><text:span text:style-name="T17">ответ: lesson.32/recursion/odd_or_even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def even? n</text:span></text:span></text:p>
      <text:p text:style-name="P185"><text:span text:style-name="Source_20_Text"><text:span text:style-name="T17"><text:s text:c="2"/>if n == 0</text:span></text:span></text:p>
      <text:p text:style-name="P185"><text:span text:style-name="Source_20_Text"><text:span text:style-name="T17"><text:s text:c="6"/>return true</text:span></text:span></text:p>
      <text:p text:style-name="P185"><text:span text:style-name="Source_20_Text"><text:span text:style-name="T17"><text:s text:c="3"/>else</text:span></text:span></text:p>
      <text:p text:style-name="P185"><text:span text:style-name="Source_20_Text"><text:span text:style-name="T17"><text:s text:c="6"/>return odd? n-1</text:span></text:span></text:p>
      <text:p text:style-name="P185"><text:span text:style-name="Source_20_Text"><text:span text:style-name="T17"><text:s text:c="3"/>end</text:span></text:span></text:p>
      <text:p text:style-name="P185"><text:span text:style-name="Source_20_Text"><text:span text:style-name="T17">en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def odd? n</text:span></text:span></text:p>
      <text:p text:style-name="P185"><text:span text:style-name="Source_20_Text"><text:span text:style-name="T17"><text:s text:c="2"/>if n == 1</text:span></text:span></text:p>
      <text:p text:style-name="P185"><text:span text:style-name="Source_20_Text"><text:span text:style-name="T17"><text:s text:c="4"/>return true</text:span></text:span></text:p>
      <text:p text:style-name="P185"><text:span text:style-name="Source_20_Text"><text:span text:style-name="T17"><text:s text:c="2"/>else</text:span></text:span></text:p>
      <text:p text:style-name="P185"><text:soft-page-break/><text:span text:style-name="Source_20_Text"><text:span text:style-name="T17"><text:s text:c="4"/>return even? n-1</text:span></text:span></text:p>
      <text:p text:style-name="P185"><text:span text:style-name="Source_20_Text"><text:span text:style-name="T17"><text:s text:c="2"/>end</text:span></text:span></text:p>
      <text:p text:style-name="P185"><text:span text:style-name="Source_20_Text"><text:span text:style-name="T17">en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см. lesson.32/recursion/odd_or_even_2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9">Задание</text:span></text:span></text:p>
      <text:p text:style-name="P185"><text:span text:style-name="Source_20_Text"><text:span text:style-name="T19"/></text:span></text:p>
      <text:p text:style-name="P185"><text:span text:style-name="Source_20_Text"><text:span text:style-name="T17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5"><text:span text:style-name="Source_20_Text"><text:span text:style-name="T17"/></text:span></text:p>
      <text:list xml:id="list859585601" text:style-name="L68">
        <text:list-item>
          <text:p text:style-name="P285"><text:span text:style-name="Source_20_Text"><text:span text:style-name="T17">если x делится без остатка на y, то y и есть НОД -- (базис рекурсии)</text:span></text:span></text:p>
        </text:list-item>
      </text:list>
      <text:p text:style-name="P185"><text:span text:style-name="Source_20_Text"><text:span text:style-name="T17"><text:tab/><text:tab/>x = k*y + 0</text:span></text:span></text:p>
      <text:p text:style-name="P185"><text:span text:style-name="Source_20_Text"><text:span text:style-name="T17"/></text:span></text:p>
      <text:list xml:id="list1057030595" text:continue-numbering="true" text:style-name="L68">
        <text:list-item>
          <text:p text:style-name="P285"><text:span text:style-name="Source_20_Text"><text:span text:style-name="T17">в противном случае, НОД чисел x и y равен НОДелителю чисел y и остатка от деления x на y</text:span></text:span></text:p>
        </text:list-item>
      </text:list>
      <text:p text:style-name="P185"><text:span text:style-name="Source_20_Text"><text:span text:style-name="T17"/></text:span></text:p>
      <text:p text:style-name="P185"><text:span text:style-name="Source_20_Text"><text:span text:style-name="T17"><text:tab/><text:tab/>x = k*y + r, где r &gt; 0</text:span></text:span></text:p>
      <text:p text:style-name="P185"><text:span text:style-name="Source_20_Text"><text:span text:style-name="T17"><text:tab/><text:tab/>надо искать НОД чисел y и r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ответ: lesson.32/recursion/euclid_gc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http://en.wikipedia.org/wiki/Euclidean_algorithm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6">Нет на слайдах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8">Задание: Кролики Фибоначчи</text:span></text:span></text:p>
      <text:p text:style-name="P185"><text:span text:style-name="Source_20_Text"><text:span text:style-name="T18"/></text:span></text:p>
      <text:p text:style-name="P185"><text:span text:style-name="Source_20_Text"><text:span text:style-name="T15">ввв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lesson.33/recursion/fibo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показать, как часто перевычисляются значения чисел фибоначчи</text:span></text:span></text:p>
      <text:p text:style-name="P185"><text:span text:style-name="Source_20_Text"><text:span text:style-name="T15">lesson.33/recursion/fibo --debug | wc -l</text:span></text:span></text:p>
      <text:p text:style-name="P185"><text:span text:style-name="Source_20_Text"><text:span text:style-name="T15">lesson.33/recursion/fibo --debug | sort | uniq -c | sort -rn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8">Memoization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http://en.wikipedia.org/wiki/George_Santayana: </text:span></text:span></text:p>
      <text:p text:style-name="P185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 (above), and on a subway placard in Germany (below) 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lesson.33/recursion/fibo_memo_1</text:span></text:span></text:p>
      <text:p text:style-name="P185"><text:span text:style-name="Source_20_Text"><text:span text:style-name="T15">lesson.33/recursion/fibo_memo_1 --debug | wc -l</text:span></text:span></text:p>
      <text:p text:style-name="P185"><text:span text:style-name="Source_20_Text"><text:span text:style-name="T15">lesson.33/recursion/fibo_memo_1 --debug | sort | uniq -c | sort -rn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не забывать очищать память!</text:span></text:span></text:p>
      <text:p text:style-name="P185"><text:soft-page-break/><text:span text:style-name="Source_20_Text"><text:span text:style-name="T15"/></text:span></text:p>
      <text:p text:style-name="P185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def fibo_nth(n)</text:span></text:span></text:p>
      <text:p text:style-name="P185"><text:span text:style-name="Source_20_Text"><text:span text:style-name="T15"><text:s text:c="2"/>@fibo_numbers ||= {0 =&gt; 0, 1 =&gt; 1}</text:span></text:span></text:p>
      <text:p text:style-name="P185"><text:span text:style-name="Source_20_Text"><text:span text:style-name="T15"><text:s text:c="2"/>@fibo_numbers[n] ||= fibo_nth(n-2) + fibo_nth(n-1)</text:span></text:span></text:p>
      <text:p text:style-name="P185"><text:span text:style-name="Source_20_Text"><text:span text:style-name="T15">end</text:span></text:span></text:p>
      <text:p text:style-name="P185"><text:span text:style-name="Source_20_Text"><text:span text:style-name="T15">fibo_nth(20) #=&gt; 6765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этот фрагмент закоментарен в скрипте</text:span></text:span></text:p>
      <text:p text:style-name="P185"><text:span text:style-name="Source_20_Text"><text:span text:style-name="T15"><text:tab/>lesson.33/recursion/fibo_memo_2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Чтобы избежать слишком частой проверки</text:span></text:span></text:p>
      <text:p text:style-name="P185"><text:span text:style-name="Source_20_Text"><text:span text:style-name="T15"><text:s text:c="3"/>@fibo_numbers ||= {0 =&gt; 0, 1 =&gt; 1}</text:span></text:span></text:p>
      <text:p text:style-name="P185"><text:span text:style-name="Source_20_Text"><text:span text:style-name="T15">можно определить вложенный метод</text:span></text:span></text:p>
      <text:p text:style-name="P185"><text:span text:style-name="Source_20_Text"><text:span text:style-name="T15"><text:s text:c="3"/>lesson.33/recursion/fibo_memo_2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P185"><text:span text:style-name="Source_20_Text"><text:span text:style-name="T15"><text:s text:c="2"/>lesson.33/recursion/fibo_memo_2 --call-inner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8">Задание на рекурсивные структуры данных</text:span></text:span></text:p>
      <text:p text:style-name="P185"><text:span text:style-name="Source_20_Text"><text:span text:style-name="T18"/></text:span></text:p>
      <text:p text:style-name="P185"><text:span text:style-name="Source_20_Text"><text:span text:style-name="T15">Преамбула:</text:span></text:span></text:p>
      <text:p text:style-name="P185"><text:span text:style-name="Source_20_Text"><text:span text:style-name="T15">в просао используется скобочная форма записи дерева:</text:span></text:span></text:p>
      <text:p text:style-name="P185"><text:span text:style-name="Source_20_Text"><text:span text:style-name="T15"><text:tab/>lesson.33/recursion/sent.parsed</text:span></text:span></text:p>
      <text:p text:style-name="P185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85"><text:span text:style-name="Source_20_Text"><text:span text:style-name="T15"><text:tab/>&gt; cat sent.parsed | syn_ps2tree</text:span></text:span></text:p>
      <text:p text:style-name="P185"><text:span text:style-name="Source_20_Text"><text:span text:style-name="T15">получится как в файле:</text:span></text:span></text:p>
      <text:p text:style-name="P185"><text:span text:style-name="Source_20_Text"><text:span text:style-name="T15"><text:tab/>lesson.33/recursion/sent.parsed.tre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&gt;&gt;&gt; рассказать о дереве из файла sent.parsed.tree. показать, как его можно представить в виде вложенных массивов, как в display_parse_tree_stub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!!! Задание: вывести парсинговое дерево, предствленное в виде вложенных массивов. В итоге должно получиться нечто похожее на sent.parsed.tre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: lesson.33/recursion/display_parse_tree</text:span></text:span></text:p>
      <text:p text:style-name="P185"><text:span text:style-name="Source_20_Text"><text:span text:style-name="T15">начальный сркипт: lesson.33/recursion/display_parse_tree_stub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для сравнения используйте команду (отличия должны быть минимальны)</text:span></text:span></text:p>
      <text:p text:style-name="P185"><text:span text:style-name="Source_20_Text"><text:span text:style-name="T15"><text:tab/>display_parse_tree_stub | diff -Z - sent.parsed.tre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!!! Дополнительное задание: реализуйте аналог скрипты syn_ps2tree, который берет на вход скобочное представление дерева (как в sent.parsed) и преобразует его в дерево (как в sent.parsed.tree). Рекурсия здесь не нужна.</text:span></text:span></text:p>
      <text:p text:style-name="P185"><text:soft-page-break/><text:span text:style-name="Source_20_Text"><text:span text:style-name="T15"/></text:span></text:p>
      <text:p text:style-name="P185"><text:span text:style-name="Source_20_Text"><text:span text:style-name="T15"><text:tab/>ответ: scripts/syntagma.awk функция print_ps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8">Другие задания</text:span></text:span></text:p>
      <text:p text:style-name="P185"><text:span text:style-name="Source_20_Text"><text:span text:style-name="T18"/></text:span></text:p>
      <text:list xml:id="list162596780" text:continue-list="list2383176701" text:style-name="WWNum72">
        <text:list-item>
          <text:p text:style-name="P286"><text:span text:style-name="Source_20_Text"><text:span text:style-name="T15">power используя прямую рекурсию</text:span></text:span></text:p>
        </text:list-item>
        <text:list-item>
          <text:p text:style-name="P286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286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286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</text:span></text:span><text:span text:style-name="Source_20_Text"><text:span text:style-name="T15">recursion.pdf</text:span></text:span></text:p>
        </text:list-item>
        <text:list-item>
          <text:p text:style-name="P286"><text:span text:style-name="Source_20_Text"><text:span text:style-name="T15">Разбить сложное слово</text:span></text:span><text:span text:style-name="Source_20_Text"><text:span text:style-name="T5"> godisnowhere </text:span></text:span><text:bookmark text:name="_GoBack"/><text:span text:style-name="Source_20_Text"><text:span text:style-name="T15">на отдельные слова (дан словарь). Достаточно получить одно разбиение.</text:span></text:span></text:p>
        </text:list-item>
        <text:list-item>
          <text:p text:style-name="P286"><text:span text:style-name="Source_20_Text"><text:span text:style-name="T15">Вывести как-нибудь красиво многоуровневый массив</text:span></text:span></text:p>
        </text:list-item>
        <text:list-item>
          <text:p text:style-name="P286"><text:span text:style-name="Source_20_Text"><text:span text:style-name="T15">[+] Вывести парсинговое дерево. Дерево можно задать вложенным массивом, где первый элемент - название узла.</text:span></text:span></text:p>
        </text:list-item>
        <text:list-item>
          <text:p text:style-name="P286"><text:span text:style-name="Source_20_Text"><text:span text:style-name="T15">фибоначчи: отсюда http://cs.stanford.edu/people/eroberts/courses/cs106b/chapters/05-intro-to-recursion.pdf</text:span></text:span></text:p>
        </text:list-item>
        <text:list-item>
          <text:p text:style-name="P286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286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286"><text:span text:style-name="Source_20_Text"><text:span text:style-name="T15">судоку, рекурсивно перебором</text:span></text:span></text:p>
        </text:list-item>
        <text:list-item>
          <text:p text:style-name="P286"><text:span text:style-name="Source_20_Text"><text:span text:style-name="T15">задача о расстановке 4 ферзей, рекурсивно перебором</text:span></text:span></text:p>
        </text:list-item>
        <text:list-item>
          <text:p text:style-name="P286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</text:span></text:span><text:span text:style-name="Source_20_Text"><text:span text:style-name="T15">sum_digits(2014) = 2+0+1+4 = 7</text:span></text:span></text:p>
        </text:list-item>
      </text:list>
      <text:p text:style-name="P185"><text:span text:style-name="Source_20_Text"><text:span text:style-name="T15"/></text:span></text:p>
      <text:p text:style-name="P114"><text:span text:style-name="Source_20_Text"><text:span text:style-name="T19">Вопросы для контроля по теме рекурсия</text:span></text:span></text:p>
      <text:p text:style-name="P114"><text:span text:style-name="Source_20_Text"><text:span text:style-name="T19"/></text:span></text:p>
      <text:p text:style-name="P114"><text:span text:style-name="Source_20_Text"><text:span text:style-name="T17">что такое рекурсия?</text:span></text:span></text:p>
      <text:p text:style-name="P114"><text:span text:style-name="Source_20_Text"><text:span text:style-name="T17">какие виды ее бывают?</text:span></text:span></text:p>
      <text:p text:style-name="P114"><text:span text:style-name="Source_20_Text"><text:span text:style-name="T17">назовите две составляющие рекуррентного определения</text:span></text:span></text:p>
      <text:p text:style-name="P114"><text:span text:style-name="Source_20_Text"><text:span text:style-name="T17">что такое базис рекурсии (base case)?</text:span></text:span></text:p>
      <text:p text:style-name="P114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1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25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7">???</text:p>
          </table:table-cell>
          <table:table-cell table:style-name="Table24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57"/>
      <text:p text:style-name="P67">Странности в String#[]</text:p>
      <text:p text:style-name="P87"/>
      <text:p text:style-name="P52">см. lesson.24/test_getting_chars</text:p>
      <text:p text:style-name="P52"/>
      <text:p text:style-name="P52">Обращение по одному индексу</text:p>
      <text:p text:style-name="P67"/>
      <text:p text:style-name="P56">TODO: нарисовать и пронумеровать строку слева направо и справа налево.</text:p>
      <text:p text:style-name="P56"/>
      <text:p text:style-name="P52"><text:tab/>puts "a"[0] <text:s text:c="2"/>#=&gt; "a"</text:p>
      <text:p text:style-name="P52"><text:tab/>puts "a"[-1] <text:s text:c="2"/>#=&gt; "a"</text:p>
      <text:p text:style-name="P52"><text:tab/>puts "a"[1] <text:s text:c="2"/>#=&gt; nil <text:s/># see 4.</text:p>
      <text:p text:style-name="P52"><text:tab/>puts "a"[2] <text:s text:c="2"/>#=&gt; nil</text:p>
      <text:p text:style-name="P52"><text:tab/>puts "a"[-2] <text:s text:c="2"/>#=&gt; nil # see 4.</text:p>
      <text:p text:style-name="P52"><text:tab/>puts "a"[-3] <text:s text:c="2"/>#=&gt; nil</text:p>
      <text:p text:style-name="P52"/>
      <text:p text:style-name="P52">Начальная позиция <text:span text:style-name="T1">внутри</text:span> строки - все ок.</text:p>
      <text:p text:style-name="P52"/>
      <text:p text:style-name="P52"><text:tab/>puts "a"[0,1] #=&gt; "a"</text:p>
      <text:p text:style-name="P52"><text:tab/>puts "a"[-1,1] #=&gt; "a"</text:p>
      <text:p text:style-name="P52"/>
      <text:p text:style-name="P52">Начальная позиция <text:span text:style-name="T1">вне</text:span> границ строки</text:p>
      <text:p text:style-name="P52"/>
      <text:p text:style-name="P52"><text:tab/>puts "a"[2,1] #=&gt; nil</text:p>
      <text:p text:style-name="P52"><text:tab/>puts "a"[-3,1] #=&gt; nil</text:p>
      <text:p text:style-name="P52"/>
      <text:p text:style-name="P52">Начальная позиция <text:span text:style-name="T1">примыкает</text:span> к границе строки</text:p>
      <text:p text:style-name="P52"/>
      <text:p text:style-name="P52"><text:tab/>puts "a"[1,1] #=&gt; "" <text:s text:c="4"/># WTF! see 3</text:p>
      <text:p text:style-name="P52"><text:tab/>puts "a"[-2,1] #=&gt; nil <text:s text:c="2"/># see 4. And 3. is not applicable</text:p>
      <text:p text:style-name="P52"/>
      <text:p text:style-name="P56">TODO: добавить случаи с диапазонами “a”[1..2]</text:p>
      <text:p text:style-name="P5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7">Всякое разное шило</text:p>
            <text:p text:style-name="P157"/>
          </table:table-cell>
          <table:table-cell table:style-name="Table20.A1" office:value-type="string">
            <text:p text:style-name="P159">когда-нибудь</text:p>
          </table:table-cell>
        </table:table-row>
      </table:table>
      <text:p text:style-name="P67"/>
      <text:p text:style-name="P52"><text:span text:style-name="T1">презентация lectures/sorting.{odp,pdf</text:span>}</text:p>
      <text:p text:style-name="P52"/>
      <text:p text:style-name="P67">Куча</text:p>
      <text:p text:style-name="P52"/>
      <text:p text:style-name="P52">??? То ли это самое, что и бинарное дерево?</text:p>
      <text:p text:style-name="P52">http://www.eecs.wsu.edu/~ananth/CptS223/Lectures/heaps.pdf</text:p>
      <text:p text:style-name="P52"/>
      <text:p text:style-name="P52">MinHeap / MaxHeap</text:p>
      <text:p text:style-name="P52"/>
      <text:p text:style-name="P52">??? <text:span text:style-name="T1">Где их можно использовать в лингвистических задачах?</text:span></text:p>
      <text:p text:style-name="P57"><text:s text:c="3"/>см здесь олимпиадные задачи: http://codeforces.com/blog/entry/5950</text:p>
      <text:p text:style-name="P52">??? Что такое приоритетные очереди и как их использовать в лингвистических задачах?</text:p>
      <text:p text:style-name="P52"/>
      <text:p text:style-name="P52">Что такое куча (heap)? Структура и основное свойство кучи: value[parent(i)] &gt;= value[i]</text:p>
      <text:p text:style-name="P52"/>
      <text:p text:style-name="P52">В какой структуре данных хранить кучу? как для этого использовать массив</text:p>
      <text:p text:style-name="P52"/>
      <text:p text:style-name="P52">!!! Задание: написать методы parent_idx(i), left_child_idx(i), right_child_idx(i)</text:p>
      <text:p text:style-name="P52"/>
      <text:p text:style-name="P52">Алгоритм исправления неправильного состояния в некотором узле: heapify(heap, i)</text:p>
      <text:p text:style-name="P52">percolateDown?</text:p>
      <text:p text:style-name="P52"/>
      <text:p text:style-name="P52">!!! Задание: реализовать heapify()</text:p>
      <text:p text:style-name="P52"/>
      <text:p text:style-name="P52">&gt;&gt;&gt; я дам свои тесткейсы</text:p>
      <text:p text:style-name="P52"><text:tab/>случай, когда рекурсия попадает в лист</text:p>
      <text:p text:style-name="P52"><text:tab/>случай с длинной рекурсией (с двумя вызовами)</text:p>
      <text:p text:style-name="P52"><text:tab/>случай, когда i это лист</text:p>
      <text:p text:style-name="P52"/>
      <text:p text:style-name="P52">Построение кучи: создание кучи из заданного массива (in-place). Алгоритм и реализация.</text:p>
      <text:p text:style-name="P52"/>
      <text:p text:style-name="P52">Алгоритм сортировки с использованием кучи (heap sort).</text:p>
      <text:p text:style-name="P52"/>
      <text:p text:style-name="P52">!!! Задание: реализовать сортировку кучей.</text:p>
      <text:p text:style-name="P52"/>
      <text:p text:style-name="P52">кучи хороши для построения priority queues. кучи позволяют производить вставку и удаление элемента эффективно.</text:p>
      <text:p text:style-name="P52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2"/>
      <text:p text:style-name="P67">Удаление элементов хэша</text:p>
      <text:p text:style-name="P67"/>
      <text:p text:style-name="P52">Метод Hash#clear удаляет все элементы (пары ключ-значение) хэша</text:p>
      <text:p text:style-name="P52"/>
      <text:p text:style-name="P52"><text:soft-page-break/>Метод Hash#delete позволяет удалить один элемент (изменяется сам объект!)</text:p>
      <text:p text:style-name="P52"/>
      <text:p text:style-name="P52"><text:tab/>months = { "dec" =&gt; "December", <text:s/>"jan" =&gt; "January" }</text:p>
      <text:p text:style-name="P52"><text:tab/>months.delete "dec"</text:p>
      <text:p text:style-name="P52"><text:tab/>puts months <text:s text:c="14"/>#=&gt;{"jan"=&gt;"January"}</text:p>
      <text:p text:style-name="P52"/>
      <text:p text:style-name="P52">!!! Задание: Исследуйте скрипт lesson.21/test_delete.1.rb</text:p>
      <text:p text:style-name="P52"/>
      <text:p text:style-name="P52"><text:tab/>ri Hash#delete</text:p>
      <text:p text:style-name="P52"><text:tab/>ri String#delete</text:p>
      <text:p text:style-name="P52"/>
      <text:p text:style-name="P67">Удаление элементов хэша - 2</text:p>
      <text:p text:style-name="P52"/>
      <text:p text:style-name="P52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2"/>
      <text:p text:style-name="P52">меняют объект</text:p>
      <text:p text:style-name="P52"><text:tab/>delete_if <text:s text:c="3"/></text:p>
      <text:p text:style-name="P52"><text:tab/>reject!</text:p>
      <text:p text:style-name="P52"><text:s/></text:p>
      <text:p text:style-name="P52">не меняют объект, вохвращают измененную копию</text:p>
      <text:p text:style-name="P52"><text:tab/>reject</text:p>
      <text:p text:style-name="P52"/>
      <text:p text:style-name="P52">см. test_delete.2.rb</text:p>
      <text:p text:style-name="P52"/>
      <text:p text:style-name="P52">hash = { "apple" =&gt; "Apfel", <text:s/>"pear" <text:s/>=&gt; "Birne" }</text:p>
      <text:p text:style-name="P52"/>
      <text:p text:style-name="P52">hash.delete_if do |key, val|</text:p>
      <text:p text:style-name="P52"><text:tab/>key =~ /a/ &amp;&amp; val !~ /a/i</text:p>
      <text:p text:style-name="P52">end</text:p>
      <text:p text:style-name="P52"/>
      <text:p text:style-name="P52">puts hash</text:p>
      <text:p text:style-name="P52">#=&gt; {"apple"=&gt;"Apfel"}</text:p>
      <text:p text:style-name="P52"/>
      <text:p text:style-name="P52">&gt;&gt;&gt; Внимание на модификатор i (ignorecase) в регулярном выражении</text:p>
      <text:p text:style-name="P52"/>
      <text:p text:style-name="P52">!!! Вопрос: что останется в хэше, если убрать модификатор i?</text:p>
      <text:p text:style-name="P52">Ответ: ничего, хэш станет пустым</text:p>
      <text:p text:style-name="P52"/>
      <text:p text:style-name="P52">!!! Задание: исследуйте, что делает скрипт test_delete.3.rb</text:p>
      <text:p text:style-name="P52"/>
      <text:p text:style-name="P52">!!! Задание: (lesson.21/test_delete.4_stub.rb) оставьте только те месяцы, в которые температура отрицательная</text:p>
      <text:p text:style-name="P52">lectures/Lectures.odt</text:p>
      <text:p text:style-name="P52">ответ: lesson.21/test_delete.4.rb</text:p>
      <text:p text:style-name="P52"/>
      <text:p text:style-name="P52">!!! Задание: исследуйте, что произойдет, если вместо to_f использовать to_i (test_delete.4.rb)</text:p>
      <text:p text:style-name="P52"/>
      <text:p text:style-name="P52"><text:soft-page-break/>Антоним метода reject:</text:p>
      <text:list xml:id="list647182659" text:style-name="L69">
        <text:list-item>
          <text:p text:style-name="P258"><text:span text:style-name="T22">select!/keep_if – изменяют и</text:span>сх<text:span text:style-name="T22">одный объ</text:span>ек<text:span text:style-name="T22">т</text:span></text:p>
        </text:list-item>
        <text:list-item>
          <text:p text:style-name="P258"><text:span text:style-name="T22">select в</text:span>о<text:span text:style-name="T22">звращает новый объект</text:span></text:p>
        </text:list-item>
      </text:list>
      <text:p text:style-name="P88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2"/>
      <text:p text:style-name="P52"><text:tab/>ri Object#send</text:p>
      <text:p text:style-name="P52"/>
      <text:p text:style-name="P52"><text:tab/>“hello”.length<text:tab/>#=&gt; 5<text:tab/><text:tab/><text:tab/><text:tab/>“hello”.send(:length)</text:p>
      <text:p text:style-name="P52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8"/>
      <text:p text:style-name="P183"/>
      <text:p text:style-name="P96">Арифметические операторы </text:p>
      <text:p text:style-name="P97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2">Оператор</text:p>
            </table:table-cell>
            <table:table-cell table:style-name="Table12.A1" office:value-type="string">
              <text:p text:style-name="P152">Значение</text:p>
            </table:table-cell>
            <table:table-cell table:style-name="Table12.C1" office:value-type="string">
              <text:p text:style-name="P15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9">+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+ b</text:p>
          </table:table-cell>
        </table:table-row>
        <table:table-row>
          <table:table-cell table:style-name="Table12.A2" office:value-type="string">
            <text:p text:style-name="P179">-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- 5 #=&gt; -2</text:p>
          </table:table-cell>
        </table:table-row>
        <table:table-row>
          <table:table-cell table:style-name="Table12.A2" office:value-type="string">
            <text:p text:style-name="P179">/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10 / 8 # =&gt; 1</text:p>
          </table:table-cell>
        </table:table-row>
        <table:table-row>
          <table:table-cell table:style-name="Table12.A2" office:value-type="string">
            <text:p text:style-name="P179">*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2 * 5 * b #=&gt; 20</text:p>
          </table:table-cell>
        </table:table-row>
        <table:table-row>
          <table:table-cell table:style-name="Table12.A2" office:value-type="string">
            <text:p text:style-name="P179">%</text:p>
          </table:table-cell>
          <table:table-cell table:style-name="Table12.A2" office:value-type="string">
            <text:p text:style-name="P179">остаток от деления (remainder; modulo)</text:p>
          </table:table-cell>
          <table:table-cell table:style-name="Table12.C2" office:value-type="string">
            <text:p text:style-name="P179">10 % 3 #=&gt; 1</text:p>
          </table:table-cell>
        </table:table-row>
        <table:table-row table:style-name="Table12.7">
          <table:table-cell table:style-name="Table12.A2" office:value-type="string">
            <text:p text:style-name="P179">**</text:p>
          </table:table-cell>
          <table:table-cell table:style-name="Table12.A2" office:value-type="string">
            <text:p text:style-name="P179">экспоненциация (возведение в степень)</text:p>
          </table:table-cell>
          <table:table-cell table:style-name="Table12.C2" office:value-type="string">
            <text:p text:style-name="P179">b**8 #=&gt; 256</text:p>
          </table:table-cell>
        </table:table-row>
        <table:table-row table:style-name="Table12.7">
          <table:table-cell table:style-name="Table12.A2" office:value-type="string">
            <text:p text:style-name="P179"/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/>
          </table:table-cell>
        </table:table-row>
      </table:table>
      <text:p text:style-name="P97"/>
      <text:list xml:id="list520068966" text:style-name="L70">
        <text:list-item>
          <text:p text:style-name="P259">унарная оператор – оператор, принимающий один аргумент (операнд)</text:p>
        </text:list-item>
        <text:list-item>
          <text:p text:style-name="P259">бинарная оператор – принимает два операнда</text:p>
        </text:list-item>
      </text:list>
      <text:p text:style-name="P9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9">-</text:p>
          </table:table-cell>
          <table:table-cell table:style-name="Table13.A1" office:value-type="string">
            <text:p text:style-name="P179">унарный минус</text:p>
          </table:table-cell>
          <table:table-cell table:style-name="Table13.C1" office:value-type="string">
            <text:p text:style-name="P179">-5 <text:s/>-a</text:p>
          </table:table-cell>
        </table:table-row>
        <table:table-row>
          <table:table-cell table:style-name="Table13.A2" office:value-type="string">
            <text:p text:style-name="P179">+</text:p>
          </table:table-cell>
          <table:table-cell table:style-name="Table13.A2" office:value-type="string">
            <text:p text:style-name="P179">унарный плюс</text:p>
          </table:table-cell>
          <table:table-cell table:style-name="Table13.C2" office:value-type="string">
            <text:p text:style-name="P179">+</text:p>
          </table:table-cell>
        </table:table-row>
      </table:table>
      <text:p text:style-name="P97"/>
      <text:p text:style-name="P97">есть битовые операции</text:p>
      <text:list xml:id="list1497351218" text:style-name="L71">
        <text:list-item>
          <text:p text:style-name="P260">двоичное смещение вправо: 10 &gt;&gt; 1 #=&gt; 5 равноценно делению на 2</text:p>
        </text:list-item>
        <text:list-item>
          <text:p text:style-name="P260">двоичное смещение влево: 10 &lt;&lt; 2 #= &gt; 40 равноценно умножению на 4</text:p>
          <text:p text:style-name="P261"/>
        </text:list-item>
      </text:list>
      <text:p text:style-name="P96">Приоритеты операций (operator precedence)</text:p>
      <text:p text:style-name="P97"/>
      <text:p text:style-name="P52">2 + 2 – 5 # =&gt; -1</text:p>
      <text:p text:style-name="P52">2 + 2 * 2 #=&gt;6 <text:s text:c="3"/>#= 2 + (2 * 2)</text:p>
      <text:p text:style-name="P52">(2 + 2) * 2 #=&gt; 8</text:p>
      <text:p text:style-name="P52">2 * 2 / 4 #=&gt; 2</text:p>
      <text:p text:style-name="P52">2**3*4 <text:s/>#=&gt; 32</text:p>
      <text:p text:style-name="P52">2**(3*4) #=&gt; 2 ** 12 = 4096</text:p>
      <text:p text:style-name="P52">-2*2 - 2 #=&gt; -6</text:p>
      <text:p text:style-name="P6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3">Оператор</text:p>
          </table:table-cell>
          <table:table-cell table:style-name="Table15.B1" office:value-type="string">
            <text:p text:style-name="P153">Описание</text:p>
          </table:table-cell>
        </table:table-row>
        <table:table-row>
          <table:table-cell table:style-name="Table15.A2" office:value-type="string">
            <text:p text:style-name="P153">**</text:p>
          </table:table-cell>
          <table:table-cell table:style-name="Table15.B2" office:value-type="string">
            <text:p text:style-name="P153">возведение в степень</text:p>
          </table:table-cell>
        </table:table-row>
        <table:table-row>
          <table:table-cell table:style-name="Table15.A2" office:value-type="string">
            <text:p text:style-name="P98"><text:span text:style-name="Source_20_Text"><text:span text:style-name="T39">!+-</text:span></text:span></text:p>
          </table:table-cell>
          <table:table-cell table:style-name="Table15.B2" office:value-type="string">
            <text:p text:style-name="P15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3">* / %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+ -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&lt; &gt; &lt;= &gt;=</text:p>
          </table:table-cell>
          <table:table-cell table:style-name="Table15.B2" office:value-type="string">
            <text:p text:style-name="P153">операторы сравнения</text:p>
          </table:table-cell>
        </table:table-row>
        <table:table-row>
          <table:table-cell table:style-name="Table15.A2" office:value-type="string">
            <text:p text:style-name="P108"><text:span text:style-name="Source_20_Text"><text:span text:style-name="T39">&lt;=&gt; == === != =~ !~</text:span></text:span></text:p>
          </table:table-cell>
          <table:table-cell table:style-name="Table15.B2" office:value-type="string">
            <text:p text:style-name="P15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3">&amp;&amp;</text:p>
          </table:table-cell>
          <table:table-cell table:style-name="Table15.B2" office:value-type="string">
            <text:p text:style-name="P153">логическое И</text:p>
          </table:table-cell>
        </table:table-row>
        <text:soft-page-break/>
        <table:table-row>
          <table:table-cell table:style-name="Table15.A2" office:value-type="string">
            <text:p text:style-name="P153">||</text:p>
          </table:table-cell>
          <table:table-cell table:style-name="Table15.B2" office:value-type="string">
            <text:p text:style-name="P153">логическое ИЛИ</text:p>
          </table:table-cell>
        </table:table-row>
        <table:table-row table:style-name="Table15.10">
          <table:table-cell table:style-name="Table15.A2" office:value-type="string">
            <text:p text:style-name="P99"><text:span text:style-name="Source_20_Text"><text:span text:style-name="T37">= %= /= -= += *= ||= **=</text:span></text:span></text:p>
          </table:table-cell>
          <table:table-cell table:style-name="Table15.B2" office:value-type="string">
            <text:p text:style-name="P15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3">not</text:p>
          </table:table-cell>
          <table:table-cell table:style-name="Table15.B2" office:value-type="string">
            <text:p text:style-name="P153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3">and or</text:p>
          </table:table-cell>
          <table:table-cell table:style-name="Table15.B2" office:value-type="string">
            <text:p text:style-name="P15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3"/>
          </table:table-cell>
          <table:table-cell table:style-name="Table15.B2" office:value-type="string">
            <text:p text:style-name="P153"/>
          </table:table-cell>
        </table:table-row>
      </table:table>
      <text:p text:style-name="P67"/>
      <text:p text:style-name="P52">NB: and or имеют одинаковые приоритет, что неверно</text:p>
      <text:p text:style-name="P67"/>
      <text:p text:style-name="P52">!!! Задание: вычислить формулу из первой лекции</text:p>
      <text:p text:style-name="P99"><text:span text:style-name="Source_20_Text"><text:span text:style-name="T44"/></text:span></text:p>
      <text:p text:style-name="P67">More on assignment operators</text:p>
      <text:p text:style-name="P72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2">y = y + 1 </text:p>
          </table:table-cell>
          <table:table-cell table:style-name="Table14.A1" office:value-type="string">
            <text:p text:style-name="P153">y += 1</text:p>
          </table:table-cell>
          <table:table-cell table:style-name="Table14.C1" office:value-type="string">
            <text:p text:style-name="P153">нету: <text:s/>y++</text:p>
          </table:table-cell>
        </table:table-row>
        <table:table-row>
          <table:table-cell table:style-name="Table14.A2" office:value-type="string">
            <text:p text:style-name="P153">y = y - 2</text:p>
          </table:table-cell>
          <table:table-cell table:style-name="Table14.A2" office:value-type="string">
            <text:p text:style-name="P153">y -= 2</text:p>
          </table:table-cell>
          <table:table-cell table:style-name="Table14.C2" office:value-type="string">
            <text:p text:style-name="P153">нету: y--</text:p>
          </table:table-cell>
        </table:table-row>
        <table:table-row>
          <table:table-cell table:style-name="Table14.A2" office:value-type="string">
            <text:p text:style-name="P153">y = y * 2</text:p>
          </table:table-cell>
          <table:table-cell table:style-name="Table14.A2" office:value-type="string">
            <text:p text:style-name="P153">y *=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%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/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y ** 3</text:p>
          </table:table-cell>
          <table:table-cell table:style-name="Table14.A2" office:value-type="string">
            <text:p text:style-name="P153">y *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3 если y неопределено</text:p>
          </table:table-cell>
          <table:table-cell table:style-name="Table14.A2" office:value-type="string">
            <text:p text:style-name="P153">y ||= 3</text:p>
          </table:table-cell>
          <table:table-cell table:style-name="Table14.C2" office:value-type="string">
            <text:p text:style-name="P153"/>
          </table:table-cell>
        </table:table-row>
      </table:table>
      <text:p text:style-name="P72"/>
      <text:p text:style-name="P72">Вопрос: почему нельзя писать 5 += 1</text:p>
      <text:p text:style-name="P72"/>
      <text:p text:style-name="P99"><text:span text:style-name="Source_20_Text"><text:span text:style-name="T37">!!! задание: попробовать в irb. Измениться ли значение переменной a ?</text:span></text:span></text:p>
      <text:p text:style-name="P99"><text:span text:style-name="Source_20_Text"><text:span text:style-name="T37"/></text:span></text:p>
      <text:p text:style-name="P148"><text:span text:style-name="Source_20_Text"><text:span text:style-name="T37">a ||= 2</text:span></text:span></text:p>
      <text:p text:style-name="P139"><text:span text:style-name="Source_20_Text"><text:span text:style-name="T23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="100%"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4-19T17:31:32</dc:date>
    <meta:editing-duration>P15DT5H15M56S</meta:editing-duration>
    <meta:editing-cycles>1725</meta:editing-cycles>
    <dc:creator>Nikolai Krot</dc:creator>
    <meta:document-statistic meta:table-count="58" meta:image-count="0" meta:object-count="0" meta:page-count="134" meta:paragraph-count="3699" meta:word-count="20597" meta:character-count="130265" meta:non-whitespace-character-count="121774"/>
  </office:meta>
</office:document-meta>
</file>